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8722222222222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TOR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gnome</text:p>
          </table:table-cell>
          <table:table-cell office:value-type="string" table:style-name="ce1">
            <text:p>nazione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dataMorte</text:p>
          </table:table-cell>
          <table:table-cell office:value-type="string" table:style-name="ce1">
            <text:p>numeroOpere</text:p>
          </table:table-cell>
          <table:table-cell office:value-type="string" table:style-name="ce1">
            <text:p>tipo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ia</text:p>
          </table:table-cell>
          <table:table-cell office:value-type="string" table:style-name="ce1">
            <text:p>Crysell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19/01/1961</text:p>
          </table:table-cell>
          <table:table-cell office:value-type="string" table:style-name="ce1">
            <text:p>24/12/19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vangelin</text:p>
          </table:table-cell>
          <table:table-cell office:value-type="string" table:style-name="ce1">
            <text:p>Lack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25/05/1956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Gouny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12/03/1975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sme</text:p>
          </table:table-cell>
          <table:table-cell office:value-type="string" table:style-name="ce1">
            <text:p>Fratczak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12/01/1939</text:p>
          </table:table-cell>
          <table:table-cell office:value-type="string" table:style-name="ce1">
            <text:p>12/03/200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uckie</text:p>
          </table:table-cell>
          <table:table-cell office:value-type="string" table:style-name="ce1">
            <text:p>MacSwayd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0/07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ssi</text:p>
          </table:table-cell>
          <table:table-cell office:value-type="string" table:style-name="ce1">
            <text:p>Speeks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24/12/1985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lithe</text:p>
          </table:table-cell>
          <table:table-cell office:value-type="string" table:style-name="ce1">
            <text:p>Scrivens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03/03/1968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Priddi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2/07/1919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ayre</text:p>
          </table:table-cell>
          <table:table-cell office:value-type="string" table:style-name="ce1">
            <text:p>Pocke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09/05/1973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ani</text:p>
          </table:table-cell>
          <table:table-cell office:value-type="string" table:style-name="ce1">
            <text:p>Cross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9/12/1952</text:p>
          </table:table-cell>
          <table:table-cell office:value-type="string" table:style-name="ce1">
            <text:p>24/02/196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reeman</text:p>
          </table:table-cell>
          <table:table-cell office:value-type="string" table:style-name="ce1">
            <text:p>Ennever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1/08/1903</text:p>
          </table:table-cell>
          <table:table-cell office:value-type="string" table:style-name="ce1">
            <text:p>05/01/195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ryce</text:p>
          </table:table-cell>
          <table:table-cell office:value-type="string" table:style-name="ce1">
            <text:p>Goom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05/06/1989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arolynn</text:p>
          </table:table-cell>
          <table:table-cell office:value-type="string" table:style-name="ce1">
            <text:p>Clou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1/07/1979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Joshuah</text:p>
          </table:table-cell>
          <table:table-cell office:value-type="string" table:style-name="ce1">
            <text:p>De Matteis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18/07/1962</text:p>
          </table:table-cell>
          <table:table-cell office:value-type="string" table:style-name="ce1">
            <text:p>24/05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tacy</text:p>
          </table:table-cell>
          <table:table-cell office:value-type="string" table:style-name="ce1">
            <text:p>Ikin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09/05/1978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uin</text:p>
          </table:table-cell>
          <table:table-cell office:value-type="string" table:style-name="ce1">
            <text:p>Sandbatch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23/10/1943</text:p>
          </table:table-cell>
          <table:table-cell office:value-type="string" table:style-name="ce1">
            <text:p>03/01/19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astie</text:p>
          </table:table-cell>
          <table:table-cell office:value-type="string" table:style-name="ce1">
            <text:p>Alejandro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8/10/1981</text:p>
          </table:table-cell>
          <table:table-cell office:value-type="string" table:style-name="ce1">
            <text:p>NUL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Corbett</text:p>
          </table:table-cell>
          <table:table-cell office:value-type="string" table:style-name="ce1">
            <text:p>Rontree</text:p>
          </table:table-cell>
          <table:table-cell office:value-type="string" table:style-name="ce1">
            <text:p>Madagascar</text:p>
          </table:table-cell>
          <table:table-cell office:value-type="string" table:style-name="ce1">
            <text:p>21/03/1920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isele</text:p>
          </table:table-cell>
          <table:table-cell office:value-type="string" table:style-name="ce1">
            <text:p>O'Sheri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6/08/1957</text:p>
          </table:table-cell>
          <table:table-cell office:value-type="string" table:style-name="ce1">
            <text:p>27/08/197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tha</text:p>
          </table:table-cell>
          <table:table-cell office:value-type="string" table:style-name="ce1">
            <text:p>Blinerman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03/10/1901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McPartlin</text:p>
          </table:table-cell>
          <table:table-cell office:value-type="string" table:style-name="ce1">
            <text:p>Hong Kong</text:p>
          </table:table-cell>
          <table:table-cell office:value-type="string" table:style-name="ce1">
            <text:p>20/07/1958</text:p>
          </table:table-cell>
          <table:table-cell office:value-type="string" table:style-name="ce1">
            <text:p>24/04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herey</text:p>
          </table:table-cell>
          <table:table-cell office:value-type="string" table:style-name="ce1">
            <text:p>Crick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4/09/1968</text:p>
          </table:table-cell>
          <table:table-cell office:value-type="string" table:style-name="ce1">
            <text:p>NUL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ipper</text:p>
          </table:table-cell>
          <table:table-cell office:value-type="string" table:style-name="ce1">
            <text:p>Bould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7/11/1986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astien</text:p>
          </table:table-cell>
          <table:table-cell office:value-type="string" table:style-name="ce1">
            <text:p>Lebbo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7/04/1953</text:p>
          </table:table-cell>
          <table:table-cell office:value-type="string" table:style-name="ce1">
            <text:p>02/07/196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ab</text:p>
          </table:table-cell>
          <table:table-cell office:value-type="string" table:style-name="ce1">
            <text:p>Caudelier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07/05/1904</text:p>
          </table:table-cell>
          <table:table-cell office:value-type="string" table:style-name="ce1">
            <text:p>03/01/19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ura</text:p>
          </table:table-cell>
          <table:table-cell office:value-type="string" table:style-name="ce1">
            <text:p>Geggi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9/09/1950</text:p>
          </table:table-cell>
          <table:table-cell office:value-type="string" table:style-name="ce1">
            <text:p>21/10/197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Kory</text:p>
          </table:table-cell>
          <table:table-cell office:value-type="string" table:style-name="ce1">
            <text:p>Warcup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5/09/1914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nnemarie</text:p>
          </table:table-cell>
          <table:table-cell office:value-type="string" table:style-name="ce1">
            <text:p>Sterri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1/05/1987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aribeth</text:p>
          </table:table-cell>
          <table:table-cell office:value-type="string" table:style-name="ce1">
            <text:p>Skipper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04/07/1981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Katha</text:p>
          </table:table-cell>
          <table:table-cell office:value-type="string" table:style-name="ce1">
            <text:p>Potier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7/10/1929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ollyanna</text:p>
          </table:table-cell>
          <table:table-cell office:value-type="string" table:style-name="ce1">
            <text:p>Fawley</text:p>
          </table:table-cell>
          <table:table-cell office:value-type="string" table:style-name="ce1">
            <text:p>Zimbabwe</text:p>
          </table:table-cell>
          <table:table-cell office:value-type="string" table:style-name="ce1">
            <text:p>12/03/1977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arney</text:p>
          </table:table-cell>
          <table:table-cell office:value-type="string" table:style-name="ce1">
            <text:p>Skipworth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8/02/1904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ohann</text:p>
          </table:table-cell>
          <table:table-cell office:value-type="string" table:style-name="ce1">
            <text:p>O'Nowlan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22/04/1971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ayme</text:p>
          </table:table-cell>
          <table:table-cell office:value-type="string" table:style-name="ce1">
            <text:p>Hovey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27/01/1956</text:p>
          </table:table-cell>
          <table:table-cell office:value-type="string" table:style-name="ce1">
            <text:p>11/06/196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erke</text:p>
          </table:table-cell>
          <table:table-cell office:value-type="string" table:style-name="ce1">
            <text:p>Allebone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08/04/1917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Maximo</text:p>
          </table:table-cell>
          <table:table-cell office:value-type="string" table:style-name="ce1">
            <text:p>Mantram</text:p>
          </table:table-cell>
          <table:table-cell office:value-type="string" table:style-name="ce1">
            <text:p>Ireland</text:p>
          </table:table-cell>
          <table:table-cell office:value-type="string" table:style-name="ce1">
            <text:p>21/03/1903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Trescha</text:p>
          </table:table-cell>
          <table:table-cell office:value-type="string" table:style-name="ce1">
            <text:p>Diem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04/06/1932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Heindrick</text:p>
          </table:table-cell>
          <table:table-cell office:value-type="string" table:style-name="ce1">
            <text:p>Haseley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2/07/1975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Cristie</text:p>
          </table:table-cell>
          <table:table-cell office:value-type="string" table:style-name="ce1">
            <text:p>Minchin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07/02/1951</text:p>
          </table:table-cell>
          <table:table-cell office:value-type="string" table:style-name="ce1">
            <text:p>23/04/19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fi</text:p>
          </table:table-cell>
          <table:table-cell office:value-type="string" table:style-name="ce1">
            <text:p>Deeley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5/07/1967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rena</text:p>
          </table:table-cell>
          <table:table-cell office:value-type="string" table:style-name="ce1">
            <text:p>Josh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26/05/1971</text:p>
          </table:table-cell>
          <table:table-cell office:value-type="string" table:style-name="ce1">
            <text:p>NUL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Nickolai</text:p>
          </table:table-cell>
          <table:table-cell office:value-type="string" table:style-name="ce1">
            <text:p>Tombleso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1/08/1918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able</text:p>
          </table:table-cell>
          <table:table-cell office:value-type="string" table:style-name="ce1">
            <text:p>Ruttgers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27/05/1936</text:p>
          </table:table-cell>
          <table:table-cell office:value-type="string" table:style-name="ce1">
            <text:p>03/01/19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yrah</text:p>
          </table:table-cell>
          <table:table-cell office:value-type="string" table:style-name="ce1">
            <text:p>Phillipps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7/11/1941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erguson</text:p>
          </table:table-cell>
          <table:table-cell office:value-type="string" table:style-name="ce1">
            <text:p>Misselbrook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15/03/1902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Eltun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09/06/1949</text:p>
          </table:table-cell>
          <table:table-cell office:value-type="string" table:style-name="ce1">
            <text:p>06/07/196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adia</text:p>
          </table:table-cell>
          <table:table-cell office:value-type="string" table:style-name="ce1">
            <text:p>Swindells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20/04/1936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Bowie</text:p>
          </table:table-cell>
          <table:table-cell office:value-type="string" table:style-name="ce1">
            <text:p>Ceyssen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08/06/1981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Denice</text:p>
          </table:table-cell>
          <table:table-cell office:value-type="string" table:style-name="ce1">
            <text:p>Carff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05/06/1969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ansy</text:p>
          </table:table-cell>
          <table:table-cell office:value-type="string" table:style-name="ce1">
            <text:p>Boss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1/03/1944</text:p>
          </table:table-cell>
          <table:table-cell office:value-type="string" table:style-name="ce1">
            <text:p>03/01/19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Sella</text:p>
          </table:table-cell>
          <table:table-cell office:value-type="string" table:style-name="ce1">
            <text:p>Ings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10/06/1972</text:p>
          </table:table-cell>
          <table:table-cell office:value-type="string" table:style-name="ce1">
            <text:p>NUL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Hatherill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07/06/1906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milie</text:p>
          </table:table-cell>
          <table:table-cell office:value-type="string" table:style-name="ce1">
            <text:p>Ry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1/06/1955</text:p>
          </table:table-cell>
          <table:table-cell office:value-type="string" table:style-name="ce1">
            <text:p>15/07/197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van</text:p>
          </table:table-cell>
          <table:table-cell office:value-type="string" table:style-name="ce1">
            <text:p>Duffie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8/11/1963</text:p>
          </table:table-cell>
          <table:table-cell office:value-type="string" table:style-name="ce1">
            <text:p>08/01/196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Jo</text:p>
          </table:table-cell>
          <table:table-cell office:value-type="string" table:style-name="ce1">
            <text:p>Pawellek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30/05/1957</text:p>
          </table:table-cell>
          <table:table-cell office:value-type="string" table:style-name="ce1">
            <text:p>03/05/196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Tisha</text:p>
          </table:table-cell>
          <table:table-cell office:value-type="string" table:style-name="ce1">
            <text:p>Bramhill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4/12/1952</text:p>
          </table:table-cell>
          <table:table-cell office:value-type="string" table:style-name="ce1">
            <text:p>15/02/197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orny</text:p>
          </table:table-cell>
          <table:table-cell office:value-type="string" table:style-name="ce1">
            <text:p>Blenkiro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2/08/1920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Hannen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17/12/1917</text:p>
          </table:table-cell>
          <table:table-cell office:value-type="string" table:style-name="ce1">
            <text:p>03/01/19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Stripp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6/12/1920</text:p>
          </table:table-cell>
          <table:table-cell office:value-type="string" table:style-name="ce1">
            <text:p>03/01/196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Willa</text:p>
          </table:table-cell>
          <table:table-cell office:value-type="string" table:style-name="ce1">
            <text:p>Krink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7/09/1979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Kat</text:p>
          </table:table-cell>
          <table:table-cell office:value-type="string" table:style-name="ce1">
            <text:p>Pergens</text:p>
          </table:table-cell>
          <table:table-cell office:value-type="string" table:style-name="ce1">
            <text:p>Syria</text:p>
          </table:table-cell>
          <table:table-cell office:value-type="string" table:style-name="ce1">
            <text:p>05/10/1915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Oran</text:p>
          </table:table-cell>
          <table:table-cell office:value-type="string" table:style-name="ce1">
            <text:p>Hasel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01/02/1975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Sapphire</text:p>
          </table:table-cell>
          <table:table-cell office:value-type="string" table:style-name="ce1">
            <text:p>Cayzer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01/07/1929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Royce</text:p>
          </table:table-cell>
          <table:table-cell office:value-type="string" table:style-name="ce1">
            <text:p>Colling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26/06/1985</text:p>
          </table:table-cell>
          <table:table-cell office:value-type="string" table:style-name="ce1">
            <text:p>NUL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Helaina</text:p>
          </table:table-cell>
          <table:table-cell office:value-type="string" table:style-name="ce1">
            <text:p>Orris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2/11/1922</text:p>
          </table:table-cell>
          <table:table-cell office:value-type="string" table:style-name="ce1">
            <text:p>03/01/19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Ardine</text:p>
          </table:table-cell>
          <table:table-cell office:value-type="string" table:style-name="ce1">
            <text:p>Acklands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09/08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Klarrisa</text:p>
          </table:table-cell>
          <table:table-cell office:value-type="string" table:style-name="ce1">
            <text:p>McQuillen</text:p>
          </table:table-cell>
          <table:table-cell office:value-type="string" table:style-name="ce1">
            <text:p>Sierra Leone</text:p>
          </table:table-cell>
          <table:table-cell office:value-type="string" table:style-name="ce1">
            <text:p>10/11/1917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Hermine</text:p>
          </table:table-cell>
          <table:table-cell office:value-type="string" table:style-name="ce1">
            <text:p>Canaan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15/12/1987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tti</text:p>
          </table:table-cell>
          <table:table-cell office:value-type="string" table:style-name="ce1">
            <text:p>Nelissen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8/04/1980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Filberto</text:p>
          </table:table-cell>
          <table:table-cell office:value-type="string" table:style-name="ce1">
            <text:p>Hui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20/10/1978</text:p>
          </table:table-cell>
          <table:table-cell office:value-type="string" table:style-name="ce1">
            <text:p>NUL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dlen</text:p>
          </table:table-cell>
          <table:table-cell office:value-type="string" table:style-name="ce1">
            <text:p>Venmore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31/10/1937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Nevins</text:p>
          </table:table-cell>
          <table:table-cell office:value-type="string" table:style-name="ce1">
            <text:p>Fudger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17/06/1968</text:p>
          </table:table-cell>
          <table:table-cell office:value-type="string" table:style-name="ce1">
            <text:p>NUL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therin</text:p>
          </table:table-cell>
          <table:table-cell office:value-type="string" table:style-name="ce1">
            <text:p>Conant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08/04/1933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ulsea</text:p>
          </table:table-cell>
          <table:table-cell office:value-type="string" table:style-name="ce1">
            <text:p>Dyso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6/03/1988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Shelba</text:p>
          </table:table-cell>
          <table:table-cell office:value-type="string" table:style-name="ce1">
            <text:p>Denzilow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03/09/1946</text:p>
          </table:table-cell>
          <table:table-cell office:value-type="string" table:style-name="ce1">
            <text:p>23/05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arthe</text:p>
          </table:table-cell>
          <table:table-cell office:value-type="string" table:style-name="ce1">
            <text:p>Josowitz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16/07/1954</text:p>
          </table:table-cell>
          <table:table-cell office:value-type="string" table:style-name="ce1">
            <text:p>02/06/200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Benn</text:p>
          </table:table-cell>
          <table:table-cell office:value-type="string" table:style-name="ce1">
            <text:p>Blaza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23/10/1901</text:p>
          </table:table-cell>
          <table:table-cell office:value-type="string" table:style-name="ce1">
            <text:p>03/01/196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Bobette</text:p>
          </table:table-cell>
          <table:table-cell office:value-type="string" table:style-name="ce1">
            <text:p>Cashin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19/02/1980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Vilhelmina</text:p>
          </table:table-cell>
          <table:table-cell office:value-type="string" table:style-name="ce1">
            <text:p>Bonnefin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31/10/1916</text:p>
          </table:table-cell>
          <table:table-cell office:value-type="string" table:style-name="ce1">
            <text:p>03/01/196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Zacharie</text:p>
          </table:table-cell>
          <table:table-cell office:value-type="string" table:style-name="ce1">
            <text:p>Londsdal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1/12/1972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riz</text:p>
          </table:table-cell>
          <table:table-cell office:value-type="string" table:style-name="ce1">
            <text:p>Balsillie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26/03/1944</text:p>
          </table:table-cell>
          <table:table-cell office:value-type="string" table:style-name="ce1">
            <text:p>03/01/196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lhoun</text:p>
          </table:table-cell>
          <table:table-cell office:value-type="string" table:style-name="ce1">
            <text:p>Blancowe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29/08/1949</text:p>
          </table:table-cell>
          <table:table-cell office:value-type="string" table:style-name="ce1">
            <text:p>07/06/196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Perrine</text:p>
          </table:table-cell>
          <table:table-cell office:value-type="string" table:style-name="ce1">
            <text:p>Byford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28/03/1927</text:p>
          </table:table-cell>
          <table:table-cell office:value-type="string" table:style-name="ce1">
            <text:p>03/01/19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Barde</text:p>
          </table:table-cell>
          <table:table-cell office:value-type="string" table:style-name="ce1">
            <text:p>Lindfors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02/05/1907</text:p>
          </table:table-cell>
          <table:table-cell office:value-type="string" table:style-name="ce1">
            <text:p>01/07/197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dilia</text:p>
          </table:table-cell>
          <table:table-cell office:value-type="string" table:style-name="ce1">
            <text:p>Recher</text:p>
          </table:table-cell>
          <table:table-cell office:value-type="string" table:style-name="ce1">
            <text:p>Cameroon</text:p>
          </table:table-cell>
          <table:table-cell office:value-type="string" table:style-name="ce1">
            <text:p>13/05/1940</text:p>
          </table:table-cell>
          <table:table-cell office:value-type="string" table:style-name="ce1">
            <text:p>03/01/19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Hetti</text:p>
          </table:table-cell>
          <table:table-cell office:value-type="string" table:style-name="ce1">
            <text:p>Chat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29/01/1977</text:p>
          </table:table-cell>
          <table:table-cell office:value-type="string" table:style-name="ce1">
            <text:p>NUL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Faunie</text:p>
          </table:table-cell>
          <table:table-cell office:value-type="string" table:style-name="ce1">
            <text:p>Lavist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30/11/1963</text:p>
          </table:table-cell>
          <table:table-cell office:value-type="string" table:style-name="ce1">
            <text:p>01/11/196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Bellanca</text:p>
          </table:table-cell>
          <table:table-cell office:value-type="string" table:style-name="ce1">
            <text:p>Stood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7/02/1948</text:p>
          </table:table-cell>
          <table:table-cell office:value-type="string" table:style-name="ce1">
            <text:p>15/10/197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Charer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26/08/1901</text:p>
          </table:table-cell>
          <table:table-cell office:value-type="string" table:style-name="ce1">
            <text:p>03/01/196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Ennis</text:p>
          </table:table-cell>
          <table:table-cell office:value-type="string" table:style-name="ce1">
            <text:p>Nutbeem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12/01/1952</text:p>
          </table:table-cell>
          <table:table-cell office:value-type="string" table:style-name="ce1">
            <text:p>28/02/196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berto</text:p>
          </table:table-cell>
          <table:table-cell office:value-type="string" table:style-name="ce1">
            <text:p>Outridg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6/09/1981</text:p>
          </table:table-cell>
          <table:table-cell office:value-type="string" table:style-name="ce1">
            <text:p>NUL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Natassia</text:p>
          </table:table-cell>
          <table:table-cell office:value-type="string" table:style-name="ce1">
            <text:p>Gurry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12/09/1913</text:p>
          </table:table-cell>
          <table:table-cell office:value-type="string" table:style-name="ce1">
            <text:p>03/01/196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rice</text:p>
          </table:table-cell>
          <table:table-cell office:value-type="string" table:style-name="ce1">
            <text:p>Bythell</text:p>
          </table:table-cell>
          <table:table-cell office:value-type="string" table:style-name="ce1">
            <text:p>Czech Republic</text:p>
          </table:table-cell>
          <table:table-cell office:value-type="string" table:style-name="ce1">
            <text:p>18/11/1984</text:p>
          </table:table-cell>
          <table:table-cell office:value-type="string" table:style-name="ce1">
            <text:p>NUL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Hartil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03/07/1955</text:p>
          </table:table-cell>
          <table:table-cell office:value-type="string" table:style-name="ce1">
            <text:p>04/11/196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Fields</text:p>
          </table:table-cell>
          <table:table-cell office:value-type="string" table:style-name="ce1">
            <text:p>Mawtus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09/09/1983</text:p>
          </table:table-cell>
          <table:table-cell office:value-type="string" table:style-name="ce1">
            <text:p>NUL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ivo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Dalli</text:p>
          </table:table-cell>
          <table:table-cell office:value-type="string" table:style-name="ce1">
            <text:p>Cullingford</text:p>
          </table:table-cell>
          <table:table-cell office:value-type="string" table:style-name="ce1">
            <text:p>Gambia</text:p>
          </table:table-cell>
          <table:table-cell office:value-type="string" table:style-name="ce1">
            <text:p>23/01/1970</text:p>
          </table:table-cell>
          <table:table-cell office:value-type="string" table:style-name="ce1">
            <text:p>18/03/20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Jean</text:p>
          </table:table-cell>
          <table:table-cell office:value-type="string" table:style-name="ce1">
            <text:p>Dillintone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07/04/1927</text:p>
          </table:table-cell>
          <table:table-cell office:value-type="string" table:style-name="ce1">
            <text:p>03/01/196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Alyss</text:p>
          </table:table-cell>
          <table:table-cell office:value-type="string" table:style-name="ce1">
            <text:p>Mackrill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16/03/1921</text:p>
          </table:table-cell>
          <table:table-cell office:value-type="string" table:style-name="ce1">
            <text:p>03/01/196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Iver</text:p>
          </table:table-cell>
          <table:table-cell office:value-type="string" table:style-name="ce1">
            <text:p>Stimson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02/06/1931</text:p>
          </table:table-cell>
          <table:table-cell office:value-type="string" table:style-name="ce1">
            <text:p>03/01/19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orto</text:p>
          </table:table-cell>
          <table:table-cell table:number-columns-repeated="16376"/>
        </table:table-row>
        <table:table-row table:number-rows-repeated="1048476" table:style-name="ro1">
          <table:table-cell table:number-columns-repeated="16384"/>
        </table:table-row>
      </table:table>
      <table:table table:name="OPERA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opera</text:p>
          </table:table-cell>
          <table:table-cell office:value-type="string" table:style-name="ce1">
            <text:p>autore</text:p>
          </table:table-cell>
          <table:table-cell office:value-type="string" table:style-name="ce1">
            <text:p>titolo</text:p>
          </table:table-cell>
          <table:table-cell office:value-type="string" table:style-name="ce1">
            <text:p>annoAcquisto</text:p>
          </table:table-cell>
          <table:table-cell office:value-type="string" table:style-name="ce1">
            <text:p>annoRealizzazione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espostaInSala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Tramonto d'Amore</text:p>
          </table:table-cell>
          <table:table-cell office:value-type="date" office:date-value="2023-11-19T00:00:00" table:style-name="ce2">
            <text:p>19/11/2023</text:p>
          </table:table-cell>
          <table:table-cell office:value-type="date" office:date-value="1977-01-29T00:00:00" table:style-name="ce2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Danza dei Pensieri</text:p>
          </table:table-cell>
          <table:table-cell office:value-type="date" office:date-value="2022-05-12T00:00:00" table:style-name="ce2">
            <text:p>12/05/2022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Incanto del Cielo</text:p>
          </table:table-cell>
          <table:table-cell office:value-type="date" office:date-value="2023-05-16T00:00:00" table:style-name="ce2">
            <text:p>16/05/2023</text:p>
          </table:table-cell>
          <table:table-cell office:value-type="date" office:date-value="2011-07-04T00:00:00" table:style-name="ce2">
            <text:p>04/07/201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elodia dell'Anima</text:p>
          </table:table-cell>
          <table:table-cell office:value-type="date" office:date-value="2023-03-02T00:00:00" table:style-name="ce2">
            <text:p>02/03/2023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Riflessi d'Autunno</text:p>
          </table:table-cell>
          <table:table-cell office:value-type="date" office:date-value="2023-07-24T00:00:00" table:style-name="ce2">
            <text:p>24/07/2023</text:p>
          </table:table-cell>
          <table:table-cell office:value-type="date" office:date-value="1930-12-21T00:00:00" table:style-name="ce2">
            <text:p>21/12/1930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Ombre del Passato</text:p>
          </table:table-cell>
          <table:table-cell office:value-type="date" office:date-value="2021-02-14T00:00:00" table:style-name="ce2">
            <text:p>14/02/2021</text:p>
          </table:table-cell>
          <table:table-cell office:value-type="date" office:date-value="1967-04-24T00:00:00" table:style-name="ce2">
            <text:p>24/04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rcobaleno di Emozioni</text:p>
          </table:table-cell>
          <table:table-cell office:value-type="date" office:date-value="2021-01-20T00:00:00" table:style-name="ce2">
            <text:p>20/01/2021</text:p>
          </table:table-cell>
          <table:table-cell office:value-type="date" office:date-value="2017-05-16T00:00:00" table:style-name="ce2">
            <text:p>16/05/201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lba di Libertà</text:p>
          </table:table-cell>
          <table:table-cell office:value-type="date" office:date-value="2021-06-06T00:00:00" table:style-name="ce2">
            <text:p>06/06/2021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iochi di Armonia</text:p>
          </table:table-cell>
          <table:table-cell office:value-type="date" office:date-value="2023-12-23T00:00:00" table:style-name="ce2">
            <text:p>23/12/2023</text:p>
          </table:table-cell>
          <table:table-cell office:value-type="date" office:date-value="1964-08-03T00:00:00" table:style-name="ce2">
            <text:p>03/08/1964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ssurri del Vento</text:p>
          </table:table-cell>
          <table:table-cell office:value-type="date" office:date-value="2022-12-19T00:00:00" table:style-name="ce2">
            <text:p>19/12/2022</text:p>
          </table:table-cell>
          <table:table-cell office:value-type="date" office:date-value="1969-06-05T00:00:00" table:style-name="ce2">
            <text:p>05/06/1969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lcezza dell'Infanzia</text:p>
          </table:table-cell>
          <table:table-cell office:value-type="date" office:date-value="2021-08-30T00:00:00" table:style-name="ce2">
            <text:p>30/08/2021</text:p>
          </table:table-cell>
          <table:table-cell office:value-type="date" office:date-value="2017-07-17T00:00:00" table:style-name="ce2">
            <text:p>17/07/201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elodia del Destino</text:p>
          </table:table-cell>
          <table:table-cell office:value-type="date" office:date-value="2021-12-19T00:00:00" table:style-name="ce2">
            <text:p>19/12/2021</text:p>
          </table:table-cell>
          <table:table-cell office:value-type="date" office:date-value="1936-05-12T00:00:00" table:style-name="ce2">
            <text:p>12/05/1936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anza delle Nuvole</text:p>
          </table:table-cell>
          <table:table-cell office:value-type="date" office:date-value="2021-03-12T00:00:00" table:style-name="ce2">
            <text:p>12/03/2021</text:p>
          </table:table-cell>
          <table:table-cell office:value-type="date" office:date-value="1967-02-04T00:00:00" table:style-name="ce2">
            <text:p>04/02/196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Incanto del Mare</text:p>
          </table:table-cell>
          <table:table-cell office:value-type="date" office:date-value="2022-06-16T00:00:00" table:style-name="ce2">
            <text:p>16/06/2022</text:p>
          </table:table-cell>
          <table:table-cell office:value-type="date" office:date-value="2010-07-15T00:00:00" table:style-name="ce2">
            <text:p>15/07/2010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Tramonto d'Oro</text:p>
          </table:table-cell>
          <table:table-cell office:value-type="date" office:date-value="2022-02-16T00:00:00" table:style-name="ce2">
            <text:p>16/02/2022</text:p>
          </table:table-cell>
          <table:table-cell office:value-type="date" office:date-value="2015-02-03T00:00:00" table:style-name="ce2">
            <text:p>03/02/201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Luci del Silenzio</text:p>
          </table:table-cell>
          <table:table-cell office:value-type="date" office:date-value="2023-08-18T00:00:00" table:style-name="ce2">
            <text:p>18/08/2023</text:p>
          </table:table-cell>
          <table:table-cell office:value-type="date" office:date-value="1965-02-06T00:00:00" table:style-name="ce2">
            <text:p>06/02/1965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ogno di Serenità</text:p>
          </table:table-cell>
          <table:table-cell office:value-type="date" office:date-value="2021-09-11T00:00:00" table:style-name="ce2">
            <text:p>11/09/2021</text:p>
          </table:table-cell>
          <table:table-cell office:value-type="date" office:date-value="1983-11-20T00:00:00" table:style-name="ce2">
            <text:p>20/11/1983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rmonia delle Stagioni</text:p>
          </table:table-cell>
          <table:table-cell office:value-type="date" office:date-value="2023-01-21T00:00:00" table:style-name="ce2">
            <text:p>21/01/2023</text:p>
          </table:table-cell>
          <table:table-cell office:value-type="string" table:style-name="ce3">
            <text:p>16/02/196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Viaggio nel Tempo</text:p>
          </table:table-cell>
          <table:table-cell office:value-type="date" office:date-value="2024-01-02T00:00:00" table:style-name="ce2">
            <text:p>02/01/2024</text:p>
          </table:table-cell>
          <table:table-cell office:value-type="date" office:date-value="1998-12-05T00:00:00" table:style-name="ce2">
            <text:p>05/12/1998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tasi di Primavera</text:p>
          </table:table-cell>
          <table:table-cell office:value-type="date" office:date-value="2022-05-03T00:00:00" table:style-name="ce2">
            <text:p>03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Incanto della Luna</text:p>
          </table:table-cell>
          <table:table-cell office:value-type="date" office:date-value="2021-01-06T00:00:00" table:style-name="ce2">
            <text:p>06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sioni del Futuro</text:p>
          </table:table-cell>
          <table:table-cell office:value-type="date" office:date-value="2021-04-23T00:00:00" table:style-name="ce2">
            <text:p>23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rmonia del Cuore</text:p>
          </table:table-cell>
          <table:table-cell office:value-type="date" office:date-value="2020-06-23T00:00:00" table:style-name="ce2">
            <text:p>23/06/2020</text:p>
          </table:table-cell>
          <table:table-cell office:value-type="date" office:date-value="2014-05-21T00:00:00" table:style-name="ce2">
            <text:p>21/05/2014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anza dei Colori</text:p>
          </table:table-cell>
          <table:table-cell office:value-type="date" office:date-value="2021-08-30T00:00:00" table:style-name="ce2">
            <text:p>30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Tramonto d'Inverno</text:p>
          </table:table-cell>
          <table:table-cell office:value-type="date" office:date-value="2020-11-26T00:00:00" table:style-name="ce2">
            <text:p>26/11/2020</text:p>
          </table:table-cell>
          <table:table-cell office:value-type="date" office:date-value="1977-01-22T00:00:00" table:style-name="ce2">
            <text:p>22/01/197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ogno di Bellezza</text:p>
          </table:table-cell>
          <table:table-cell office:value-type="date" office:date-value="2021-04-11T00:00:00" table:style-name="ce2">
            <text:p>11/04/2021</text:p>
          </table:table-cell>
          <table:table-cell office:value-type="date" office:date-value="2015-07-29T00:00:00" table:style-name="ce2">
            <text:p>29/07/2015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elodia del Vento</text:p>
          </table:table-cell>
          <table:table-cell office:value-type="date" office:date-value="2020-05-11T00:00:00" table:style-name="ce2">
            <text:p>11/05/2020</text:p>
          </table:table-cell>
          <table:table-cell office:value-type="date" office:date-value="2022-11-06T00:00:00" table:style-name="ce2">
            <text:p>06/11/2022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pirito dell'Oceano</text:p>
          </table:table-cell>
          <table:table-cell office:value-type="date" office:date-value="2022-04-17T00:00:00" table:style-name="ce2">
            <text:p>17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Giochi di Riflessi</text:p>
          </table:table-cell>
          <table:table-cell office:value-type="date" office:date-value="2023-03-24T00:00:00" table:style-name="ce2">
            <text:p>24/03/2023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uci della Notte</text:p>
          </table:table-cell>
          <table:table-cell office:value-type="date" office:date-value="2023-09-11T00:00:00" table:style-name="ce2">
            <text:p>11/09/2023</text:p>
          </table:table-cell>
          <table:table-cell office:value-type="date" office:date-value="1992-12-07T00:00:00" table:style-name="ce2">
            <text:p>07/12/199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olcezza del Mattino</text:p>
          </table:table-cell>
          <table:table-cell office:value-type="date" office:date-value="2022-09-24T00:00:00" table:style-name="ce2">
            <text:p>24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gia dell'Alba</text:p>
          </table:table-cell>
          <table:table-cell office:value-type="date" office:date-value="2023-12-14T00:00:00" table:style-name="ce2">
            <text:p>14/12/2023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isveglio della Natura</text:p>
          </table:table-cell>
          <table:table-cell office:value-type="date" office:date-value="2022-02-17T00:00:00" table:style-name="ce2">
            <text:p>17/02/2022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Passione della Vita</text:p>
          </table:table-cell>
          <table:table-cell office:value-type="date" office:date-value="2021-12-04T00:00:00" table:style-name="ce2">
            <text:p>04/12/2021</text:p>
          </table:table-cell>
          <table:table-cell office:value-type="date" office:date-value="1997-11-22T00:00:00" table:style-name="ce2">
            <text:p>22/11/199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Viaggio Interiore</text:p>
          </table:table-cell>
          <table:table-cell office:value-type="date" office:date-value="2023-10-22T00:00:00" table:style-name="ce2">
            <text:p>22/10/2023</text:p>
          </table:table-cell>
          <table:table-cell office:value-type="date" office:date-value="2018-05-20T00:00:00" table:style-name="ce2">
            <text:p>20/05/2018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Bellezza Incontaminata</text:p>
          </table:table-cell>
          <table:table-cell office:value-type="date" office:date-value="2020-09-18T00:00:00" table:style-name="ce2">
            <text:p>18/09/2020</text:p>
          </table:table-cell>
          <table:table-cell office:value-type="date" office:date-value="1973-03-26T00:00:00" table:style-name="ce2">
            <text:p>26/03/197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mozioni Selvagge</text:p>
          </table:table-cell>
          <table:table-cell office:value-type="date" office:date-value="2023-02-28T00:00:00" table:style-name="ce2">
            <text:p>28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Esplorazioni dell'Anima</text:p>
          </table:table-cell>
          <table:table-cell office:value-type="date" office:date-value="2020-11-05T00:00:00" table:style-name="ce2">
            <text:p>05/11/2020</text:p>
          </table:table-cell>
          <table:table-cell office:value-type="date" office:date-value="1991-01-15T00:00:00" table:style-name="ce2">
            <text:p>15/01/1991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llusioni del Tempo</text:p>
          </table:table-cell>
          <table:table-cell office:value-type="date" office:date-value="2022-05-22T00:00:00" table:style-name="ce2">
            <text:p>22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isioni Celesti</text:p>
          </table:table-cell>
          <table:table-cell office:value-type="date" office:date-value="2022-06-03T00:00:00" table:style-name="ce2">
            <text:p>03/06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Incanto del Giardino</text:p>
          </table:table-cell>
          <table:table-cell office:value-type="date" office:date-value="2021-06-13T00:00:00" table:style-name="ce2">
            <text:p>13/06/2021</text:p>
          </table:table-cell>
          <table:table-cell office:value-type="date" office:date-value="1976-07-04T00:00:00" table:style-name="ce2">
            <text:p>04/07/197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rmonia del Silenzio</text:p>
          </table:table-cell>
          <table:table-cell office:value-type="date" office:date-value="2024-03-29T00:00:00" table:style-name="ce2">
            <text:p>29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nza dell'Anima</text:p>
          </table:table-cell>
          <table:table-cell office:value-type="date" office:date-value="2022-12-19T00:00:00" table:style-name="ce2">
            <text:p>19/12/2022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ramonto d'Amicizia</text:p>
          </table:table-cell>
          <table:table-cell office:value-type="date" office:date-value="2023-02-16T00:00:00" table:style-name="ce2">
            <text:p>16/02/2023</text:p>
          </table:table-cell>
          <table:table-cell office:value-type="date" office:date-value="2021-03-02T00:00:00" table:style-name="ce2">
            <text:p>02/03/2021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iflessi dell'Infinito</text:p>
          </table:table-cell>
          <table:table-cell office:value-type="date" office:date-value="2020-05-10T00:00:00" table:style-name="ce2">
            <text:p>10/05/2020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lodia della Serenità</text:p>
          </table:table-cell>
          <table:table-cell office:value-type="date" office:date-value="2023-03-14T00:00:00" table:style-name="ce2">
            <text:p>14/03/2023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iochi di Luce</text:p>
          </table:table-cell>
          <table:table-cell office:value-type="date" office:date-value="2022-04-21T00:00:00" table:style-name="ce2">
            <text:p>21/04/2022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pirito della Foresta</text:p>
          </table:table-cell>
          <table:table-cell office:value-type="date" office:date-value="2022-03-15T00:00:00" table:style-name="ce2">
            <text:p>15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mozioni Astratte</text:p>
          </table:table-cell>
          <table:table-cell office:value-type="date" office:date-value="2021-12-12T00:00:00" table:style-name="ce2">
            <text:p>12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splorazioni del Passato</text:p>
          </table:table-cell>
          <table:table-cell office:value-type="date" office:date-value="2021-10-31T00:00:00" table:style-name="ce2">
            <text:p>31/10/2021</text:p>
          </table:table-cell>
          <table:table-cell office:value-type="date" office:date-value="2021-01-19T00:00:00" table:style-name="ce2">
            <text:p>19/01/2021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Trasparenze del Mare</text:p>
          </table:table-cell>
          <table:table-cell office:value-type="date" office:date-value="2020-05-24T00:00:00" table:style-name="ce2">
            <text:p>24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ogni di Viaggio</text:p>
          </table:table-cell>
          <table:table-cell office:value-type="date" office:date-value="2021-07-29T00:00:00" table:style-name="ce2">
            <text:p>29/07/2021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Colori dell'Innovazione</text:p>
          </table:table-cell>
          <table:table-cell office:value-type="date" office:date-value="2020-09-17T00:00:00" table:style-name="ce2">
            <text:p>17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uci del Creato</text:p>
          </table:table-cell>
          <table:table-cell office:value-type="date" office:date-value="2022-01-06T00:00:00" table:style-name="ce2">
            <text:p>06/01/2022</text:p>
          </table:table-cell>
          <table:table-cell office:value-type="date" office:date-value="1995-01-08T00:00:00" table:style-name="ce2">
            <text:p>08/01/1995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agia della Fantasia</text:p>
          </table:table-cell>
          <table:table-cell office:value-type="date" office:date-value="2022-07-27T00:00:00" table:style-name="ce2">
            <text:p>27/07/2022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onanze del Cuore</text:p>
          </table:table-cell>
          <table:table-cell office:value-type="date" office:date-value="2021-03-18T00:00:00" table:style-name="ce2">
            <text:p>18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Visioni dell'Universo</text:p>
          </table:table-cell>
          <table:table-cell office:value-type="date" office:date-value="2023-09-14T00:00:00" table:style-name="ce2">
            <text:p>14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Espressioni dell'Armonia</text:p>
          </table:table-cell>
          <table:table-cell office:value-type="date" office:date-value="2021-03-21T00:00:00" table:style-name="ce2">
            <text:p>21/03/2021</text:p>
          </table:table-cell>
          <table:table-cell office:value-type="date" office:date-value="2004-08-05T00:00:00" table:style-name="ce2">
            <text:p>05/08/2004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mmersioni nell'Essenza</text:p>
          </table:table-cell>
          <table:table-cell office:value-type="date" office:date-value="2023-02-24T00:00:00" table:style-name="ce2">
            <text:p>24/02/2023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rincea della Speranza</text:p>
          </table:table-cell>
          <table:table-cell office:value-type="date" office:date-value="2022-09-07T00:00:00" table:style-name="ce2">
            <text:p>07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offio di Tempesta</text:p>
          </table:table-cell>
          <table:table-cell office:value-type="date" office:date-value="2020-07-11T00:00:00" table:style-name="ce2">
            <text:p>11/07/2020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chiere Implacabili</text:p>
          </table:table-cell>
          <table:table-cell office:value-type="date" office:date-value="2022-05-23T00:00:00" table:style-name="ce2">
            <text:p>23/05/2022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mbre della Morte</text:p>
          </table:table-cell>
          <table:table-cell office:value-type="date" office:date-value="2023-10-14T00:00:00" table:style-name="ce2">
            <text:p>14/10/2023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ittoria Imminente</text:p>
          </table:table-cell>
          <table:table-cell office:value-type="date" office:date-value="2021-09-16T00:00:00" table:style-name="ce2">
            <text:p>16/09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uggito dei Cannoni</text:p>
          </table:table-cell>
          <table:table-cell office:value-type="date" office:date-value="2021-11-10T00:00:00" table:style-name="ce2">
            <text:p>10/11/2021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angue e Onore</text:p>
          </table:table-cell>
          <table:table-cell office:value-type="date" office:date-value="2020-12-31T00:00:00" table:style-name="ce2">
            <text:p>31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Linea del Fronte</text:p>
          </table:table-cell>
          <table:table-cell office:value-type="date" office:date-value="2023-08-18T00:00:00" table:style-name="ce2">
            <text:p>18/08/2023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uce nel Buio</text:p>
          </table:table-cell>
          <table:table-cell office:value-type="date" office:date-value="2021-04-24T00:00:00" table:style-name="ce2">
            <text:p>24/04/2021</text:p>
          </table:table-cell>
          <table:table-cell office:value-type="date" office:date-value="2021-03-22T00:00:00" table:style-name="ce2">
            <text:p>22/03/202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uori da Combattimento</text:p>
          </table:table-cell>
          <table:table-cell office:value-type="date" office:date-value="2022-12-21T00:00:00" table:style-name="ce2">
            <text:p>21/12/2022</text:p>
          </table:table-cell>
          <table:table-cell office:value-type="date" office:date-value="1998-12-22T00:00:00" table:style-name="ce2">
            <text:p>22/12/199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uro di Ferro</text:p>
          </table:table-cell>
          <table:table-cell office:value-type="date" office:date-value="2021-03-10T00:00:00" table:style-name="ce2">
            <text:p>10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pirito Indomito</text:p>
          </table:table-cell>
          <table:table-cell office:value-type="date" office:date-value="2022-11-22T00:00:00" table:style-name="ce2">
            <text:p>22/11/2022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cia alla Gloria</text:p>
          </table:table-cell>
          <table:table-cell office:value-type="date" office:date-value="2021-06-01T00:00:00" table:style-name="ce2">
            <text:p>01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Grido di Libertà</text:p>
          </table:table-cell>
          <table:table-cell office:value-type="date" office:date-value="2021-12-18T00:00:00" table:style-name="ce2">
            <text:p>18/12/2021</text:p>
          </table:table-cell>
          <table:table-cell office:value-type="date" office:date-value="2014-12-24T00:00:00" table:style-name="ce2">
            <text:p>24/12/2014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chi della Battaglia</text:p>
          </table:table-cell>
          <table:table-cell office:value-type="date" office:date-value="2024-04-26T00:00:00" table:style-name="ce2">
            <text:p>26/04/2024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stini Intrecciati</text:p>
          </table:table-cell>
          <table:table-cell office:value-type="date" office:date-value="2023-05-13T00:00:00" table:style-name="ce2">
            <text:p>13/05/2023</text:p>
          </table:table-cell>
          <table:table-cell office:value-type="date" office:date-value="2012-04-15T00:00:00" table:style-name="ce2">
            <text:p>15/04/201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rizzonte di Guerra</text:p>
          </table:table-cell>
          <table:table-cell office:value-type="date" office:date-value="2021-10-29T00:00:00" table:style-name="ce2">
            <text:p>29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Fiamme di Vittoria</text:p>
          </table:table-cell>
          <table:table-cell office:value-type="date" office:date-value="2020-11-29T00:00:00" table:style-name="ce2">
            <text:p>29/11/2020</text:p>
          </table:table-cell>
          <table:table-cell office:value-type="date" office:date-value="1960-12-25T00:00:00" table:style-name="ce2">
            <text:p>25/12/1960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rociata della Giustizia</text:p>
          </table:table-cell>
          <table:table-cell office:value-type="date" office:date-value="2021-09-11T00:00:00" table:style-name="ce2">
            <text:p>11/09/2021</text:p>
          </table:table-cell>
          <table:table-cell office:value-type="date" office:date-value="1993-01-21T00:00:00" table:style-name="ce2">
            <text:p>21/01/1993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Frantumazione delle Linee</text:p>
          </table:table-cell>
          <table:table-cell office:value-type="date" office:date-value="2023-01-01T00:00:00" table:style-name="ce2">
            <text:p>01/01/2023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uoco e Fiamme</text:p>
          </table:table-cell>
          <table:table-cell office:value-type="date" office:date-value="2021-10-31T00:00:00" table:style-name="ce2">
            <text:p>31/10/2021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entieri di Guerra</text:p>
          </table:table-cell>
          <table:table-cell office:value-type="date" office:date-value="2022-08-22T00:00:00" table:style-name="ce2">
            <text:p>22/08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pirito di Resistenza</text:p>
          </table:table-cell>
          <table:table-cell office:value-type="date" office:date-value="2023-10-05T00:00:00" table:style-name="ce2">
            <text:p>05/10/2023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ba della Battaglia</text:p>
          </table:table-cell>
          <table:table-cell office:value-type="date" office:date-value="2021-12-30T00:00:00" table:style-name="ce2">
            <text:p>30/12/2021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Tattiche dell'Ombra</text:p>
          </table:table-cell>
          <table:table-cell office:value-type="date" office:date-value="2022-07-15T00:00:00" table:style-name="ce2">
            <text:p>15/07/2022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isveglio dell'Eroe</text:p>
          </table:table-cell>
          <table:table-cell office:value-type="date" office:date-value="2023-01-26T00:00:00" table:style-name="ce2">
            <text:p>26/0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orte e Distruzione</text:p>
          </table:table-cell>
          <table:table-cell office:value-type="date" office:date-value="2021-12-07T00:00:00" table:style-name="ce2">
            <text:p>07/12/2021</text:p>
          </table:table-cell>
          <table:table-cell office:value-type="date" office:date-value="1994-04-12T00:00:00" table:style-name="ce2">
            <text:p>12/04/1994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contro Epico</text:p>
          </table:table-cell>
          <table:table-cell office:value-type="date" office:date-value="2024-04-26T00:00:00" table:style-name="ce2">
            <text:p>26/04/2024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vanzata Inesorabile</text:p>
          </table:table-cell>
          <table:table-cell office:value-type="date" office:date-value="2020-11-18T00:00:00" table:style-name="ce2">
            <text:p>18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olontà di Ferro</text:p>
          </table:table-cell>
          <table:table-cell office:value-type="date" office:date-value="2023-11-29T00:00:00" table:style-name="ce2">
            <text:p>29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Giorni Oscuri</text:p>
          </table:table-cell>
          <table:table-cell office:value-type="date" office:date-value="2024-02-11T00:00:00" table:style-name="ce2">
            <text:p>11/02/2024</text:p>
          </table:table-cell>
          <table:table-cell office:value-type="date" office:date-value="2015-04-09T00:00:00" table:style-name="ce2">
            <text:p>09/04/201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rtello della Vendetta</text:p>
          </table:table-cell>
          <table:table-cell office:value-type="date" office:date-value="2020-10-07T00:00:00" table:style-name="ce2">
            <text:p>07/10/2020</text:p>
          </table:table-cell>
          <table:table-cell office:value-type="date" office:date-value="1999-02-16T00:00:00" table:style-name="ce2">
            <text:p>16/02/1999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Regno del Terrore</text:p>
          </table:table-cell>
          <table:table-cell office:value-type="date" office:date-value="2022-01-21T00:00:00" table:style-name="ce2">
            <text:p>21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itorsione Immediata</text:p>
          </table:table-cell>
          <table:table-cell office:value-type="date" office:date-value="2020-08-30T00:00:00" table:style-name="ce2">
            <text:p>30/08/2020</text:p>
          </table:table-cell>
          <table:table-cell office:value-type="date" office:date-value="2010-06-23T00:00:00" table:style-name="ce2">
            <text:p>23/06/201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igilia del Combattimento</text:p>
          </table:table-cell>
          <table:table-cell office:value-type="date" office:date-value="2023-07-17T00:00:00" table:style-name="ce2">
            <text:p>17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ettri della Guerra</text:p>
          </table:table-cell>
          <table:table-cell office:value-type="date" office:date-value="2020-07-20T00:00:00" table:style-name="ce2">
            <text:p>20/07/2020</text:p>
          </table:table-cell>
          <table:table-cell office:value-type="date" office:date-value="1996-09-10T00:00:00" table:style-name="ce2">
            <text:p>10/09/1996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trategie di Vittoria</text:p>
          </table:table-cell>
          <table:table-cell office:value-type="date" office:date-value="2021-04-29T00:00:00" table:style-name="ce2">
            <text:p>29/04/2021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Vento della Vittoria</text:p>
          </table:table-cell>
          <table:table-cell office:value-type="date" office:date-value="2024-02-24T00:00:00" table:style-name="ce2">
            <text:p>24/02/2024</text:p>
          </table:table-cell>
          <table:table-cell office:value-type="date" office:date-value="1973-05-28T00:00:00" table:style-name="ce2">
            <text:p>28/05/1973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Legione Invincibile</text:p>
          </table:table-cell>
          <table:table-cell office:value-type="date" office:date-value="2023-09-08T00:00:00" table:style-name="ce2">
            <text:p>08/09/2023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attaglia Finale</text:p>
          </table:table-cell>
          <table:table-cell office:value-type="date" office:date-value="2021-03-06T00:00:00" table:style-name="ce2">
            <text:p>06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fida dell'Inferno</text:p>
          </table:table-cell>
          <table:table-cell office:value-type="date" office:date-value="2024-02-28T00:00:00" table:style-name="ce2">
            <text:p>28/02/2024</text:p>
          </table:table-cell>
          <table:table-cell office:value-type="date" office:date-value="2016-11-04T00:00:00" table:style-name="ce2">
            <text:p>04/11/2016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redità di Guerra</text:p>
          </table:table-cell>
          <table:table-cell office:value-type="date" office:date-value="2020-05-13T00:00:00" table:style-name="ce2">
            <text:p>13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secuzione dell'Ordine</text:p>
          </table:table-cell>
          <table:table-cell office:value-type="date" office:date-value="2021-05-13T00:00:00" table:style-name="ce2">
            <text:p>13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torsione Mortale</text:p>
          </table:table-cell>
          <table:table-cell office:value-type="date" office:date-value="2022-10-06T00:00:00" table:style-name="ce2">
            <text:p>06/10/2022</text:p>
          </table:table-cell>
          <table:table-cell office:value-type="date" office:date-value="1967-10-07T00:00:00" table:style-name="ce2">
            <text:p>07/10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vanzata della Morte</text:p>
          </table:table-cell>
          <table:table-cell office:value-type="date" office:date-value="2024-04-23T00:00:00" table:style-name="ce2">
            <text:p>23/04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attaglia Eterna</text:p>
          </table:table-cell>
          <table:table-cell office:value-type="date" office:date-value="2022-12-07T00:00:00" table:style-name="ce2">
            <text:p>07/12/2022</text:p>
          </table:table-cell>
          <table:table-cell office:value-type="date" office:date-value="2020-03-17T00:00:00" table:style-name="ce2">
            <text:p>17/03/2020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rdine del Giorno</text:p>
          </table:table-cell>
          <table:table-cell office:value-type="date" office:date-value="2020-09-08T00:00:00" table:style-name="ce2">
            <text:p>08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ogno di Guerra</text:p>
          </table:table-cell>
          <table:table-cell office:value-type="date" office:date-value="2021-08-20T00:00:00" table:style-name="ce2">
            <text:p>20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pirito di Battaglia</text:p>
          </table:table-cell>
          <table:table-cell office:value-type="date" office:date-value="2023-11-26T00:00:00" table:style-name="ce2">
            <text:p>26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empesta di Sangue</text:p>
          </table:table-cell>
          <table:table-cell office:value-type="date" office:date-value="2020-12-16T00:00:00" table:style-name="ce2">
            <text:p>16/12/2020</text:p>
          </table:table-cell>
          <table:table-cell office:value-type="date" office:date-value="1998-10-07T00:00:00" table:style-name="ce2">
            <text:p>07/10/1998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anza dei Carri Armati</text:p>
          </table:table-cell>
          <table:table-cell office:value-type="date" office:date-value="2023-08-31T00:00:00" table:style-name="ce2">
            <text:p>31/08/2023</text:p>
          </table:table-cell>
          <table:table-cell office:value-type="date" office:date-value="1939-01-13T00:00:00" table:style-name="ce2">
            <text:p>13/01/1939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Follia del Combattimento</text:p>
          </table:table-cell>
          <table:table-cell office:value-type="date" office:date-value="2022-11-03T00:00:00" table:style-name="ce2">
            <text:p>03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tendardo della Vittoria</text:p>
          </table:table-cell>
          <table:table-cell office:value-type="date" office:date-value="2022-07-28T00:00:00" table:style-name="ce2">
            <text:p>28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rionfo dell'Esperienza</text:p>
          </table:table-cell>
          <table:table-cell office:value-type="date" office:date-value="2021-12-13T00:00:00" table:style-name="ce2">
            <text:p>13/12/2021</text:p>
          </table:table-cell>
          <table:table-cell office:value-type="date" office:date-value="1990-07-31T00:00:00" table:style-name="ce2">
            <text:p>31/07/199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Legame dell'Alleanza</text:p>
          </table:table-cell>
          <table:table-cell office:value-type="date" office:date-value="2021-12-17T00:00:00" table:style-name="ce2">
            <text:p>17/12/2021</text:p>
          </table:table-cell>
          <table:table-cell office:value-type="date" office:date-value="2019-10-11T00:00:00" table:style-name="ce2">
            <text:p>11/10/2019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Lame dell'Onore</text:p>
          </table:table-cell>
          <table:table-cell office:value-type="date" office:date-value="2021-10-12T00:00:00" table:style-name="ce2">
            <text:p>12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arcia del Destino</text:p>
          </table:table-cell>
          <table:table-cell office:value-type="date" office:date-value="2020-08-17T00:00:00" table:style-name="ce2">
            <text:p>17/08/2020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ifesa Determinata</text:p>
          </table:table-cell>
          <table:table-cell office:value-type="date" office:date-value="2021-09-12T00:00:00" table:style-name="ce2">
            <text:p>12/09/2021</text:p>
          </table:table-cell>
          <table:table-cell office:value-type="date" office:date-value="1969-12-18T00:00:00" table:style-name="ce2">
            <text:p>18/12/196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Visioni di Conquista</text:p>
          </table:table-cell>
          <table:table-cell office:value-type="date" office:date-value="2020-11-06T00:00:00" table:style-name="ce2">
            <text:p>06/11/2020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ormento della Guerra</text:p>
          </table:table-cell>
          <table:table-cell office:value-type="date" office:date-value="2023-11-18T00:00:00" table:style-name="ce2">
            <text:p>18/11/2023</text:p>
          </table:table-cell>
          <table:table-cell office:value-type="date" office:date-value="1957-11-02T00:00:00" table:style-name="ce2">
            <text:p>02/11/195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inee di Fuga</text:p>
          </table:table-cell>
          <table:table-cell office:value-type="date" office:date-value="2021-09-23T00:00:00" table:style-name="ce2">
            <text:p>23/09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Ombre della Disperazione</text:p>
          </table:table-cell>
          <table:table-cell office:value-type="date" office:date-value="2024-03-29T00:00:00" table:style-name="ce2">
            <text:p>29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lorie del Passato</text:p>
          </table:table-cell>
          <table:table-cell office:value-type="date" office:date-value="2020-10-22T00:00:00" table:style-name="ce2">
            <text:p>22/10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Conflitto Mondiale</text:p>
          </table:table-cell>
          <table:table-cell office:value-type="date" office:date-value="2021-06-21T00:00:00" table:style-name="ce2">
            <text:p>21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uore della Battaglia</text:p>
          </table:table-cell>
          <table:table-cell office:value-type="date" office:date-value="2023-11-06T00:00:00" table:style-name="ce2">
            <text:p>06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iumi di Sangue</text:p>
          </table:table-cell>
          <table:table-cell office:value-type="date" office:date-value="2022-12-16T00:00:00" table:style-name="ce2">
            <text:p>16/12/2022</text:p>
          </table:table-cell>
          <table:table-cell office:value-type="date" office:date-value="1947-03-05T00:00:00" table:style-name="ce2">
            <text:p>05/03/194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Onore e Devozione</text:p>
          </table:table-cell>
          <table:table-cell office:value-type="date" office:date-value="2023-08-09T00:00:00" table:style-name="ce2">
            <text:p>09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rategie della Morte</text:p>
          </table:table-cell>
          <table:table-cell office:value-type="date" office:date-value="2021-03-08T00:00:00" table:style-name="ce2">
            <text:p>08/03/2021</text:p>
          </table:table-cell>
          <table:table-cell office:value-type="date" office:date-value="2008-11-27T00:00:00" table:style-name="ce2">
            <text:p>27/11/2008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Regno della Distruttività</text:p>
          </table:table-cell>
          <table:table-cell office:value-type="date" office:date-value="2021-03-24T00:00:00" table:style-name="ce2">
            <text:p>24/03/2021</text:p>
          </table:table-cell>
          <table:table-cell office:value-type="date" office:date-value="1985-12-19T00:00:00" table:style-name="ce2">
            <text:p>19/12/198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attaglia per la Libertà</text:p>
          </table:table-cell>
          <table:table-cell office:value-type="date" office:date-value="2021-10-08T00:00:00" table:style-name="ce2">
            <text:p>08/10/2021</text:p>
          </table:table-cell>
          <table:table-cell office:value-type="date" office:date-value="1942-06-12T00:00:00" table:style-name="ce2">
            <text:p>12/06/194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entieri del Sacrificio</text:p>
          </table:table-cell>
          <table:table-cell office:value-type="date" office:date-value="2022-01-21T00:00:00" table:style-name="ce2">
            <text:p>21/01/2022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ittoria Incontestabile</text:p>
          </table:table-cell>
          <table:table-cell office:value-type="date" office:date-value="2021-05-22T00:00:00" table:style-name="ce2">
            <text:p>22/05/2021</text:p>
          </table:table-cell>
          <table:table-cell office:value-type="date" office:date-value="1980-11-16T00:00:00" table:style-name="ce2">
            <text:p>16/11/1980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Rovine dell'Impero</text:p>
          </table:table-cell>
          <table:table-cell office:value-type="date" office:date-value="2022-04-02T00:00:00" table:style-name="ce2">
            <text:p>02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rido di Guerra</text:p>
          </table:table-cell>
          <table:table-cell office:value-type="date" office:date-value="2021-12-21T00:00:00" table:style-name="ce2">
            <text:p>21/12/2021</text:p>
          </table:table-cell>
          <table:table-cell office:value-type="date" office:date-value="2002-05-24T00:00:00" table:style-name="ce2">
            <text:p>24/05/2002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ro di Cadaveri</text:p>
          </table:table-cell>
          <table:table-cell office:value-type="date" office:date-value="2021-01-24T00:00:00" table:style-name="ce2">
            <text:p>24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lba della Distruzione</text:p>
          </table:table-cell>
          <table:table-cell office:value-type="date" office:date-value="2020-08-25T00:00:00" table:style-name="ce2">
            <text:p>25/08/2020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sercito della Resa</text:p>
          </table:table-cell>
          <table:table-cell office:value-type="date" office:date-value="2023-05-10T00:00:00" table:style-name="ce2">
            <text:p>10/05/2023</text:p>
          </table:table-cell>
          <table:table-cell office:value-type="date" office:date-value="2009-11-23T00:00:00" table:style-name="ce2">
            <text:p>23/11/200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Vendetta Imminente</text:p>
          </table:table-cell>
          <table:table-cell office:value-type="date" office:date-value="2023-04-15T00:00:00" table:style-name="ce2">
            <text:p>15/04/2023</text:p>
          </table:table-cell>
          <table:table-cell office:value-type="date" office:date-value="1976-06-29T00:00:00" table:style-name="ce2">
            <text:p>29/06/1976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Follia della Battaglia</text:p>
          </table:table-cell>
          <table:table-cell office:value-type="date" office:date-value="2022-03-08T00:00:00" table:style-name="ce2">
            <text:p>08/03/2022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pettri del Passato</text:p>
          </table:table-cell>
          <table:table-cell office:value-type="date" office:date-value="2023-06-09T00:00:00" table:style-name="ce2">
            <text:p>09/06/2023</text:p>
          </table:table-cell>
          <table:table-cell office:value-type="date" office:date-value="1933-09-07T00:00:00" table:style-name="ce2">
            <text:p>07/09/1933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ovine della Guerra</text:p>
          </table:table-cell>
          <table:table-cell office:value-type="date" office:date-value="2021-03-17T00:00:00" table:style-name="ce2">
            <text:p>17/03/2021</text:p>
          </table:table-cell>
          <table:table-cell office:value-type="date" office:date-value="2016-05-24T00:00:00" table:style-name="ce2">
            <text:p>24/05/201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pirito della Resistenza</text:p>
          </table:table-cell>
          <table:table-cell office:value-type="date" office:date-value="2024-01-03T00:00:00" table:style-name="ce2">
            <text:p>03/01/2024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itorsione del Dominio</text:p>
          </table:table-cell>
          <table:table-cell office:value-type="date" office:date-value="2020-06-07T00:00:00" table:style-name="ce2">
            <text:p>07/06/2020</text:p>
          </table:table-cell>
          <table:table-cell office:value-type="date" office:date-value="1995-10-04T00:00:00" table:style-name="ce2">
            <text:p>04/10/1995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vanzata Decisiva</text:p>
          </table:table-cell>
          <table:table-cell office:value-type="date" office:date-value="2021-02-24T00:00:00" table:style-name="ce2">
            <text:p>24/02/2021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olontà dell'Eroe</text:p>
          </table:table-cell>
          <table:table-cell office:value-type="date" office:date-value="2021-08-06T00:00:00" table:style-name="ce2">
            <text:p>06/08/2021</text:p>
          </table:table-cell>
          <table:table-cell office:value-type="date" office:date-value="1943-05-03T00:00:00" table:style-name="ce2">
            <text:p>03/05/1943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ngue e Gloria</text:p>
          </table:table-cell>
          <table:table-cell office:value-type="date" office:date-value="2020-12-07T00:00:00" table:style-name="ce2">
            <text:p>07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iorno</text:p>
          </table:table-cell>
          <table:table-cell office:value-type="date" office:date-value="2023-10-18T00:00:00" table:style-name="ce2">
            <text:p>18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Giustizia del Combattimento</text:p>
          </table:table-cell>
          <table:table-cell office:value-type="date" office:date-value="2022-08-13T00:00:00" table:style-name="ce2">
            <text:p>13/08/2022</text:p>
          </table:table-cell>
          <table:table-cell office:value-type="date" office:date-value="1988-10-07T00:00:00" table:style-name="ce2">
            <text:p>07/10/1988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aduta del Regno</text:p>
          </table:table-cell>
          <table:table-cell office:value-type="date" office:date-value="2020-08-31T00:00:00" table:style-name="ce2">
            <text:p>31/08/2020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attaglia senza Fine</text:p>
          </table:table-cell>
          <table:table-cell office:value-type="date" office:date-value="2022-06-29T00:00:00" table:style-name="ce2">
            <text:p>29/06/2022</text:p>
          </table:table-cell>
          <table:table-cell office:value-type="date" office:date-value="1950-01-06T00:00:00" table:style-name="ce2">
            <text:p>06/01/195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Ombre della Distruzione</text:p>
          </table:table-cell>
          <table:table-cell office:value-type="date" office:date-value="2020-11-29T00:00:00" table:style-name="ce2">
            <text:p>29/11/2020</text:p>
          </table:table-cell>
          <table:table-cell office:value-type="date" office:date-value="1989-02-11T00:00:00" table:style-name="ce2">
            <text:p>11/02/1989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vanzata Implacabile</text:p>
          </table:table-cell>
          <table:table-cell office:value-type="date" office:date-value="2022-12-05T00:00:00" table:style-name="ce2">
            <text:p>05/12/2022</text:p>
          </table:table-cell>
          <table:table-cell office:value-type="date" office:date-value="1971-06-03T00:00:00" table:style-name="ce2">
            <text:p>03/06/1971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orte</text:p>
          </table:table-cell>
          <table:table-cell office:value-type="date" office:date-value="2021-08-15T00:00:00" table:style-name="ce2">
            <text:p>15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ttoria Illustre</text:p>
          </table:table-cell>
          <table:table-cell office:value-type="date" office:date-value="2022-05-12T00:00:00" table:style-name="ce2">
            <text:p>12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uore del Conflitto</text:p>
          </table:table-cell>
          <table:table-cell office:value-type="date" office:date-value="2022-06-10T00:00:00" table:style-name="ce2">
            <text:p>10/06/2022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Fuoco dell'Inferno</text:p>
          </table:table-cell>
          <table:table-cell office:value-type="date" office:date-value="2021-05-26T00:00:00" table:style-name="ce2">
            <text:p>26/05/2021</text:p>
          </table:table-cell>
          <table:table-cell office:value-type="date" office:date-value="2005-03-13T00:00:00" table:style-name="ce2">
            <text:p>13/03/200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Avanzata del Terrore</text:p>
          </table:table-cell>
          <table:table-cell office:value-type="date" office:date-value="2022-03-09T00:00:00" table:style-name="ce2">
            <text:p>09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Grido di Vittoria</text:p>
          </table:table-cell>
          <table:table-cell office:value-type="date" office:date-value="2023-11-06T00:00:00" table:style-name="ce2">
            <text:p>06/11/2023</text:p>
          </table:table-cell>
          <table:table-cell office:value-type="date" office:date-value="2019-12-16T00:00:00" table:style-name="ce2">
            <text:p>16/12/201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Orizzonte di Pace</text:p>
          </table:table-cell>
          <table:table-cell office:value-type="date" office:date-value="2023-10-14T00:00:00" table:style-name="ce2">
            <text:p>14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Onde Infinit</text:p>
          </table:table-cell>
          <table:table-cell office:value-type="date" office:date-value="2021-03-15T00:00:00" table:style-name="ce2">
            <text:p>15/03/2021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ramonto sull'Orizzonte</text:p>
          </table:table-cell>
          <table:table-cell office:value-type="date" office:date-value="2020-07-18T00:00:00" table:style-name="ce2">
            <text:p>18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rofondità Oceaniche</text:p>
          </table:table-cell>
          <table:table-cell office:value-type="date" office:date-value="2023-04-23T00:00:00" table:style-name="ce2">
            <text:p>23/04/2023</text:p>
          </table:table-cell>
          <table:table-cell office:value-type="date" office:date-value="1976-06-26T00:00:00" table:style-name="ce2">
            <text:p>26/06/1976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piragli di Luce</text:p>
          </table:table-cell>
          <table:table-cell office:value-type="date" office:date-value="2023-11-03T00:00:00" table:style-name="ce2">
            <text:p>03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Vento Salato</text:p>
          </table:table-cell>
          <table:table-cell office:value-type="date" office:date-value="2020-11-16T00:00:00" table:style-name="ce2">
            <text:p>16/11/2020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iflessi Blu</text:p>
          </table:table-cell>
          <table:table-cell office:value-type="date" office:date-value="2024-01-20T00:00:00" table:style-name="ce2">
            <text:p>20/01/2024</text:p>
          </table:table-cell>
          <table:table-cell office:value-type="date" office:date-value="1956-01-06T00:00:00" table:style-name="ce2">
            <text:p>06/01/195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racci dell'onda</text:p>
          </table:table-cell>
          <table:table-cell office:value-type="date" office:date-value="2022-06-08T00:00:00" table:style-name="ce2">
            <text:p>08/06/2022</text:p>
          </table:table-cell>
          <table:table-cell office:value-type="date" office:date-value="2013-07-14T00:00:00" table:style-name="ce2">
            <text:p>14/07/2013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uminosa Serenità</text:p>
          </table:table-cell>
          <table:table-cell office:value-type="date" office:date-value="2022-11-27T00:00:00" table:style-name="ce2">
            <text:p>27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Danza delle Maree</text:p>
          </table:table-cell>
          <table:table-cell office:value-type="date" office:date-value="2021-04-02T00:00:00" table:style-name="ce2">
            <text:p>02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Velieri al Tramonto</text:p>
          </table:table-cell>
          <table:table-cell office:value-type="date" office:date-value="2020-08-30T00:00:00" table:style-name="ce2">
            <text:p>30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to delle Balene</text:p>
          </table:table-cell>
          <table:table-cell office:value-type="date" office:date-value="2022-08-30T00:00:00" table:style-name="ce2">
            <text:p>30/08/2022</text:p>
          </table:table-cell>
          <table:table-cell office:value-type="date" office:date-value="1983-11-22T00:00:00" table:style-name="ce2">
            <text:p>22/11/1983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iflessi d'Argento</text:p>
          </table:table-cell>
          <table:table-cell office:value-type="date" office:date-value="2023-03-10T00:00:00" table:style-name="ce2">
            <text:p>10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isacca Rassicurante</text:p>
          </table:table-cell>
          <table:table-cell office:value-type="date" office:date-value="2022-06-13T00:00:00" table:style-name="ce2">
            <text:p>13/06/2022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ielo d'Acqua</text:p>
          </table:table-cell>
          <table:table-cell office:value-type="date" office:date-value="2022-01-22T00:00:00" table:style-name="ce2">
            <text:p>22/01/2022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Navi nella Nebbia</text:p>
          </table:table-cell>
          <table:table-cell office:value-type="date" office:date-value="2022-12-08T00:00:00" table:style-name="ce2">
            <text:p>08/12/2022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Incanto</text:p>
          </table:table-cell>
          <table:table-cell office:value-type="date" office:date-value="2020-05-03T00:00:00" table:style-name="ce2">
            <text:p>03/05/2020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orto Sicuro</text:p>
          </table:table-cell>
          <table:table-cell office:value-type="date" office:date-value="2024-01-11T00:00:00" table:style-name="ce2">
            <text:p>11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Orizzonti Infiniti</text:p>
          </table:table-cell>
          <table:table-cell office:value-type="date" office:date-value="2023-02-26T00:00:00" table:style-name="ce2">
            <text:p>26/02/2023</text:p>
          </table:table-cell>
          <table:table-cell office:value-type="date" office:date-value="2005-10-30T00:00:00" table:style-name="ce2">
            <text:p>30/10/2005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piragli di Speranza</text:p>
          </table:table-cell>
          <table:table-cell office:value-type="date" office:date-value="2023-07-15T00:00:00" table:style-name="ce2">
            <text:p>15/07/2023</text:p>
          </table:table-cell>
          <table:table-cell office:value-type="date" office:date-value="2003-05-19T00:00:00" table:style-name="ce2">
            <text:p>19/05/2003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avigando tra le Stelle</text:p>
          </table:table-cell>
          <table:table-cell office:value-type="date" office:date-value="2020-07-02T00:00:00" table:style-name="ce2">
            <text:p>02/07/2020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lu Profondo</text:p>
          </table:table-cell>
          <table:table-cell office:value-type="date" office:date-value="2022-12-14T00:00:00" table:style-name="ce2">
            <text:p>14/1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cque Tranquille</text:p>
          </table:table-cell>
          <table:table-cell office:value-type="date" office:date-value="2021-06-24T00:00:00" table:style-name="ce2">
            <text:p>24/06/2021</text:p>
          </table:table-cell>
          <table:table-cell office:value-type="date" office:date-value="1946-11-24T00:00:00" table:style-name="ce2">
            <text:p>24/11/1946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Orizzonte Azzurro</text:p>
          </table:table-cell>
          <table:table-cell office:value-type="date" office:date-value="2022-10-19T00:00:00" table:style-name="ce2">
            <text:p>19/10/2022</text:p>
          </table:table-cell>
          <table:table-cell office:value-type="string" table:style-name="ce3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rividi d'Acqua</text:p>
          </table:table-cell>
          <table:table-cell office:value-type="date" office:date-value="2021-04-09T00:00:00" table:style-name="ce2">
            <text:p>09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iochi d'Onda</text:p>
          </table:table-cell>
          <table:table-cell office:value-type="date" office:date-value="2020-07-10T00:00:00" table:style-name="ce2">
            <text:p>10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puma Bianca</text:p>
          </table:table-cell>
          <table:table-cell office:value-type="date" office:date-value="2021-04-17T00:00:00" table:style-name="ce2">
            <text:p>17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iaggio Oltreoceano</text:p>
          </table:table-cell>
          <table:table-cell office:value-type="date" office:date-value="2022-11-15T00:00:00" table:style-name="ce2">
            <text:p>15/11/2022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Luna sull'Onda</text:p>
          </table:table-cell>
          <table:table-cell office:value-type="date" office:date-value="2024-04-02T00:00:00" table:style-name="ce2">
            <text:p>02/04/2024</text:p>
          </table:table-cell>
          <table:table-cell office:value-type="date" office:date-value="1939-09-05T00:00:00" table:style-name="ce2">
            <text:p>05/09/1939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Faro Solitario</text:p>
          </table:table-cell>
          <table:table-cell office:value-type="date" office:date-value="2021-12-26T00:00:00" table:style-name="ce2">
            <text:p>26/12/2021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flessi Dorati</text:p>
          </table:table-cell>
          <table:table-cell office:value-type="date" office:date-value="2022-04-05T00:00:00" table:style-name="ce2">
            <text:p>05/04/2022</text:p>
          </table:table-cell>
          <table:table-cell office:value-type="date" office:date-value="1990-11-01T00:00:00" table:style-name="ce2">
            <text:p>01/11/1990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e Calmo</text:p>
          </table:table-cell>
          <table:table-cell office:value-type="date" office:date-value="2022-05-29T00:00:00" table:style-name="ce2">
            <text:p>29/05/2022</text:p>
          </table:table-cell>
          <table:table-cell office:value-type="date" office:date-value="1949-05-15T00:00:00" table:style-name="ce2">
            <text:p>15/05/1949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Onde in Movimento</text:p>
          </table:table-cell>
          <table:table-cell office:value-type="date" office:date-value="2023-05-18T00:00:00" table:style-name="ce2">
            <text:p>18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ramonto sull'Acqua</text:p>
          </table:table-cell>
          <table:table-cell office:value-type="date" office:date-value="2022-05-08T00:00:00" table:style-name="ce2">
            <text:p>08/05/2022</text:p>
          </table:table-cell>
          <table:table-cell office:value-type="date" office:date-value="1943-02-23T00:00:00" table:style-name="ce2">
            <text:p>23/02/1943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ulla dell'oceano</text:p>
          </table:table-cell>
          <table:table-cell office:value-type="date" office:date-value="2023-01-17T00:00:00" table:style-name="ce2">
            <text:p>17/01/2023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ospiri del Mare</text:p>
          </table:table-cell>
          <table:table-cell office:value-type="date" office:date-value="2023-07-10T00:00:00" table:style-name="ce2">
            <text:p>10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cogliere Selvagge</text:p>
          </table:table-cell>
          <table:table-cell office:value-type="date" office:date-value="2021-10-11T00:00:00" table:style-name="ce2">
            <text:p>11/10/2021</text:p>
          </table:table-cell>
          <table:table-cell office:value-type="date" office:date-value="1940-02-12T00:00:00" table:style-name="ce2">
            <text:p>12/02/1940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Barche a Vela</text:p>
          </table:table-cell>
          <table:table-cell office:value-type="date" office:date-value="2021-01-08T00:00:00" table:style-name="ce2">
            <text:p>08/01/2021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are Immenso</text:p>
          </table:table-cell>
          <table:table-cell office:value-type="date" office:date-value="2022-01-15T00:00:00" table:style-name="ce2">
            <text:p>15/01/2022</text:p>
          </table:table-cell>
          <table:table-cell office:value-type="string" table:style-name="ce3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rizzonte Incantato</text:p>
          </table:table-cell>
          <table:table-cell office:value-type="date" office:date-value="2021-09-22T00:00:00" table:style-name="ce2">
            <text:p>22/09/2021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Luce del Faro</text:p>
          </table:table-cell>
          <table:table-cell office:value-type="date" office:date-value="2022-07-25T00:00:00" table:style-name="ce2">
            <text:p>25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egreti del Mare</text:p>
          </table:table-cell>
          <table:table-cell office:value-type="date" office:date-value="2022-01-10T00:00:00" table:style-name="ce2">
            <text:p>10/01/2022</text:p>
          </table:table-cell>
          <table:table-cell office:value-type="string" table:style-name="ce3">
            <text:p>20/10/1978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de Misteriose</text:p>
          </table:table-cell>
          <table:table-cell office:value-type="date" office:date-value="2022-03-05T00:00:00" table:style-name="ce2">
            <text:p>05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rcobaleno sul Mare</text:p>
          </table:table-cell>
          <table:table-cell office:value-type="date" office:date-value="2023-07-13T00:00:00" table:style-name="ce2">
            <text:p>13/07/2023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avigando Verso l'Infinito</text:p>
          </table:table-cell>
          <table:table-cell office:value-type="date" office:date-value="2021-08-18T00:00:00" table:style-name="ce2">
            <text:p>18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Mare in Tempesta</text:p>
          </table:table-cell>
          <table:table-cell office:value-type="date" office:date-value="2023-06-22T00:00:00" table:style-name="ce2">
            <text:p>22/06/2023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lba Marina</text:p>
          </table:table-cell>
          <table:table-cell office:value-type="date" office:date-value="2024-03-17T00:00:00" table:style-name="ce2">
            <text:p>17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Blu Vivido</text:p>
          </table:table-cell>
          <table:table-cell office:value-type="date" office:date-value="2022-09-26T00:00:00" table:style-name="ce2">
            <text:p>26/09/2022</text:p>
          </table:table-cell>
          <table:table-cell office:value-type="date" office:date-value="2010-06-14T00:00:00" table:style-name="ce2">
            <text:p>14/06/201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nde Increspate</text:p>
          </table:table-cell>
          <table:table-cell office:value-type="date" office:date-value="2023-10-02T00:00:00" table:style-name="ce2">
            <text:p>02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Barche da Pesca</text:p>
          </table:table-cell>
          <table:table-cell office:value-type="date" office:date-value="2022-07-05T00:00:00" table:style-name="ce2">
            <text:p>05/07/2022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sola Paradisiaca</text:p>
          </table:table-cell>
          <table:table-cell office:value-type="date" office:date-value="2023-11-04T00:00:00" table:style-name="ce2">
            <text:p>04/11/2023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cque Cristalline</text:p>
          </table:table-cell>
          <table:table-cell office:value-type="date" office:date-value="2022-11-08T00:00:00" table:style-name="ce2">
            <text:p>08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Ombre dell'Onda</text:p>
          </table:table-cell>
          <table:table-cell office:value-type="date" office:date-value="2020-08-06T00:00:00" table:style-name="ce2">
            <text:p>06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cogliera Maestosa</text:p>
          </table:table-cell>
          <table:table-cell office:value-type="date" office:date-value="2023-02-21T00:00:00" table:style-name="ce2">
            <text:p>21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Profondità Marine</text:p>
          </table:table-cell>
          <table:table-cell office:value-type="date" office:date-value="2022-05-25T00:00:00" table:style-name="ce2">
            <text:p>25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Onde Selvagge</text:p>
          </table:table-cell>
          <table:table-cell office:value-type="date" office:date-value="2022-07-17T00:00:00" table:style-name="ce2">
            <text:p>17/07/2022</text:p>
          </table:table-cell>
          <table:table-cell office:value-type="date" office:date-value="2000-12-11T00:00:00" table:style-name="ce2">
            <text:p>11/12/2000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Faro Magico</text:p>
          </table:table-cell>
          <table:table-cell office:value-type="date" office:date-value="2022-11-06T00:00:00" table:style-name="ce2">
            <text:p>06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olitudine del Mare</text:p>
          </table:table-cell>
          <table:table-cell office:value-type="date" office:date-value="2021-06-12T00:00:00" table:style-name="ce2">
            <text:p>12/06/2021</text:p>
          </table:table-cell>
          <table:table-cell office:value-type="date" office:date-value="2019-09-07T00:00:00" table:style-name="ce2">
            <text:p>07/09/201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anza dei Delfini</text:p>
          </table:table-cell>
          <table:table-cell office:value-type="date" office:date-value="2023-09-19T00:00:00" table:style-name="ce2">
            <text:p>19/09/2023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Vele al Vento</text:p>
          </table:table-cell>
          <table:table-cell office:value-type="date" office:date-value="2021-06-08T00:00:00" table:style-name="ce2">
            <text:p>08/06/2021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ole sull'Acqua</text:p>
          </table:table-cell>
          <table:table-cell office:value-type="date" office:date-value="2022-04-07T00:00:00" table:style-name="ce2">
            <text:p>07/04/2022</text:p>
          </table:table-cell>
          <table:table-cell office:value-type="date" office:date-value="1931-02-06T00:00:00" table:style-name="ce2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rilla il Mare</text:p>
          </table:table-cell>
          <table:table-cell office:value-type="date" office:date-value="2020-11-24T00:00:00" table:style-name="ce2">
            <text:p>24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flessi d'Oro</text:p>
          </table:table-cell>
          <table:table-cell office:value-type="date" office:date-value="2022-04-13T00:00:00" table:style-name="ce2">
            <text:p>13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e in Movimento</text:p>
          </table:table-cell>
          <table:table-cell office:value-type="date" office:date-value="2021-05-05T00:00:00" table:style-name="ce2">
            <text:p>05/05/2021</text:p>
          </table:table-cell>
          <table:table-cell office:value-type="date" office:date-value="2001-12-07T00:00:00" table:style-name="ce2">
            <text:p>07/12/2001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iaggio sulla Barca</text:p>
          </table:table-cell>
          <table:table-cell office:value-type="date" office:date-value="2020-07-13T00:00:00" table:style-name="ce2">
            <text:p>13/07/2020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Onde Oscillanti</text:p>
          </table:table-cell>
          <table:table-cell office:value-type="date" office:date-value="2022-06-11T00:00:00" table:style-name="ce2">
            <text:p>11/06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Profondità Sconosciute</text:p>
          </table:table-cell>
          <table:table-cell office:value-type="date" office:date-value="2023-06-25T00:00:00" table:style-name="ce2">
            <text:p>25/06/2023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nto delle Sirene</text:p>
          </table:table-cell>
          <table:table-cell office:value-type="date" office:date-value="2022-11-06T00:00:00" table:style-name="ce2">
            <text:p>06/11/2022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orto di Speranza</text:p>
          </table:table-cell>
          <table:table-cell office:value-type="date" office:date-value="2021-05-14T00:00:00" table:style-name="ce2">
            <text:p>14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Orizzonte Lontano</text:p>
          </table:table-cell>
          <table:table-cell office:value-type="date" office:date-value="2021-08-09T00:00:00" table:style-name="ce2">
            <text:p>09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Vento sulla Spiaggia</text:p>
          </table:table-cell>
          <table:table-cell office:value-type="date" office:date-value="2023-07-07T00:00:00" table:style-name="ce2">
            <text:p>07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area del Destino</text:p>
          </table:table-cell>
          <table:table-cell office:value-type="date" office:date-value="2021-12-21T00:00:00" table:style-name="ce2">
            <text:p>21/12/2021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Onde Agitate</text:p>
          </table:table-cell>
          <table:table-cell office:value-type="date" office:date-value="2022-11-25T00:00:00" table:style-name="ce2">
            <text:p>25/11/2022</text:p>
          </table:table-cell>
          <table:table-cell office:value-type="date" office:date-value="1963-05-22T00:00:00" table:style-name="ce2">
            <text:p>22/05/1963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bissi Oscuri</text:p>
          </table:table-cell>
          <table:table-cell office:value-type="date" office:date-value="2022-03-06T00:00:00" table:style-name="ce2">
            <text:p>06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arca Solitaria</text:p>
          </table:table-cell>
          <table:table-cell office:value-type="date" office:date-value="2022-11-02T00:00:00" table:style-name="ce2">
            <text:p>02/11/2022</text:p>
          </table:table-cell>
          <table:table-cell office:value-type="date" office:date-value="1948-09-03T00:00:00" table:style-name="ce2">
            <text:p>03/09/1948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Blu</text:p>
          </table:table-cell>
          <table:table-cell office:value-type="date" office:date-value="2023-12-05T00:00:00" table:style-name="ce2">
            <text:p>05/12/2023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Onde Incantate</text:p>
          </table:table-cell>
          <table:table-cell office:value-type="date" office:date-value="2021-06-26T00:00:00" table:style-name="ce2">
            <text:p>26/06/2021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entieri d'Acqua</text:p>
          </table:table-cell>
          <table:table-cell office:value-type="date" office:date-value="2023-01-29T00:00:00" table:style-name="ce2">
            <text:p>29/01/2023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ce Sulla Spiaggia</text:p>
          </table:table-cell>
          <table:table-cell office:value-type="date" office:date-value="2021-07-12T00:00:00" table:style-name="ce2">
            <text:p>12/07/2021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aggio sulla Nave</text:p>
          </table:table-cell>
          <table:table-cell office:value-type="date" office:date-value="2021-02-05T00:00:00" table:style-name="ce2">
            <text:p>05/0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flessi Sulla Sabbia</text:p>
          </table:table-cell>
          <table:table-cell office:value-type="date" office:date-value="2024-03-13T00:00:00" table:style-name="ce2">
            <text:p>13/03/2024</text:p>
          </table:table-cell>
          <table:table-cell office:value-type="date" office:date-value="1935-09-05T00:00:00" table:style-name="ce2">
            <text:p>05/09/1935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are Incontaminato</text:p>
          </table:table-cell>
          <table:table-cell office:value-type="date" office:date-value="2023-12-05T00:00:00" table:style-name="ce2">
            <text:p>05/12/2023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Brividi di Mare</text:p>
          </table:table-cell>
          <table:table-cell office:value-type="date" office:date-value="2023-01-13T00:00:00" table:style-name="ce2">
            <text:p>13/01/2023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Onde Vivaci</text:p>
          </table:table-cell>
          <table:table-cell office:value-type="date" office:date-value="2020-12-21T00:00:00" table:style-name="ce2">
            <text:p>21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Navigando nell'Infinito</text:p>
          </table:table-cell>
          <table:table-cell office:value-type="date" office:date-value="2022-11-19T00:00:00" table:style-name="ce2">
            <text:p>19/11/2022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lba Marittima</text:p>
          </table:table-cell>
          <table:table-cell office:value-type="date" office:date-value="2021-06-14T00:00:00" table:style-name="ce2">
            <text:p>14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Blu Sereno</text:p>
          </table:table-cell>
          <table:table-cell office:value-type="date" office:date-value="2022-04-29T00:00:00" table:style-name="ce2">
            <text:p>29/04/2022</text:p>
          </table:table-cell>
          <table:table-cell office:value-type="date" office:date-value="1961-12-26T00:00:00" table:style-name="ce2">
            <text:p>26/12/196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nde dell'Inquietudine</text:p>
          </table:table-cell>
          <table:table-cell office:value-type="date" office:date-value="2023-02-05T00:00:00" table:style-name="ce2">
            <text:p>05/02/2023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eggende Marine</text:p>
          </table:table-cell>
          <table:table-cell office:value-type="date" office:date-value="2021-11-25T00:00:00" table:style-name="ce2">
            <text:p>25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Calma Piatta</text:p>
          </table:table-cell>
          <table:table-cell office:value-type="date" office:date-value="2024-02-19T00:00:00" table:style-name="ce2">
            <text:p>19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uce dell'Alba</text:p>
          </table:table-cell>
          <table:table-cell office:value-type="date" office:date-value="2021-11-15T00:00:00" table:style-name="ce2">
            <text:p>15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rto di Riposo</text:p>
          </table:table-cell>
          <table:table-cell office:value-type="date" office:date-value="2022-05-09T00:00:00" table:style-name="ce2">
            <text:p>09/05/2022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Onde di Speranza</text:p>
          </table:table-cell>
          <table:table-cell office:value-type="date" office:date-value="2020-09-19T00:00:00" table:style-name="ce2">
            <text:p>19/09/2020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choes of Silence</text:p>
          </table:table-cell>
          <table:table-cell office:value-type="date" office:date-value="2020-11-29T00:00:00" table:style-name="ce2">
            <text:p>29/11/2020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hadows of Departure</text:p>
          </table:table-cell>
          <table:table-cell office:value-type="date" office:date-value="2023-07-10T00:00:00" table:style-name="ce2">
            <text:p>10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lent Passing</text:p>
          </table:table-cell>
          <table:table-cell office:value-type="date" office:date-value="2023-09-24T00:00:00" table:style-name="ce2">
            <text:p>24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Endless Rest</text:p>
          </table:table-cell>
          <table:table-cell office:value-type="date" office:date-value="2023-09-14T00:00:00" table:style-name="ce2">
            <text:p>14/09/2023</text:p>
          </table:table-cell>
          <table:table-cell office:value-type="date" office:date-value="1931-02-06T00:00:00" table:style-name="ce2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nal Embrace</text:p>
          </table:table-cell>
          <table:table-cell office:value-type="date" office:date-value="2023-12-04T00:00:00" table:style-name="ce2">
            <text:p>04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ternal Sleep</text:p>
          </table:table-cell>
          <table:table-cell office:value-type="date" office:date-value="2021-06-02T00:00:00" table:style-name="ce2">
            <text:p>02/06/2021</text:p>
          </table:table-cell>
          <table:table-cell office:value-type="date" office:date-value="1938-12-25T00:00:00" table:style-name="ce2">
            <text:p>25/12/193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usk's Departure</text:p>
          </table:table-cell>
          <table:table-cell office:value-type="date" office:date-value="2022-02-24T00:00:00" table:style-name="ce2">
            <text:p>24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ilent Journey</text:p>
          </table:table-cell>
          <table:table-cell office:value-type="date" office:date-value="2021-08-14T00:00:00" table:style-name="ce2">
            <text:p>14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Twilight's Call</text:p>
          </table:table-cell>
          <table:table-cell office:value-type="date" office:date-value="2020-06-13T00:00:00" table:style-name="ce2">
            <text:p>13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eyond the Veil</text:p>
          </table:table-cell>
          <table:table-cell office:value-type="date" office:date-value="2021-04-19T00:00:00" table:style-name="ce2">
            <text:p>19/04/2021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hostly Echoes</text:p>
          </table:table-cell>
          <table:table-cell office:value-type="date" office:date-value="2023-05-31T00:00:00" table:style-name="ce2">
            <text:p>31/05/2023</text:p>
          </table:table-cell>
          <table:table-cell office:value-type="date" office:date-value="2017-01-01T00:00:00" table:style-name="ce2">
            <text:p>01/01/201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hades of Goodbye</text:p>
          </table:table-cell>
          <table:table-cell office:value-type="date" office:date-value="2024-02-07T00:00:00" table:style-name="ce2">
            <text:p>07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ast Breath</text:p>
          </table:table-cell>
          <table:table-cell office:value-type="date" office:date-value="2022-06-07T00:00:00" table:style-name="ce2">
            <text:p>07/06/2022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Quiet Farewell</text:p>
          </table:table-cell>
          <table:table-cell office:value-type="date" office:date-value="2020-10-03T00:00:00" table:style-name="ce2">
            <text:p>03/10/2020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ourning Memories</text:p>
          </table:table-cell>
          <table:table-cell office:value-type="date" office:date-value="2021-07-25T00:00:00" table:style-name="ce2">
            <text:p>25/07/2021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erene Slumber</text:p>
          </table:table-cell>
          <table:table-cell office:value-type="date" office:date-value="2021-02-24T00:00:00" table:style-name="ce2">
            <text:p>24/02/2021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eaceful Departure</text:p>
          </table:table-cell>
          <table:table-cell office:value-type="date" office:date-value="2021-10-14T00:00:00" table:style-name="ce2">
            <text:p>14/10/2021</text:p>
          </table:table-cell>
          <table:table-cell office:value-type="date" office:date-value="1997-12-05T00:00:00" table:style-name="ce2">
            <text:p>05/12/199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omber Reflections</text:p>
          </table:table-cell>
          <table:table-cell office:value-type="date" office:date-value="2021-01-23T00:00:00" table:style-name="ce2">
            <text:p>23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lace in Shadows</text:p>
          </table:table-cell>
          <table:table-cell office:value-type="date" office:date-value="2021-01-20T00:00:00" table:style-name="ce2">
            <text:p>20/01/2021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he Parting Hour</text:p>
          </table:table-cell>
          <table:table-cell office:value-type="date" office:date-value="2022-08-19T00:00:00" table:style-name="ce2">
            <text:p>19/08/2022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arewell Reverie</text:p>
          </table:table-cell>
          <table:table-cell office:value-type="date" office:date-value="2020-11-09T00:00:00" table:style-name="ce2">
            <text:p>09/11/2020</text:p>
          </table:table-cell>
          <table:table-cell office:value-type="date" office:date-value="1978-04-13T00:00:00" table:style-name="ce2">
            <text:p>13/04/1978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ost in Twilight</text:p>
          </table:table-cell>
          <table:table-cell office:value-type="date" office:date-value="2022-05-07T00:00:00" table:style-name="ce2">
            <text:p>07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ternal Twilight</text:p>
          </table:table-cell>
          <table:table-cell office:value-type="date" office:date-value="2022-01-27T00:00:00" table:style-name="ce2">
            <text:p>27/01/2022</text:p>
          </table:table-cell>
          <table:table-cell office:value-type="date" office:date-value="2011-02-02T00:00:00" table:style-name="ce2">
            <text:p>02/02/2011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hades of Silence</text:p>
          </table:table-cell>
          <table:table-cell office:value-type="date" office:date-value="2021-07-01T00:00:00" table:style-name="ce2">
            <text:p>01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Whispers in the Dark</text:p>
          </table:table-cell>
          <table:table-cell office:value-type="date" office:date-value="2022-04-14T00:00:00" table:style-name="ce2">
            <text:p>14/04/2022</text:p>
          </table:table-cell>
          <table:table-cell office:value-type="date" office:date-value="2016-06-14T00:00:00" table:style-name="ce2">
            <text:p>14/06/2016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Dreams of Farewell</text:p>
          </table:table-cell>
          <table:table-cell office:value-type="date" office:date-value="2022-11-23T00:00:00" table:style-name="ce2">
            <text:p>23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hadows of Solitude</text:p>
          </table:table-cell>
          <table:table-cell office:value-type="date" office:date-value="2023-06-28T00:00:00" table:style-name="ce2">
            <text:p>28/06/2023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ilent Echoes</text:p>
          </table:table-cell>
          <table:table-cell office:value-type="date" office:date-value="2023-03-12T00:00:00" table:style-name="ce2">
            <text:p>12/03/2023</text:p>
          </table:table-cell>
          <table:table-cell office:value-type="date" office:date-value="1969-03-03T00:00:00" table:style-name="ce2">
            <text:p>03/03/196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Twilight Embrace</text:p>
          </table:table-cell>
          <table:table-cell office:value-type="date" office:date-value="2020-06-24T00:00:00" table:style-name="ce2">
            <text:p>24/06/2020</text:p>
          </table:table-cell>
          <table:table-cell office:value-type="date" office:date-value="1943-12-13T00:00:00" table:style-name="ce2">
            <text:p>13/12/1943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ternal Quiet</text:p>
          </table:table-cell>
          <table:table-cell office:value-type="date" office:date-value="2022-02-23T00:00:00" table:style-name="ce2">
            <text:p>23/02/2022</text:p>
          </table:table-cell>
          <table:table-cell office:value-type="date" office:date-value="1988-11-22T00:00:00" table:style-name="ce2">
            <text:p>22/11/1988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arting Whispers</text:p>
          </table:table-cell>
          <table:table-cell office:value-type="date" office:date-value="2020-08-16T00:00:00" table:style-name="ce2">
            <text:p>16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mbracing Twilight</text:p>
          </table:table-cell>
          <table:table-cell office:value-type="date" office:date-value="2023-09-01T00:00:00" table:style-name="ce2">
            <text:p>01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hadows of Eternity</text:p>
          </table:table-cell>
          <table:table-cell office:value-type="date" office:date-value="2020-12-29T00:00:00" table:style-name="ce2">
            <text:p>29/12/2020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ilent Reverie</text:p>
          </table:table-cell>
          <table:table-cell office:value-type="date" office:date-value="2023-11-28T00:00:00" table:style-name="ce2">
            <text:p>28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Tranquil Departure</text:p>
          </table:table-cell>
          <table:table-cell office:value-type="date" office:date-value="2022-08-26T00:00:00" table:style-name="ce2">
            <text:p>26/08/2022</text:p>
          </table:table-cell>
          <table:table-cell office:value-type="date" office:date-value="1955-09-03T00:00:00" table:style-name="ce2">
            <text:p>03/09/195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hadows of Serenity</text:p>
          </table:table-cell>
          <table:table-cell office:value-type="date" office:date-value="2023-06-26T00:00:00" table:style-name="ce2">
            <text:p>26/06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ternal Shadows</text:p>
          </table:table-cell>
          <table:table-cell office:value-type="date" office:date-value="2023-06-19T00:00:00" table:style-name="ce2">
            <text:p>19/06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ranquil Twilight</text:p>
          </table:table-cell>
          <table:table-cell office:value-type="date" office:date-value="2020-06-23T00:00:00" table:style-name="ce2">
            <text:p>23/06/2020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ndless Echoes</text:p>
          </table:table-cell>
          <table:table-cell office:value-type="date" office:date-value="2023-01-20T00:00:00" table:style-name="ce2">
            <text:p>20/01/2023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choes of Solitude</text:p>
          </table:table-cell>
          <table:table-cell office:value-type="date" office:date-value="2023-07-10T00:00:00" table:style-name="ce2">
            <text:p>10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ilent Twilight</text:p>
          </table:table-cell>
          <table:table-cell office:value-type="date" office:date-value="2022-08-07T00:00:00" table:style-name="ce2">
            <text:p>07/08/2022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Tranquil Embrace</text:p>
          </table:table-cell>
          <table:table-cell office:value-type="date" office:date-value="2024-03-12T00:00:00" table:style-name="ce2">
            <text:p>12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ternal Solitude</text:p>
          </table:table-cell>
          <table:table-cell office:value-type="date" office:date-value="2020-12-03T00:00:00" table:style-name="ce2">
            <text:p>03/12/2020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arewell Symphony</text:p>
          </table:table-cell>
          <table:table-cell office:value-type="date" office:date-value="2020-11-20T00:00:00" table:style-name="ce2">
            <text:p>20/11/2020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hoes of Eternity</text:p>
          </table:table-cell>
          <table:table-cell office:value-type="date" office:date-value="2023-11-18T00:00:00" table:style-name="ce2">
            <text:p>18/11/2023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ilent Solace</text:p>
          </table:table-cell>
          <table:table-cell office:value-type="date" office:date-value="2023-02-11T00:00:00" table:style-name="ce2">
            <text:p>11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Whispers of Serenity</text:p>
          </table:table-cell>
          <table:table-cell office:value-type="date" office:date-value="2021-08-28T00:00:00" table:style-name="ce2">
            <text:p>28/08/2021</text:p>
          </table:table-cell>
          <table:table-cell office:value-type="date" office:date-value="1940-01-26T00:00:00" table:style-name="ce2">
            <text:p>26/01/1940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hadows of Twilight</text:p>
          </table:table-cell>
          <table:table-cell office:value-type="date" office:date-value="2022-11-17T00:00:00" table:style-name="ce2">
            <text:p>17/11/2022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Eternal Farewell</text:p>
          </table:table-cell>
          <table:table-cell office:value-type="date" office:date-value="2023-01-27T00:00:00" table:style-name="ce2">
            <text:p>27/01/2023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Whispering Shadows</text:p>
          </table:table-cell>
          <table:table-cell office:value-type="date" office:date-value="2023-10-18T00:00:00" table:style-name="ce2">
            <text:p>18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inal Whispers</text:p>
          </table:table-cell>
          <table:table-cell office:value-type="date" office:date-value="2022-06-18T00:00:00" table:style-name="ce2">
            <text:p>18/06/2022</text:p>
          </table:table-cell>
          <table:table-cell office:value-type="string" table:style-name="ce3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wilight Symphony</text:p>
          </table:table-cell>
          <table:table-cell office:value-type="date" office:date-value="2023-04-19T00:00:00" table:style-name="ce2">
            <text:p>19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choes of Farewell</text:p>
          </table:table-cell>
          <table:table-cell office:value-type="date" office:date-value="2020-07-14T00:00:00" table:style-name="ce2">
            <text:p>14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erene Farewell</text:p>
          </table:table-cell>
          <table:table-cell office:value-type="date" office:date-value="2022-08-05T00:00:00" table:style-name="ce2">
            <text:p>05/08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Dreams of Departure</text:p>
          </table:table-cell>
          <table:table-cell office:value-type="date" office:date-value="2023-10-25T00:00:00" table:style-name="ce2">
            <text:p>25/10/2023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ternal Whispers</text:p>
          </table:table-cell>
          <table:table-cell office:value-type="date" office:date-value="2023-01-07T00:00:00" table:style-name="ce2">
            <text:p>07/01/2023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hadows of Silence</text:p>
          </table:table-cell>
          <table:table-cell office:value-type="date" office:date-value="2022-07-04T00:00:00" table:style-name="ce2">
            <text:p>04/07/2022</text:p>
          </table:table-cell>
          <table:table-cell office:value-type="date" office:date-value="1959-12-24T00:00:00" table:style-name="ce2">
            <text:p>24/12/1959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Whispering Twilight</text:p>
          </table:table-cell>
          <table:table-cell office:value-type="date" office:date-value="2020-12-23T00:00:00" table:style-name="ce2">
            <text:p>23/12/2020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ilent Symphony</text:p>
          </table:table-cell>
          <table:table-cell office:value-type="date" office:date-value="2021-10-11T00:00:00" table:style-name="ce2">
            <text:p>11/10/2021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Twilight Reverie</text:p>
          </table:table-cell>
          <table:table-cell office:value-type="date" office:date-value="2024-02-16T00:00:00" table:style-name="ce2">
            <text:p>16/02/2024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Farewell Dreams</text:p>
          </table:table-cell>
          <table:table-cell office:value-type="date" office:date-value="2022-02-04T00:00:00" table:style-name="ce2">
            <text:p>04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ilence</text:p>
          </table:table-cell>
          <table:table-cell office:value-type="date" office:date-value="2023-03-27T00:00:00" table:style-name="ce2">
            <text:p>27/03/2023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arewell</text:p>
          </table:table-cell>
          <table:table-cell office:value-type="date" office:date-value="2023-03-02T00:00:00" table:style-name="ce2">
            <text:p>02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wilight Whispers</text:p>
          </table:table-cell>
          <table:table-cell office:value-type="date" office:date-value="2023-04-18T00:00:00" table:style-name="ce2">
            <text:p>18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Tranquil Shadows</text:p>
          </table:table-cell>
          <table:table-cell office:value-type="date" office:date-value="2021-04-28T00:00:00" table:style-name="ce2">
            <text:p>28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Whispering Farewell</text:p>
          </table:table-cell>
          <table:table-cell office:value-type="date" office:date-value="2021-01-10T00:00:00" table:style-name="ce2">
            <text:p>10/01/2021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at</text:p>
          </table:table-cell>
          <table:table-cell office:value-type="date" office:date-value="2023-10-12T00:00:00" table:style-name="ce2">
            <text:p>12/10/2023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ilent Memories</text:p>
          </table:table-cell>
          <table:table-cell office:value-type="date" office:date-value="2022-05-17T00:00:00" table:style-name="ce2">
            <text:p>17/05/2022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Twilight Solitude</text:p>
          </table:table-cell>
          <table:table-cell office:value-type="date" office:date-value="2022-05-01T00:00:00" table:style-name="ce2">
            <text:p>01/05/2022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Farewell Embrace</text:p>
          </table:table-cell>
          <table:table-cell office:value-type="date" office:date-value="2020-10-05T00:00:00" table:style-name="ce2">
            <text:p>05/10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choes of Serenity</text:p>
          </table:table-cell>
          <table:table-cell office:value-type="date" office:date-value="2023-11-26T00:00:00" table:style-name="ce2">
            <text:p>26/11/2023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ilent Dreams</text:p>
          </table:table-cell>
          <table:table-cell office:value-type="date" office:date-value="2020-09-02T00:00:00" table:style-name="ce2">
            <text:p>02/09/2020</text:p>
          </table:table-cell>
          <table:table-cell office:value-type="date" office:date-value="2005-06-04T00:00:00" table:style-name="ce2">
            <text:p>04/06/2005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hadows of Solace</text:p>
          </table:table-cell>
          <table:table-cell office:value-type="date" office:date-value="2022-07-20T00:00:00" table:style-name="ce2">
            <text:p>20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ranquil Farewell</text:p>
          </table:table-cell>
          <table:table-cell office:value-type="date" office:date-value="2021-11-19T00:00:00" table:style-name="ce2">
            <text:p>19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Eternal Echoes</text:p>
          </table:table-cell>
          <table:table-cell office:value-type="date" office:date-value="2022-09-09T00:00:00" table:style-name="ce2">
            <text:p>09/09/2022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arewell Serenade</text:p>
          </table:table-cell>
          <table:table-cell office:value-type="date" office:date-value="2020-05-07T00:00:00" table:style-name="ce2">
            <text:p>07/05/2020</text:p>
          </table:table-cell>
          <table:table-cell office:value-type="date" office:date-value="2018-05-05T00:00:00" table:style-name="ce2">
            <text:p>05/05/2018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Twilight Memories</text:p>
          </table:table-cell>
          <table:table-cell office:value-type="date" office:date-value="2021-07-10T00:00:00" table:style-name="ce2">
            <text:p>10/07/2021</text:p>
          </table:table-cell>
          <table:table-cell office:value-type="date" office:date-value="2005-11-24T00:00:00" table:style-name="ce2">
            <text:p>24/11/2005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ilent</text:p>
          </table:table-cell>
          <table:table-cell office:value-type="date" office:date-value="2021-02-23T00:00:00" table:style-name="ce2">
            <text:p>23/02/2021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Whispering Memories</text:p>
          </table:table-cell>
          <table:table-cell office:value-type="date" office:date-value="2021-06-28T00:00:00" table:style-name="ce2">
            <text:p>28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Eternal Light</text:p>
          </table:table-cell>
          <table:table-cell office:value-type="date" office:date-value="2021-11-09T00:00:00" table:style-name="ce2">
            <text:p>09/11/2021</text:p>
          </table:table-cell>
          <table:table-cell office:value-type="date" office:date-value="2017-02-09T00:00:00" table:style-name="ce2">
            <text:p>09/02/201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Darkness</text:p>
          </table:table-cell>
          <table:table-cell office:value-type="date" office:date-value="2022-11-20T00:00:00" table:style-name="ce2">
            <text:p>20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hadows</text:p>
          </table:table-cell>
          <table:table-cell office:value-type="date" office:date-value="2022-01-22T00:00:00" table:style-name="ce2">
            <text:p>22/01/2022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choes of Memories</text:p>
          </table:table-cell>
          <table:table-cell office:value-type="date" office:date-value="2021-10-17T00:00:00" table:style-name="ce2">
            <text:p>17/10/2021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ymphony</text:p>
          </table:table-cell>
          <table:table-cell office:value-type="date" office:date-value="2023-07-30T00:00:00" table:style-name="ce2">
            <text:p>30/07/2023</text:p>
          </table:table-cell>
          <table:table-cell office:value-type="date" office:date-value="1986-11-02T00:00:00" table:style-name="ce2">
            <text:p>02/11/1986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wilight Dreams</text:p>
          </table:table-cell>
          <table:table-cell office:value-type="date" office:date-value="2023-10-06T00:00:00" table:style-name="ce2">
            <text:p>06/10/2023</text:p>
          </table:table-cell>
          <table:table-cell office:value-type="date" office:date-value="1947-04-30T00:00:00" table:style-name="ce2">
            <text:p>30/04/194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ternal Memories</text:p>
          </table:table-cell>
          <table:table-cell office:value-type="date" office:date-value="2020-08-11T00:00:00" table:style-name="ce2">
            <text:p>11/08/2020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Farewell Serenity</text:p>
          </table:table-cell>
          <table:table-cell office:value-type="date" office:date-value="2023-01-20T00:00:00" table:style-name="ce2">
            <text:p>20/01/2023</text:p>
          </table:table-cell>
          <table:table-cell office:value-type="date" office:date-value="1942-12-23T00:00:00" table:style-name="ce2">
            <text:p>23/12/1942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Whispering Solitude</text:p>
          </table:table-cell>
          <table:table-cell office:value-type="date" office:date-value="2022-07-25T00:00:00" table:style-name="ce2">
            <text:p>25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hadows of Reverie</text:p>
          </table:table-cell>
          <table:table-cell office:value-type="date" office:date-value="2021-08-27T00:00:00" table:style-name="ce2">
            <text:p>27/08/2021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wilight</text:p>
          </table:table-cell>
          <table:table-cell office:value-type="date" office:date-value="2021-04-18T00:00:00" table:style-name="ce2">
            <text:p>18/04/2021</text:p>
          </table:table-cell>
          <table:table-cell office:value-type="date" office:date-value="2017-03-23T00:00:00" table:style-name="ce2">
            <text:p>23/03/201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ranquil Whispers</text:p>
          </table:table-cell>
          <table:table-cell office:value-type="date" office:date-value="2022-06-08T00:00:00" table:style-name="ce2">
            <text:p>08/06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ternal Symphony</text:p>
          </table:table-cell>
          <table:table-cell office:value-type="date" office:date-value="2021-10-16T00:00:00" table:style-name="ce2">
            <text:p>16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rewell Shadows</text:p>
          </table:table-cell>
          <table:table-cell office:value-type="date" office:date-value="2022-03-22T00:00:00" table:style-name="ce2">
            <text:p>22/03/2022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Whispering Departure</text:p>
          </table:table-cell>
          <table:table-cell office:value-type="date" office:date-value="2023-11-02T00:00:00" table:style-name="ce2">
            <text:p>02/11/2023</text:p>
          </table:table-cell>
          <table:table-cell office:value-type="date" office:date-value="1943-02-01T00:00:00" table:style-name="ce2">
            <text:p>01/02/1943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hadows of Farewell</text:p>
          </table:table-cell>
          <table:table-cell office:value-type="date" office:date-value="2020-05-12T00:00:00" table:style-name="ce2">
            <text:p>12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Whispers</text:p>
          </table:table-cell>
          <table:table-cell office:value-type="date" office:date-value="2022-05-31T00:00:00" table:style-name="ce2">
            <text:p>31/05/2022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Tranquil Symphony</text:p>
          </table:table-cell>
          <table:table-cell office:value-type="date" office:date-value="2023-07-04T00:00:00" table:style-name="ce2">
            <text:p>04/07/2023</text:p>
          </table:table-cell>
          <table:table-cell office:value-type="date" office:date-value="2011-06-19T00:00:00" table:style-name="ce2">
            <text:p>19/06/2011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wilight Solace</text:p>
          </table:table-cell>
          <table:table-cell office:value-type="date" office:date-value="2024-04-18T00:00:00" table:style-name="ce2">
            <text:p>18/04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aestria di Marmo</text:p>
          </table:table-cell>
          <table:table-cell office:value-type="date" office:date-value="2023-05-06T00:00:00" table:style-name="ce2">
            <text:p>06/05/2023</text:p>
          </table:table-cell>
          <table:table-cell office:value-type="date" office:date-value="1982-03-21T00:00:00" table:style-name="ce2">
            <text:p>21/03/1982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leganza Classica</text:p>
          </table:table-cell>
          <table:table-cell office:value-type="date" office:date-value="2022-01-18T00:00:00" table:style-name="ce2">
            <text:p>18/01/2022</text:p>
          </table:table-cell>
          <table:table-cell office:value-type="date" office:date-value="1962-06-17T00:00:00" table:style-name="ce2">
            <text:p>17/06/196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affinatezza Intagliata</text:p>
          </table:table-cell>
          <table:table-cell office:value-type="date" office:date-value="2021-02-15T00:00:00" table:style-name="ce2">
            <text:p>15/0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orme Antiche</text:p>
          </table:table-cell>
          <table:table-cell office:value-type="date" office:date-value="2020-07-28T00:00:00" table:style-name="ce2">
            <text:p>28/07/2020</text:p>
          </table:table-cell>
          <table:table-cell office:value-type="date" office:date-value="1938-06-26T00:00:00" table:style-name="ce2">
            <text:p>26/06/193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imboli Scolpiti</text:p>
          </table:table-cell>
          <table:table-cell office:value-type="date" office:date-value="2022-09-17T00:00:00" table:style-name="ce2">
            <text:p>17/09/2022</text:p>
          </table:table-cell>
          <table:table-cell office:value-type="date" office:date-value="2021-09-13T00:00:00" table:style-name="ce2">
            <text:p>13/09/202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ellezza Eterna</text:p>
          </table:table-cell>
          <table:table-cell office:value-type="date" office:date-value="2023-11-20T00:00:00" table:style-name="ce2">
            <text:p>20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poca D'oro</text:p>
          </table:table-cell>
          <table:table-cell office:value-type="date" office:date-value="2022-03-04T00:00:00" table:style-name="ce2">
            <text:p>04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Incarnazioni del Passato</text:p>
          </table:table-cell>
          <table:table-cell office:value-type="date" office:date-value="2022-08-22T00:00:00" table:style-name="ce2">
            <text:p>22/08/2022</text:p>
          </table:table-cell>
          <table:table-cell office:value-type="date" office:date-value="1962-02-16T00:00:00" table:style-name="ce2">
            <text:p>16/02/1962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esori di Pietra</text:p>
          </table:table-cell>
          <table:table-cell office:value-type="date" office:date-value="2022-03-23T00:00:00" table:style-name="ce2">
            <text:p>23/03/2022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Opere Immortali</text:p>
          </table:table-cell>
          <table:table-cell office:value-type="date" office:date-value="2022-09-19T00:00:00" table:style-name="ce2">
            <text:p>19/09/2022</text:p>
          </table:table-cell>
          <table:table-cell office:value-type="date" office:date-value="1963-10-06T00:00:00" table:style-name="ce2">
            <text:p>06/10/1963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Emblemi del Tempo</text:p>
          </table:table-cell>
          <table:table-cell office:value-type="date" office:date-value="2021-12-05T00:00:00" table:style-name="ce2">
            <text:p>05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plendori Antichi</text:p>
          </table:table-cell>
          <table:table-cell office:value-type="date" office:date-value="2021-04-11T00:00:00" table:style-name="ce2">
            <text:p>11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Prodigio della Pietra</text:p>
          </table:table-cell>
          <table:table-cell office:value-type="date" office:date-value="2021-09-11T00:00:00" table:style-name="ce2">
            <text:p>11/09/2021</text:p>
          </table:table-cell>
          <table:table-cell office:value-type="date" office:date-value="2013-04-10T00:00:00" table:style-name="ce2">
            <text:p>10/04/2013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Leggende Incise</text:p>
          </table:table-cell>
          <table:table-cell office:value-type="date" office:date-value="2022-09-15T00:00:00" table:style-name="ce2">
            <text:p>15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Visioni del Passato</text:p>
          </table:table-cell>
          <table:table-cell office:value-type="date" office:date-value="2023-06-11T00:00:00" table:style-name="ce2">
            <text:p>11/06/2023</text:p>
          </table:table-cell>
          <table:table-cell office:value-type="date" office:date-value="1943-04-13T00:00:00" table:style-name="ce2">
            <text:p>13/04/1943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cone di Epoca</text:p>
          </table:table-cell>
          <table:table-cell office:value-type="date" office:date-value="2021-05-21T00:00:00" table:style-name="ce2">
            <text:p>21/05/2021</text:p>
          </table:table-cell>
          <table:table-cell office:value-type="date" office:date-value="1973-10-01T00:00:00" table:style-name="ce2">
            <text:p>01/10/1973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Dettagli Scolpiti</text:p>
          </table:table-cell>
          <table:table-cell office:value-type="date" office:date-value="2023-12-06T00:00:00" table:style-name="ce2">
            <text:p>06/12/2023</text:p>
          </table:table-cell>
          <table:table-cell office:value-type="date" office:date-value="1966-05-22T00:00:00" table:style-name="ce2">
            <text:p>22/05/1966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Eredi dell'Antichità</text:p>
          </table:table-cell>
          <table:table-cell office:value-type="date" office:date-value="2024-02-21T00:00:00" table:style-name="ce2">
            <text:p>21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spressioni di Tempo</text:p>
          </table:table-cell>
          <table:table-cell office:value-type="date" office:date-value="2022-09-22T00:00:00" table:style-name="ce2">
            <text:p>22/09/2022</text:p>
          </table:table-cell>
          <table:table-cell office:value-type="date" office:date-value="2019-02-15T00:00:00" table:style-name="ce2">
            <text:p>15/02/2019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eraviglie di Marmo</text:p>
          </table:table-cell>
          <table:table-cell office:value-type="date" office:date-value="2022-07-04T00:00:00" table:style-name="ce2">
            <text:p>04/07/2022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Trionfo della Tradizione</text:p>
          </table:table-cell>
          <table:table-cell office:value-type="date" office:date-value="2024-03-26T00:00:00" table:style-name="ce2">
            <text:p>26/03/2024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lorie di Granito</text:p>
          </table:table-cell>
          <table:table-cell office:value-type="date" office:date-value="2022-06-14T00:00:00" table:style-name="ce2">
            <text:p>14/06/2022</text:p>
          </table:table-cell>
          <table:table-cell office:value-type="date" office:date-value="1982-04-20T00:00:00" table:style-name="ce2">
            <text:p>20/04/1982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rteplastica Ancestrale</text:p>
          </table:table-cell>
          <table:table-cell office:value-type="date" office:date-value="2024-03-24T00:00:00" table:style-name="ce2">
            <text:p>24/03/2024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culture del Passato</text:p>
          </table:table-cell>
          <table:table-cell office:value-type="date" office:date-value="2021-08-19T00:00:00" table:style-name="ce2">
            <text:p>19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aestri Intagliatori</text:p>
          </table:table-cell>
          <table:table-cell office:value-type="date" office:date-value="2022-04-09T00:00:00" table:style-name="ce2">
            <text:p>09/04/2022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Emozioni Scolpite</text:p>
          </table:table-cell>
          <table:table-cell office:value-type="date" office:date-value="2024-03-11T00:00:00" table:style-name="ce2">
            <text:p>11/03/2024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Forme di Marmo</text:p>
          </table:table-cell>
          <table:table-cell office:value-type="date" office:date-value="2020-07-09T00:00:00" table:style-name="ce2">
            <text:p>09/07/2020</text:p>
          </table:table-cell>
          <table:table-cell office:value-type="date" office:date-value="1974-06-13T00:00:00" table:style-name="ce2">
            <text:p>13/06/1974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atrimonio Scolpito</text:p>
          </table:table-cell>
          <table:table-cell office:value-type="date" office:date-value="2023-10-31T00:00:00" table:style-name="ce2">
            <text:p>31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Eredità del Tempo</text:p>
          </table:table-cell>
          <table:table-cell office:value-type="date" office:date-value="2023-02-16T00:00:00" table:style-name="ce2">
            <text:p>16/02/2023</text:p>
          </table:table-cell>
          <table:table-cell office:value-type="date" office:date-value="1985-01-04T00:00:00" table:style-name="ce2">
            <text:p>04/01/1985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imboli Sacri</text:p>
          </table:table-cell>
          <table:table-cell office:value-type="date" office:date-value="2020-08-06T00:00:00" table:style-name="ce2">
            <text:p>06/08/2020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morie Scolpite</text:p>
          </table:table-cell>
          <table:table-cell office:value-type="date" office:date-value="2023-01-17T00:00:00" table:style-name="ce2">
            <text:p>17/01/2023</text:p>
          </table:table-cell>
          <table:table-cell office:value-type="date" office:date-value="1961-02-27T00:00:00" table:style-name="ce2">
            <text:p>27/02/1961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nigmi Antichi</text:p>
          </table:table-cell>
          <table:table-cell office:value-type="date" office:date-value="2020-10-05T00:00:00" table:style-name="ce2">
            <text:p>05/10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nerabili Statuette</text:p>
          </table:table-cell>
          <table:table-cell office:value-type="date" office:date-value="2024-03-14T00:00:00" table:style-name="ce2">
            <text:p>14/03/2024</text:p>
          </table:table-cell>
          <table:table-cell office:value-type="date" office:date-value="1942-10-10T00:00:00" table:style-name="ce2">
            <text:p>10/10/194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estimonianze Scolpite</text:p>
          </table:table-cell>
          <table:table-cell office:value-type="date" office:date-value="2020-08-20T00:00:00" table:style-name="ce2">
            <text:p>20/08/2020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cone del Passato</text:p>
          </table:table-cell>
          <table:table-cell office:value-type="date" office:date-value="2021-10-21T00:00:00" table:style-name="ce2">
            <text:p>21/10/2021</text:p>
          </table:table-cell>
          <table:table-cell office:value-type="date" office:date-value="1998-07-28T00:00:00" table:style-name="ce2">
            <text:p>28/07/1998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isioni Scultoree</text:p>
          </table:table-cell>
          <table:table-cell office:value-type="date" office:date-value="2022-01-28T00:00:00" table:style-name="ce2">
            <text:p>28/01/2022</text:p>
          </table:table-cell>
          <table:table-cell office:value-type="date" office:date-value="2024-01-05T00:00:00" table:style-name="ce2">
            <text:p>05/01/2024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ito e Realismo</text:p>
          </table:table-cell>
          <table:table-cell office:value-type="date" office:date-value="2023-07-26T00:00:00" table:style-name="ce2">
            <text:p>26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Tracce d'Epoca</text:p>
          </table:table-cell>
          <table:table-cell office:value-type="date" office:date-value="2024-03-13T00:00:00" table:style-name="ce2">
            <text:p>13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pere dell'Antichità</text:p>
          </table:table-cell>
          <table:table-cell office:value-type="date" office:date-value="2023-08-08T00:00:00" table:style-name="ce2">
            <text:p>08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sioni Mitologiche</text:p>
          </table:table-cell>
          <table:table-cell office:value-type="date" office:date-value="2022-02-18T00:00:00" table:style-name="ce2">
            <text:p>18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Affreschi della Storia</text:p>
          </table:table-cell>
          <table:table-cell office:value-type="date" office:date-value="2023-01-03T00:00:00" table:style-name="ce2">
            <text:p>03/01/2023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onumenti Antichi</text:p>
          </table:table-cell>
          <table:table-cell office:value-type="date" office:date-value="2021-02-01T00:00:00" table:style-name="ce2">
            <text:p>01/0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rte Incisa</text:p>
          </table:table-cell>
          <table:table-cell office:value-type="date" office:date-value="2022-02-24T00:00:00" table:style-name="ce2">
            <text:p>24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eliquie di Pietra</text:p>
          </table:table-cell>
          <table:table-cell office:value-type="date" office:date-value="2023-01-10T00:00:00" table:style-name="ce2">
            <text:p>10/01/2023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hi del Passato</text:p>
          </table:table-cell>
          <table:table-cell office:value-type="date" office:date-value="2022-09-21T00:00:00" table:style-name="ce2">
            <text:p>21/09/2022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Figurazioni d'Epoca</text:p>
          </table:table-cell>
          <table:table-cell office:value-type="date" office:date-value="2022-12-27T00:00:00" table:style-name="ce2">
            <text:p>27/12/2022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Visioni Immortalate</text:p>
          </table:table-cell>
          <table:table-cell office:value-type="date" office:date-value="2023-12-09T00:00:00" table:style-name="ce2">
            <text:p>09/12/2023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culture Sacre</text:p>
          </table:table-cell>
          <table:table-cell office:value-type="date" office:date-value="2022-12-26T00:00:00" table:style-name="ce2">
            <text:p>26/12/2022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plendori Lavorati</text:p>
          </table:table-cell>
          <table:table-cell office:value-type="date" office:date-value="2021-07-16T00:00:00" table:style-name="ce2">
            <text:p>16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aestà Antiche</text:p>
          </table:table-cell>
          <table:table-cell office:value-type="date" office:date-value="2020-11-14T00:00:00" table:style-name="ce2">
            <text:p>14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Trionfi dell'Arte</text:p>
          </table:table-cell>
          <table:table-cell office:value-type="date" office:date-value="2022-08-06T00:00:00" table:style-name="ce2">
            <text:p>06/08/2022</text:p>
          </table:table-cell>
          <table:table-cell office:value-type="date" office:date-value="1952-04-29T00:00:00" table:style-name="ce2">
            <text:p>29/04/1952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ffinità Scolpite</text:p>
          </table:table-cell>
          <table:table-cell office:value-type="date" office:date-value="2023-10-04T00:00:00" table:style-name="ce2">
            <text:p>04/10/2023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egni dell'Epoca</text:p>
          </table:table-cell>
          <table:table-cell office:value-type="date" office:date-value="2021-05-05T00:00:00" table:style-name="ce2">
            <text:p>05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rte Sacra</text:p>
          </table:table-cell>
          <table:table-cell office:value-type="date" office:date-value="2021-07-10T00:00:00" table:style-name="ce2">
            <text:p>10/07/2021</text:p>
          </table:table-cell>
          <table:table-cell office:value-type="string" table:style-name="ce3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eggende Viventi</text:p>
          </table:table-cell>
          <table:table-cell office:value-type="date" office:date-value="2021-11-14T00:00:00" table:style-name="ce2">
            <text:p>14/11/2021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chi Antichi</text:p>
          </table:table-cell>
          <table:table-cell office:value-type="date" office:date-value="2022-04-20T00:00:00" table:style-name="ce2">
            <text:p>20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culture</text:p>
          </table:table-cell>
          <table:table-cell office:value-type="date" office:date-value="2023-02-12T00:00:00" table:style-name="ce2">
            <text:p>12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itratti del Passato</text:p>
          </table:table-cell>
          <table:table-cell office:value-type="date" office:date-value="2021-12-22T00:00:00" table:style-name="ce2">
            <text:p>22/12/2021</text:p>
          </table:table-cell>
          <table:table-cell office:value-type="date" office:date-value="1989-08-24T00:00:00" table:style-name="ce2">
            <text:p>24/08/1989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esti di Pietra</text:p>
          </table:table-cell>
          <table:table-cell office:value-type="date" office:date-value="2024-02-15T00:00:00" table:style-name="ce2">
            <text:p>15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Opere d'Arte Eterne</text:p>
          </table:table-cell>
          <table:table-cell office:value-type="date" office:date-value="2021-08-20T00:00:00" table:style-name="ce2">
            <text:p>20/08/2021</text:p>
          </table:table-cell>
          <table:table-cell office:value-type="date" office:date-value="2010-10-08T00:00:00" table:style-name="ce2">
            <text:p>08/10/2010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Trionfi dell'Immortalità</text:p>
          </table:table-cell>
          <table:table-cell office:value-type="date" office:date-value="2021-02-06T00:00:00" table:style-name="ce2">
            <text:p>06/02/2021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rodigio dello Scalpellino</text:p>
          </table:table-cell>
          <table:table-cell office:value-type="date" office:date-value="2022-07-18T00:00:00" table:style-name="ce2">
            <text:p>18/07/2022</text:p>
          </table:table-cell>
          <table:table-cell office:value-type="date" office:date-value="1998-09-13T00:00:00" table:style-name="ce2">
            <text:p>13/09/199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redità Incisa</text:p>
          </table:table-cell>
          <table:table-cell office:value-type="date" office:date-value="2020-09-09T00:00:00" table:style-name="ce2">
            <text:p>09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Espressioni Scultoree</text:p>
          </table:table-cell>
          <table:table-cell office:value-type="date" office:date-value="2021-05-03T00:00:00" table:style-name="ce2">
            <text:p>03/05/2021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mmagini Antiche</text:p>
          </table:table-cell>
          <table:table-cell office:value-type="date" office:date-value="2022-09-27T00:00:00" table:style-name="ce2">
            <text:p>27/09/2022</text:p>
          </table:table-cell>
          <table:table-cell office:value-type="date" office:date-value="1985-02-23T00:00:00" table:style-name="ce2">
            <text:p>23/02/198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ettagli del Tempo</text:p>
          </table:table-cell>
          <table:table-cell office:value-type="date" office:date-value="2020-05-12T00:00:00" table:style-name="ce2">
            <text:p>12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estigia del Passato</text:p>
          </table:table-cell>
          <table:table-cell office:value-type="date" office:date-value="2023-12-07T00:00:00" table:style-name="ce2">
            <text:p>07/12/2023</text:p>
          </table:table-cell>
          <table:table-cell office:value-type="date" office:date-value="1981-10-12T00:00:00" table:style-name="ce2">
            <text:p>12/10/1981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esori del Tempio</text:p>
          </table:table-cell>
          <table:table-cell office:value-type="date" office:date-value="2023-06-24T00:00:00" table:style-name="ce2">
            <text:p>24/06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Rappresentazioni Sacre</text:p>
          </table:table-cell>
          <table:table-cell office:value-type="date" office:date-value="2023-05-01T00:00:00" table:style-name="ce2">
            <text:p>01/05/2023</text:p>
          </table:table-cell>
          <table:table-cell office:value-type="date" office:date-value="1980-03-08T00:00:00" table:style-name="ce2">
            <text:p>08/03/198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esori dell'Arte</text:p>
          </table:table-cell>
          <table:table-cell office:value-type="date" office:date-value="2020-11-20T00:00:00" table:style-name="ce2">
            <text:p>20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colpire il Tempo</text:p>
          </table:table-cell>
          <table:table-cell office:value-type="date" office:date-value="2021-11-29T00:00:00" table:style-name="ce2">
            <text:p>29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Ritratti Immortali</text:p>
          </table:table-cell>
          <table:table-cell office:value-type="date" office:date-value="2021-10-02T00:00:00" table:style-name="ce2">
            <text:p>02/10/2021</text:p>
          </table:table-cell>
          <table:table-cell office:value-type="date" office:date-value="2002-10-21T00:00:00" table:style-name="ce2">
            <text:p>21/10/2002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Icone Intagliate</text:p>
          </table:table-cell>
          <table:table-cell office:value-type="date" office:date-value="2021-01-17T00:00:00" table:style-name="ce2">
            <text:p>17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aestria Antica</text:p>
          </table:table-cell>
          <table:table-cell office:value-type="date" office:date-value="2023-06-25T00:00:00" table:style-name="ce2">
            <text:p>25/06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esori di Terrecotte</text:p>
          </table:table-cell>
          <table:table-cell office:value-type="date" office:date-value="2023-12-21T00:00:00" table:style-name="ce2">
            <text:p>21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Epopee Scolpite</text:p>
          </table:table-cell>
          <table:table-cell office:value-type="date" office:date-value="2020-07-14T00:00:00" table:style-name="ce2">
            <text:p>14/07/2020</text:p>
          </table:table-cell>
          <table:table-cell office:value-type="date" office:date-value="1994-12-05T00:00:00" table:style-name="ce2">
            <text:p>05/12/1994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iracoli del Marmo</text:p>
          </table:table-cell>
          <table:table-cell office:value-type="date" office:date-value="2020-09-01T00:00:00" table:style-name="ce2">
            <text:p>01/09/2020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Eredità del Maestro</text:p>
          </table:table-cell>
          <table:table-cell office:value-type="date" office:date-value="2021-01-14T00:00:00" table:style-name="ce2">
            <text:p>14/01/2021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iti Scolpiti</text:p>
          </table:table-cell>
          <table:table-cell office:value-type="date" office:date-value="2020-12-02T00:00:00" table:style-name="ce2">
            <text:p>02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Emblemi della Storia</text:p>
          </table:table-cell>
          <table:table-cell office:value-type="date" office:date-value="2021-03-31T00:00:00" table:style-name="ce2">
            <text:p>31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Visioni dell'Arte</text:p>
          </table:table-cell>
          <table:table-cell office:value-type="date" office:date-value="2023-11-08T00:00:00" table:style-name="ce2">
            <text:p>08/11/2023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ffreschi Antichi</text:p>
          </table:table-cell>
          <table:table-cell office:value-type="date" office:date-value="2023-12-10T00:00:00" table:style-name="ce2">
            <text:p>10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Icone della Cultura</text:p>
          </table:table-cell>
          <table:table-cell office:value-type="date" office:date-value="2022-04-21T00:00:00" table:style-name="ce2">
            <text:p>21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emorie di Marmo</text:p>
          </table:table-cell>
          <table:table-cell office:value-type="date" office:date-value="2020-07-12T00:00:00" table:style-name="ce2">
            <text:p>12/07/2020</text:p>
          </table:table-cell>
          <table:table-cell office:value-type="date" office:date-value="1944-07-30T00:00:00" table:style-name="ce2">
            <text:p>30/07/1944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ggende</text:p>
          </table:table-cell>
          <table:table-cell office:value-type="date" office:date-value="2022-12-04T00:00:00" table:style-name="ce2">
            <text:p>04/12/2022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culture del Destino</text:p>
          </table:table-cell>
          <table:table-cell office:value-type="date" office:date-value="2021-05-02T00:00:00" table:style-name="ce2">
            <text:p>02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liquie dell'Antichità</text:p>
          </table:table-cell>
          <table:table-cell office:value-type="date" office:date-value="2021-07-06T00:00:00" table:style-name="ce2">
            <text:p>06/07/2021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Rappresentazioni d'Epoca</text:p>
          </table:table-cell>
          <table:table-cell office:value-type="date" office:date-value="2022-06-28T00:00:00" table:style-name="ce2">
            <text:p>28/06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Icone Scolpite</text:p>
          </table:table-cell>
          <table:table-cell office:value-type="date" office:date-value="2024-03-04T00:00:00" table:style-name="ce2">
            <text:p>04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Ritratti Eterei</text:p>
          </table:table-cell>
          <table:table-cell office:value-type="date" office:date-value="2021-02-27T00:00:00" table:style-name="ce2">
            <text:p>27/02/2021</text:p>
          </table:table-cell>
          <table:table-cell office:value-type="date" office:date-value="1944-05-28T00:00:00" table:style-name="ce2">
            <text:p>28/05/194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avori d'Epoca</text:p>
          </table:table-cell>
          <table:table-cell office:value-type="date" office:date-value="2020-10-21T00:00:00" table:style-name="ce2">
            <text:p>21/10/2020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esti</text:p>
          </table:table-cell>
          <table:table-cell office:value-type="date" office:date-value="2023-10-25T00:00:00" table:style-name="ce2">
            <text:p>25/10/2023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appresentazioni del Sacro</text:p>
          </table:table-cell>
          <table:table-cell office:value-type="date" office:date-value="2020-08-30T00:00:00" table:style-name="ce2">
            <text:p>30/08/2020</text:p>
          </table:table-cell>
          <table:table-cell office:value-type="date" office:date-value="2023-09-16T00:00:00" table:style-name="ce2">
            <text:p>16/09/2023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estri</text:p>
          </table:table-cell>
          <table:table-cell office:value-type="date" office:date-value="2020-06-10T00:00:00" table:style-name="ce2">
            <text:p>10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iracoli dell'Arte</text:p>
          </table:table-cell>
          <table:table-cell office:value-type="date" office:date-value="2020-05-22T00:00:00" table:style-name="ce2">
            <text:p>22/05/2020</text:p>
          </table:table-cell>
          <table:table-cell office:value-type="date" office:date-value="1983-08-29T00:00:00" table:style-name="ce2">
            <text:p>29/08/1983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egni del Passato</text:p>
          </table:table-cell>
          <table:table-cell office:value-type="date" office:date-value="2022-05-15T00:00:00" table:style-name="ce2">
            <text:p>15/05/2022</text:p>
          </table:table-cell>
          <table:table-cell office:value-type="date" office:date-value="1932-11-11T00:00:00" table:style-name="ce2">
            <text:p>11/11/1932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Visioni dello Scalpellino</text:p>
          </table:table-cell>
          <table:table-cell office:value-type="date" office:date-value="2022-10-01T00:00:00" table:style-name="ce2">
            <text:p>01/10/2022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itratti di Eternità</text:p>
          </table:table-cell>
          <table:table-cell office:value-type="date" office:date-value="2021-05-06T00:00:00" table:style-name="ce2">
            <text:p>06/05/2021</text:p>
          </table:table-cell>
          <table:table-cell office:value-type="date" office:date-value="1996-05-05T00:00:00" table:style-name="ce2">
            <text:p>05/05/1996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Infinite Joy</text:p>
          </table:table-cell>
          <table:table-cell office:value-type="date" office:date-value="2021-05-14T00:00:00" table:style-name="ce2">
            <text:p>14/05/2021</text:p>
          </table:table-cell>
          <table:table-cell office:value-type="date" office:date-value="1950-08-02T00:00:00" table:style-name="ce2">
            <text:p>02/08/195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Hidden Smiles</text:p>
          </table:table-cell>
          <table:table-cell office:value-type="date" office:date-value="2022-01-17T00:00:00" table:style-name="ce2">
            <text:p>17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oments of Bliss</text:p>
          </table:table-cell>
          <table:table-cell office:value-type="date" office:date-value="2023-06-09T00:00:00" table:style-name="ce2">
            <text:p>09/06/2023</text:p>
          </table:table-cell>
          <table:table-cell office:value-type="date" office:date-value="1951-01-23T00:00:00" table:style-name="ce2">
            <text:p>23/01/1951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Radiant Serenity</text:p>
          </table:table-cell>
          <table:table-cell office:value-type="date" office:date-value="2021-08-23T00:00:00" table:style-name="ce2">
            <text:p>23/08/2021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mbraces of Happiness</text:p>
          </table:table-cell>
          <table:table-cell office:value-type="date" office:date-value="2024-01-04T00:00:00" table:style-name="ce2">
            <text:p>04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aughter at Sunset</text:p>
          </table:table-cell>
          <table:table-cell office:value-type="date" office:date-value="2022-08-07T00:00:00" table:style-name="ce2">
            <text:p>07/08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elodies of the Heart</text:p>
          </table:table-cell>
          <table:table-cell office:value-type="date" office:date-value="2020-07-14T00:00:00" table:style-name="ce2">
            <text:p>14/07/2020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Dream of Joyfulness</text:p>
          </table:table-cell>
          <table:table-cell office:value-type="date" office:date-value="2022-04-26T00:00:00" table:style-name="ce2">
            <text:p>26/04/2022</text:p>
          </table:table-cell>
          <table:table-cell office:value-type="date" office:date-value="1982-09-09T00:00:00" table:style-name="ce2">
            <text:p>09/09/1982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lissful Harmony</text:p>
          </table:table-cell>
          <table:table-cell office:value-type="date" office:date-value="2022-03-07T00:00:00" table:style-name="ce2">
            <text:p>07/03/2022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parkling Delight</text:p>
          </table:table-cell>
          <table:table-cell office:value-type="date" office:date-value="2022-01-02T00:00:00" table:style-name="ce2">
            <text:p>02/01/2022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Dance of Euphoria</text:p>
          </table:table-cell>
          <table:table-cell office:value-type="date" office:date-value="2024-01-12T00:00:00" table:style-name="ce2">
            <text:p>12/01/2024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erene Laughter</text:p>
          </table:table-cell>
          <table:table-cell office:value-type="date" office:date-value="2020-11-22T00:00:00" table:style-name="ce2">
            <text:p>22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Bright Spirits</text:p>
          </table:table-cell>
          <table:table-cell office:value-type="date" office:date-value="2023-06-21T00:00:00" table:style-name="ce2">
            <text:p>21/06/2023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Joyful Whispers</text:p>
          </table:table-cell>
          <table:table-cell office:value-type="date" office:date-value="2021-03-06T00:00:00" table:style-name="ce2">
            <text:p>06/03/2021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Peaceful Bliss</text:p>
          </table:table-cell>
          <table:table-cell office:value-type="date" office:date-value="2021-04-02T00:00:00" table:style-name="ce2">
            <text:p>02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armony in Happiness</text:p>
          </table:table-cell>
          <table:table-cell office:value-type="date" office:date-value="2021-07-21T00:00:00" table:style-name="ce2">
            <text:p>21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nshine Smiles</text:p>
          </table:table-cell>
          <table:table-cell office:value-type="date" office:date-value="2023-05-30T00:00:00" table:style-name="ce2">
            <text:p>30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Blissful Wanderlust</text:p>
          </table:table-cell>
          <table:table-cell office:value-type="date" office:date-value="2022-05-04T00:00:00" table:style-name="ce2">
            <text:p>04/05/2022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Joyous Echoes</text:p>
          </table:table-cell>
          <table:table-cell office:value-type="date" office:date-value="2022-05-29T00:00:00" table:style-name="ce2">
            <text:p>29/05/2022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adiant Smiles</text:p>
          </table:table-cell>
          <table:table-cell office:value-type="date" office:date-value="2022-03-19T00:00:00" table:style-name="ce2">
            <text:p>19/03/2022</text:p>
          </table:table-cell>
          <table:table-cell office:value-type="date" office:date-value="1931-02-06T00:00:00" table:style-name="ce2">
            <text:p>06/02/1931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Tranquil Happiness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3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lissful Symphony</text:p>
          </table:table-cell>
          <table:table-cell office:value-type="date" office:date-value="2023-03-10T00:00:00" table:style-name="ce2">
            <text:p>10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nlit Happiness</text:p>
          </table:table-cell>
          <table:table-cell office:value-type="date" office:date-value="2020-07-11T00:00:00" table:style-name="ce2">
            <text:p>11/07/2020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Joyful Reflections</text:p>
          </table:table-cell>
          <table:table-cell office:value-type="date" office:date-value="2021-07-21T00:00:00" table:style-name="ce2">
            <text:p>21/07/2021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uphoric Dreams</text:p>
          </table:table-cell>
          <table:table-cell office:value-type="date" office:date-value="2023-06-28T00:00:00" table:style-name="ce2">
            <text:p>28/06/2023</text:p>
          </table:table-cell>
          <table:table-cell office:value-type="date" office:date-value="1934-09-17T00:00:00" table:style-name="ce2">
            <text:p>17/09/1934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lissful Escapade</text:p>
          </table:table-cell>
          <table:table-cell office:value-type="date" office:date-value="2021-05-10T00:00:00" table:style-name="ce2">
            <text:p>10/05/2021</text:p>
          </table:table-cell>
          <table:table-cell office:value-type="date" office:date-value="1997-03-07T00:00:00" table:style-name="ce2">
            <text:p>07/03/199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Happy Whispers</text:p>
          </table:table-cell>
          <table:table-cell office:value-type="date" office:date-value="2021-04-20T00:00:00" table:style-name="ce2">
            <text:p>20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Gleaming Joy</text:p>
          </table:table-cell>
          <table:table-cell office:value-type="date" office:date-value="2021-11-26T00:00:00" table:style-name="ce2">
            <text:p>26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erenity in Smiles</text:p>
          </table:table-cell>
          <table:table-cell office:value-type="date" office:date-value="2020-05-14T00:00:00" table:style-name="ce2">
            <text:p>14/05/2020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lissful Reverie</text:p>
          </table:table-cell>
          <table:table-cell office:value-type="date" office:date-value="2024-02-06T00:00:00" table:style-name="ce2">
            <text:p>06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Harmony in Joy</text:p>
          </table:table-cell>
          <table:table-cell office:value-type="date" office:date-value="2020-09-04T00:00:00" table:style-name="ce2">
            <text:p>04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Radiant Dreams</text:p>
          </table:table-cell>
          <table:table-cell office:value-type="date" office:date-value="2024-02-20T00:00:00" table:style-name="ce2">
            <text:p>20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Euphoric Harmony</text:p>
          </table:table-cell>
          <table:table-cell office:value-type="date" office:date-value="2023-08-24T00:00:00" table:style-name="ce2">
            <text:p>24/08/2023</text:p>
          </table:table-cell>
          <table:table-cell office:value-type="date" office:date-value="2002-08-04T00:00:00" table:style-name="ce2">
            <text:p>04/08/200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n-Kissed Joy</text:p>
          </table:table-cell>
          <table:table-cell office:value-type="date" office:date-value="2022-09-24T00:00:00" table:style-name="ce2">
            <text:p>24/09/2022</text:p>
          </table:table-cell>
          <table:table-cell office:value-type="date" office:date-value="2000-12-21T00:00:00" table:style-name="ce2">
            <text:p>21/12/2000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lissful Melodies</text:p>
          </table:table-cell>
          <table:table-cell office:value-type="date" office:date-value="2023-04-15T00:00:00" table:style-name="ce2">
            <text:p>15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oyful Serenade</text:p>
          </table:table-cell>
          <table:table-cell office:value-type="date" office:date-value="2021-12-23T00:00:00" table:style-name="ce2">
            <text:p>23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Laughter in Bloom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erene Sunshine</text:p>
          </table:table-cell>
          <table:table-cell office:value-type="date" office:date-value="2023-09-26T00:00:00" table:style-name="ce2">
            <text:p>26/09/2023</text:p>
          </table:table-cell>
          <table:table-cell office:value-type="date" office:date-value="1939-06-12T00:00:00" table:style-name="ce2">
            <text:p>12/06/1939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Dancing with Joy</text:p>
          </table:table-cell>
          <table:table-cell office:value-type="date" office:date-value="2023-02-06T00:00:00" table:style-name="ce2">
            <text:p>06/02/2023</text:p>
          </table:table-cell>
          <table:table-cell office:value-type="date" office:date-value="1984-08-25T00:00:00" table:style-name="ce2">
            <text:p>25/08/1984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Blissful Horizon</text:p>
          </table:table-cell>
          <table:table-cell office:value-type="date" office:date-value="2022-10-05T00:00:00" table:style-name="ce2">
            <text:p>05/10/2022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ssurri d'amore</text:p>
          </table:table-cell>
          <table:table-cell office:value-type="date" office:date-value="2022-04-26T00:00:00" table:style-name="ce2">
            <text:p>26/04/2022</text:p>
          </table:table-cell>
          <table:table-cell office:value-type="date" office:date-value="1961-01-12T00:00:00" table:style-name="ce2">
            <text:p>12/01/196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ncanto romantico</text:p>
          </table:table-cell>
          <table:table-cell office:value-type="date" office:date-value="2021-09-19T00:00:00" table:style-name="ce2">
            <text:p>19/09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Dolce carezza</text:p>
          </table:table-cell>
          <table:table-cell office:value-type="date" office:date-value="2021-05-02T00:00:00" table:style-name="ce2">
            <text:p>02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agia dell'amore</text:p>
          </table:table-cell>
          <table:table-cell office:value-type="date" office:date-value="2020-07-14T00:00:00" table:style-name="ce2">
            <text:p>14/07/2020</text:p>
          </table:table-cell>
          <table:table-cell office:value-type="date" office:date-value="2016-04-11T00:00:00" table:style-name="ce2">
            <text:p>11/04/201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bbracci infiniti</text:p>
          </table:table-cell>
          <table:table-cell office:value-type="date" office:date-value="2021-08-31T00:00:00" table:style-name="ce2">
            <text:p>31/08/2021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elodia</text:p>
          </table:table-cell>
          <table:table-cell office:value-type="date" office:date-value="2023-09-22T00:00:00" table:style-name="ce2">
            <text:p>22/09/2023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mozioni condivise</text:p>
          </table:table-cell>
          <table:table-cell office:value-type="date" office:date-value="2022-03-04T00:00:00" table:style-name="ce2">
            <text:p>04/03/2022</text:p>
          </table:table-cell>
          <table:table-cell office:value-type="date" office:date-value="1954-05-09T00:00:00" table:style-name="ce2">
            <text:p>09/05/195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ogni d'amore</text:p>
          </table:table-cell>
          <table:table-cell office:value-type="date" office:date-value="2023-01-10T00:00:00" table:style-name="ce2">
            <text:p>10/01/2023</text:p>
          </table:table-cell>
          <table:table-cell office:value-type="date" office:date-value="1944-07-07T00:00:00" table:style-name="ce2">
            <text:p>07/07/1944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Gioia condivisa</text:p>
          </table:table-cell>
          <table:table-cell office:value-type="date" office:date-value="2020-08-26T00:00:00" table:style-name="ce2">
            <text:p>26/08/2020</text:p>
          </table:table-cell>
          <table:table-cell office:value-type="date" office:date-value="2008-03-18T00:00:00" table:style-name="ce2">
            <text:p>18/03/2008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anza dell'amore</text:p>
          </table:table-cell>
          <table:table-cell office:value-type="date" office:date-value="2022-02-23T00:00:00" table:style-name="ce2">
            <text:p>23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aci sotto le stelle</text:p>
          </table:table-cell>
          <table:table-cell office:value-type="date" office:date-value="2022-01-13T00:00:00" table:style-name="ce2">
            <text:p>13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uce dell'amore</text:p>
          </table:table-cell>
          <table:table-cell office:value-type="date" office:date-value="2023-02-05T00:00:00" table:style-name="ce2">
            <text:p>05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rmonia degli amanti</text:p>
          </table:table-cell>
          <table:table-cell office:value-type="date" office:date-value="2020-12-30T00:00:00" table:style-name="ce2">
            <text:p>30/12/2020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entimenti eterni</text:p>
          </table:table-cell>
          <table:table-cell office:value-type="date" office:date-value="2020-07-01T00:00:00" table:style-name="ce2">
            <text:p>01/07/2020</text:p>
          </table:table-cell>
          <table:table-cell office:value-type="date" office:date-value="1935-01-12T00:00:00" table:style-name="ce2">
            <text:p>12/01/1935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Riflessi d'amore</text:p>
          </table:table-cell>
          <table:table-cell office:value-type="date" office:date-value="2023-01-02T00:00:00" table:style-name="ce2">
            <text:p>02/01/2023</text:p>
          </table:table-cell>
          <table:table-cell office:value-type="date" office:date-value="1992-12-09T00:00:00" table:style-name="ce2">
            <text:p>09/12/1992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rofumo di rose</text:p>
          </table:table-cell>
          <table:table-cell office:value-type="date" office:date-value="2023-08-31T00:00:00" table:style-name="ce2">
            <text:p>31/08/2023</text:p>
          </table:table-cell>
          <table:table-cell office:value-type="date" office:date-value="1953-02-09T00:00:00" table:style-name="ce2">
            <text:p>09/02/1953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olce serenata</text:p>
          </table:table-cell>
          <table:table-cell office:value-type="date" office:date-value="2021-08-27T00:00:00" table:style-name="ce2">
            <text:p>27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Teneri abbracci</text:p>
          </table:table-cell>
          <table:table-cell office:value-type="date" office:date-value="2021-07-08T00:00:00" table:style-name="ce2">
            <text:p>08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ospiri d'amore</text:p>
          </table:table-cell>
          <table:table-cell office:value-type="date" office:date-value="2022-01-08T00:00:00" table:style-name="ce2">
            <text:p>08/01/2022</text:p>
          </table:table-cell>
          <table:table-cell office:value-type="date" office:date-value="1970-05-11T00:00:00" table:style-name="ce2">
            <text:p>11/05/1970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veglio d'amore</text:p>
          </table:table-cell>
          <table:table-cell office:value-type="date" office:date-value="2023-09-15T00:00:00" table:style-name="ce2">
            <text:p>15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ioia senza fine</text:p>
          </table:table-cell>
          <table:table-cell office:value-type="date" office:date-value="2022-12-28T00:00:00" table:style-name="ce2">
            <text:p>28/12/2022</text:p>
          </table:table-cell>
          <table:table-cell office:value-type="date" office:date-value="1940-01-29T00:00:00" table:style-name="ce2">
            <text:p>29/01/1940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canto amoroso</text:p>
          </table:table-cell>
          <table:table-cell office:value-type="date" office:date-value="2023-03-08T00:00:00" table:style-name="ce2">
            <text:p>08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attito del cuore</text:p>
          </table:table-cell>
          <table:table-cell office:value-type="date" office:date-value="2020-05-27T00:00:00" table:style-name="ce2">
            <text:p>27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Culla d'amore</text:p>
          </table:table-cell>
          <table:table-cell office:value-type="date" office:date-value="2024-02-06T00:00:00" table:style-name="ce2">
            <text:p>06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Destino</text:p>
          </table:table-cell>
          <table:table-cell office:value-type="date" office:date-value="2021-04-29T00:00:00" table:style-name="ce2">
            <text:p>29/04/2021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agia del tramonto</text:p>
          </table:table-cell>
          <table:table-cell office:value-type="date" office:date-value="2024-02-17T00:00:00" table:style-name="ce2">
            <text:p>17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iori dell'amore</text:p>
          </table:table-cell>
          <table:table-cell office:value-type="date" office:date-value="2023-08-27T00:00:00" table:style-name="ce2">
            <text:p>27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Dolce promessa</text:p>
          </table:table-cell>
          <table:table-cell office:value-type="date" office:date-value="2021-02-10T00:00:00" table:style-name="ce2">
            <text:p>10/02/2021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gno d'amore</text:p>
          </table:table-cell>
          <table:table-cell office:value-type="date" office:date-value="2022-02-04T00:00:00" table:style-name="ce2">
            <text:p>04/02/2022</text:p>
          </table:table-cell>
          <table:table-cell office:value-type="date" office:date-value="2019-07-13T00:00:00" table:style-name="ce2">
            <text:p>13/07/201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Risplendente passione</text:p>
          </table:table-cell>
          <table:table-cell office:value-type="date" office:date-value="2023-10-08T00:00:00" table:style-name="ce2">
            <text:p>08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nza</text:p>
          </table:table-cell>
          <table:table-cell office:value-type="date" office:date-value="2023-10-10T00:00:00" table:style-name="ce2">
            <text:p>10/10/2023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rezza</text:p>
          </table:table-cell>
          <table:table-cell office:value-type="date" office:date-value="2022-06-02T00:00:00" table:style-name="ce2">
            <text:p>02/06/2022</text:p>
          </table:table-cell>
          <table:table-cell office:value-type="date" office:date-value="1961-05-26T00:00:00" table:style-name="ce2">
            <text:p>26/05/1961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oce del cuore</text:p>
          </table:table-cell>
          <table:table-cell office:value-type="date" office:date-value="2023-02-26T00:00:00" table:style-name="ce2">
            <text:p>26/02/2023</text:p>
          </table:table-cell>
          <table:table-cell office:value-type="date" office:date-value="2004-02-26T00:00:00" table:style-name="ce2">
            <text:p>26/02/2004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Dolce armonia</text:p>
          </table:table-cell>
          <table:table-cell office:value-type="date" office:date-value="2021-02-14T00:00:00" table:style-name="ce2">
            <text:p>14/02/2021</text:p>
          </table:table-cell>
          <table:table-cell office:value-type="date" office:date-value="1996-06-11T00:00:00" table:style-name="ce2">
            <text:p>11/06/1996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dell'incontro</text:p>
          </table:table-cell>
          <table:table-cell office:value-type="date" office:date-value="2023-11-16T00:00:00" table:style-name="ce2">
            <text:p>16/11/2023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Notte d'amore</text:p>
          </table:table-cell>
          <table:table-cell office:value-type="date" office:date-value="2022-10-21T00:00:00" table:style-name="ce2">
            <text:p>21/10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orriso d'amore</text:p>
          </table:table-cell>
          <table:table-cell office:value-type="date" office:date-value="2022-02-11T00:00:00" table:style-name="ce2">
            <text:p>11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bbraccio eterno</text:p>
          </table:table-cell>
          <table:table-cell office:value-type="date" office:date-value="2023-01-05T00:00:00" table:style-name="ce2">
            <text:p>05/0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ssurri al chiaro di Luna</text:p>
          </table:table-cell>
          <table:table-cell office:value-type="date" office:date-value="2022-04-27T00:00:00" table:style-name="ce2">
            <text:p>27/04/2022</text:p>
          </table:table-cell>
          <table:table-cell office:value-type="date" office:date-value="1999-04-15T00:00:00" table:style-name="ce2">
            <text:p>15/04/199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attito di passione</text:p>
          </table:table-cell>
          <table:table-cell office:value-type="date" office:date-value="2022-03-28T00:00:00" table:style-name="ce2">
            <text:p>28/03/2022</text:p>
          </table:table-cell>
          <table:table-cell office:value-type="date" office:date-value="1966-04-15T00:00:00" table:style-name="ce2">
            <text:p>15/04/1966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olci ricordi d'amore</text:p>
          </table:table-cell>
          <table:table-cell office:value-type="date" office:date-value="2020-05-05T00:00:00" table:style-name="ce2">
            <text:p>05/05/2020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ncanto degli innamorati</text:p>
          </table:table-cell>
          <table:table-cell office:value-type="date" office:date-value="2021-06-21T00:00:00" table:style-name="ce2">
            <text:p>21/06/2021</text:p>
          </table:table-cell>
          <table:table-cell office:value-type="date" office:date-value="1957-09-23T00:00:00" table:style-name="ce2">
            <text:p>23/09/195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Fiamma dell'anima</text:p>
          </table:table-cell>
          <table:table-cell office:value-type="date" office:date-value="2022-02-01T00:00:00" table:style-name="ce2">
            <text:p>01/02/2022</text:p>
          </table:table-cell>
          <table:table-cell office:value-type="date" office:date-value="2009-07-17T00:00:00" table:style-name="ce2">
            <text:p>17/07/200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ioia dell'amore</text:p>
          </table:table-cell>
          <table:table-cell office:value-type="date" office:date-value="2023-02-21T00:00:00" table:style-name="ce2">
            <text:p>21/02/2023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elodia del cuore</text:p>
          </table:table-cell>
          <table:table-cell office:value-type="date" office:date-value="2021-07-29T00:00:00" table:style-name="ce2">
            <text:p>29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aci rubati</text:p>
          </table:table-cell>
          <table:table-cell office:value-type="date" office:date-value="2021-02-12T00:00:00" table:style-name="ce2">
            <text:p>12/02/2021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romesse d'amore</text:p>
          </table:table-cell>
          <table:table-cell office:value-type="date" office:date-value="2024-03-18T00:00:00" table:style-name="ce2">
            <text:p>18/03/2024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isveglio al chiaro di Luna</text:p>
          </table:table-cell>
          <table:table-cell office:value-type="date" office:date-value="2020-06-23T00:00:00" table:style-name="ce2">
            <text:p>23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Dolce tenerezza</text:p>
          </table:table-cell>
          <table:table-cell office:value-type="date" office:date-value="2023-10-22T00:00:00" table:style-name="ce2">
            <text:p>22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Danza dei cuori</text:p>
          </table:table-cell>
          <table:table-cell office:value-type="date" office:date-value="2023-04-15T00:00:00" table:style-name="ce2">
            <text:p>15/04/2023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rezze sotto le stelle</text:p>
          </table:table-cell>
          <table:table-cell office:value-type="date" office:date-value="2022-11-12T00:00:00" table:style-name="ce2">
            <text:p>12/11/2022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veglio dell'anima</text:p>
          </table:table-cell>
          <table:table-cell office:value-type="date" office:date-value="2021-03-06T00:00:00" table:style-name="ce2">
            <text:p>06/03/2021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olce melodia</text:p>
          </table:table-cell>
          <table:table-cell office:value-type="date" office:date-value="2022-05-30T00:00:00" table:style-name="ce2">
            <text:p>30/05/2022</text:p>
          </table:table-cell>
          <table:table-cell office:value-type="date" office:date-value="1943-01-15T00:00:00" table:style-name="ce2">
            <text:p>15/01/1943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olce brezza d'amore</text:p>
          </table:table-cell>
          <table:table-cell office:value-type="date" office:date-value="2020-11-07T00:00:00" table:style-name="ce2">
            <text:p>07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ogno d'amore eterno</text:p>
          </table:table-cell>
          <table:table-cell office:value-type="date" office:date-value="2020-08-06T00:00:00" table:style-name="ce2">
            <text:p>06/08/2020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ospiri al tramonto</text:p>
          </table:table-cell>
          <table:table-cell office:value-type="date" office:date-value="2021-10-30T00:00:00" table:style-name="ce2">
            <text:p>30/10/2021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ioia del cuore</text:p>
          </table:table-cell>
          <table:table-cell office:value-type="date" office:date-value="2022-01-05T00:00:00" table:style-name="ce2">
            <text:p>05/01/2022</text:p>
          </table:table-cell>
          <table:table-cell office:value-type="date" office:date-value="1976-05-31T00:00:00" table:style-name="ce2">
            <text:p>31/05/1976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Emozioni profonde</text:p>
          </table:table-cell>
          <table:table-cell office:value-type="date" office:date-value="2022-05-28T00:00:00" table:style-name="ce2">
            <text:p>28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Luce dell'anima</text:p>
          </table:table-cell>
          <table:table-cell office:value-type="date" office:date-value="2022-04-18T00:00:00" table:style-name="ce2">
            <text:p>18/04/2022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bbraccio del mattino</text:p>
          </table:table-cell>
          <table:table-cell office:value-type="date" office:date-value="2022-02-07T00:00:00" table:style-name="ce2">
            <text:p>07/02/2022</text:p>
          </table:table-cell>
          <table:table-cell office:value-type="date" office:date-value="2016-01-17T00:00:00" table:style-name="ce2">
            <text:p>17/01/201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ssurri di passione</text:p>
          </table:table-cell>
          <table:table-cell office:value-type="date" office:date-value="2021-06-20T00:00:00" table:style-name="ce2">
            <text:p>20/06/2021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Dolce poesia d'amore</text:p>
          </table:table-cell>
          <table:table-cell office:value-type="date" office:date-value="2023-07-25T00:00:00" table:style-name="ce2">
            <text:p>25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Risveglio degli innamorati</text:p>
          </table:table-cell>
          <table:table-cell office:value-type="date" office:date-value="2020-07-11T00:00:00" table:style-name="ce2">
            <text:p>11/07/2020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Dolce luce dell'alba</text:p>
          </table:table-cell>
          <table:table-cell office:value-type="date" office:date-value="2022-03-10T00:00:00" table:style-name="ce2">
            <text:p>10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acio rubato</text:p>
          </table:table-cell>
          <table:table-cell office:value-type="date" office:date-value="2022-05-13T00:00:00" table:style-name="ce2">
            <text:p>13/05/2022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Gioia dei sensi</text:p>
          </table:table-cell>
          <table:table-cell office:value-type="date" office:date-value="2023-04-26T00:00:00" table:style-name="ce2">
            <text:p>26/04/2023</text:p>
          </table:table-cell>
          <table:table-cell office:value-type="date" office:date-value="1946-04-13T00:00:00" table:style-name="ce2">
            <text:p>13/04/1946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Tenero abbraccio</text:p>
          </table:table-cell>
          <table:table-cell office:value-type="date" office:date-value="2020-09-16T00:00:00" table:style-name="ce2">
            <text:p>16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olce sognatore</text:p>
          </table:table-cell>
          <table:table-cell office:value-type="date" office:date-value="2021-05-10T00:00:00" table:style-name="ce2">
            <text:p>10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ssurri di amore eterno</text:p>
          </table:table-cell>
          <table:table-cell office:value-type="date" office:date-value="2023-05-19T00:00:00" table:style-name="ce2">
            <text:p>19/05/2023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arezze nell'oscurità</text:p>
          </table:table-cell>
          <table:table-cell office:value-type="date" office:date-value="2021-04-20T00:00:00" table:style-name="ce2">
            <text:p>20/04/2021</text:p>
          </table:table-cell>
          <table:table-cell office:value-type="date" office:date-value="1991-09-21T00:00:00" table:style-name="ce2">
            <text:p>21/09/1991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lce visione d'amore</text:p>
          </table:table-cell>
          <table:table-cell office:value-type="date" office:date-value="2023-12-01T00:00:00" table:style-name="ce2">
            <text:p>01/12/2023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romesse sotto le stelle</text:p>
          </table:table-cell>
          <table:table-cell office:value-type="date" office:date-value="2022-01-25T00:00:00" table:style-name="ce2">
            <text:p>25/01/2022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isveglio dell'amore</text:p>
          </table:table-cell>
          <table:table-cell office:value-type="date" office:date-value="2024-04-13T00:00:00" table:style-name="ce2">
            <text:p>13/04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Dolci sogni d'amore</text:p>
          </table:table-cell>
          <table:table-cell office:value-type="date" office:date-value="2022-06-22T00:00:00" table:style-name="ce2">
            <text:p>22/06/2022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anza delle emozioni</text:p>
          </table:table-cell>
          <table:table-cell office:value-type="date" office:date-value="2023-12-14T00:00:00" table:style-name="ce2">
            <text:p>14/12/2023</text:p>
          </table:table-cell>
          <table:table-cell office:value-type="date" office:date-value="1936-04-29T00:00:00" table:style-name="ce2">
            <text:p>29/04/1936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orrisi rubati</text:p>
          </table:table-cell>
          <table:table-cell office:value-type="date" office:date-value="2022-07-30T00:00:00" table:style-name="ce2">
            <text:p>30/07/2022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ioia dell'alba</text:p>
          </table:table-cell>
          <table:table-cell office:value-type="date" office:date-value="2023-03-07T00:00:00" table:style-name="ce2">
            <text:p>07/03/2023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Dolcezza dell'amore</text:p>
          </table:table-cell>
          <table:table-cell office:value-type="date" office:date-value="2020-11-18T00:00:00" table:style-name="ce2">
            <text:p>18/11/2020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elodia degli innamorati</text:p>
          </table:table-cell>
          <table:table-cell office:value-type="date" office:date-value="2023-12-20T00:00:00" table:style-name="ce2">
            <text:p>20/12/2023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Dolci ricordi del cuore</text:p>
          </table:table-cell>
          <table:table-cell office:value-type="date" office:date-value="2023-05-23T00:00:00" table:style-name="ce2">
            <text:p>23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ogno d'amore infinito</text:p>
          </table:table-cell>
          <table:table-cell office:value-type="date" office:date-value="2023-03-04T00:00:00" table:style-name="ce2">
            <text:p>04/03/2023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aci al chiaro di Luna</text:p>
          </table:table-cell>
          <table:table-cell office:value-type="date" office:date-value="2022-11-07T00:00:00" table:style-name="ce2">
            <text:p>07/11/2022</text:p>
          </table:table-cell>
          <table:table-cell office:value-type="string" table:style-name="ce3">
            <text:p>20/10/197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Armonia dei sentimenti</text:p>
          </table:table-cell>
          <table:table-cell office:value-type="date" office:date-value="2024-03-08T00:00:00" table:style-name="ce2">
            <text:p>08/03/2024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Dolce risveglio</text:p>
          </table:table-cell>
          <table:table-cell office:value-type="date" office:date-value="2021-02-26T00:00:00" table:style-name="ce2">
            <text:p>26/02/2021</text:p>
          </table:table-cell>
          <table:table-cell office:value-type="date" office:date-value="1968-01-16T00:00:00" table:style-name="ce2">
            <text:p>16/01/1968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Gioia dell'abbraccio</text:p>
          </table:table-cell>
          <table:table-cell office:value-type="date" office:date-value="2022-09-18T00:00:00" table:style-name="ce2">
            <text:p>18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Dolce carezza del tramonto</text:p>
          </table:table-cell>
          <table:table-cell office:value-type="date" office:date-value="2024-02-13T00:00:00" table:style-name="ce2">
            <text:p>13/02/2024</text:p>
          </table:table-cell>
          <table:table-cell office:value-type="date" office:date-value="1932-03-10T00:00:00" table:style-name="ce2">
            <text:p>10/03/1932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ssurri</text:p>
          </table:table-cell>
          <table:table-cell office:value-type="date" office:date-value="2021-10-19T00:00:00" table:style-name="ce2">
            <text:p>19/10/2021</text:p>
          </table:table-cell>
          <table:table-cell office:value-type="date" office:date-value="2007-11-02T00:00:00" table:style-name="ce2">
            <text:p>02/11/200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Risveglio del cuore</text:p>
          </table:table-cell>
          <table:table-cell office:value-type="date" office:date-value="2022-07-21T00:00:00" table:style-name="ce2">
            <text:p>21/07/2022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olce promessa d'amore</text:p>
          </table:table-cell>
          <table:table-cell office:value-type="date" office:date-value="2021-06-24T00:00:00" table:style-name="ce2">
            <text:p>24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agia dell'incontro</text:p>
          </table:table-cell>
          <table:table-cell office:value-type="date" office:date-value="2020-11-27T00:00:00" table:style-name="ce2">
            <text:p>27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ttito di dolce passione</text:p>
          </table:table-cell>
          <table:table-cell office:value-type="date" office:date-value="2022-07-09T00:00:00" table:style-name="ce2">
            <text:p>09/07/2022</text:p>
          </table:table-cell>
          <table:table-cell office:value-type="date" office:date-value="1981-02-23T00:00:00" table:style-name="ce2">
            <text:p>23/02/1981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ospiri</text:p>
          </table:table-cell>
          <table:table-cell office:value-type="date" office:date-value="2022-03-07T00:00:00" table:style-name="ce2">
            <text:p>07/03/2022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olce risveglio d'amore</text:p>
          </table:table-cell>
          <table:table-cell office:value-type="date" office:date-value="2021-11-19T00:00:00" table:style-name="ce2">
            <text:p>19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Dolce visione dell'anima</text:p>
          </table:table-cell>
          <table:table-cell office:value-type="date" office:date-value="2022-04-14T00:00:00" table:style-name="ce2">
            <text:p>14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Armonia dell'amore</text:p>
          </table:table-cell>
          <table:table-cell office:value-type="date" office:date-value="2021-08-13T00:00:00" table:style-name="ce2">
            <text:p>13/08/2021</text:p>
          </table:table-cell>
          <table:table-cell office:value-type="date" office:date-value="2004-05-05T00:00:00" table:style-name="ce2">
            <text:p>05/05/2004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'armonia della natura</text:p>
          </table:table-cell>
          <table:table-cell office:value-type="date" office:date-value="2023-06-25T00:00:00" table:style-name="ce2">
            <text:p>25/06/2023</text:p>
          </table:table-cell>
          <table:table-cell office:value-type="date" office:date-value="1994-11-19T00:00:00" table:style-name="ce2">
            <text:p>19/11/1994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Il regno selvaggio</text:p>
          </table:table-cell>
          <table:table-cell office:value-type="date" office:date-value="2024-02-15T00:00:00" table:style-name="ce2">
            <text:p>15/02/2024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l canto della foresta</text:p>
          </table:table-cell>
          <table:table-cell office:value-type="date" office:date-value="2020-07-03T00:00:00" table:style-name="ce2">
            <text:p>03/07/2020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Leggende della savana</text:p>
          </table:table-cell>
          <table:table-cell office:value-type="date" office:date-value="2021-08-21T00:00:00" table:style-name="ce2">
            <text:p>21/08/2021</text:p>
          </table:table-cell>
          <table:table-cell office:value-type="date" office:date-value="1956-08-29T00:00:00" table:style-name="ce2">
            <text:p>29/08/1956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entieri nella giungla</text:p>
          </table:table-cell>
          <table:table-cell office:value-type="date" office:date-value="2023-08-20T00:00:00" table:style-name="ce2">
            <text:p>20/08/2023</text:p>
          </table:table-cell>
          <table:table-cell office:value-type="date" office:date-value="2001-03-15T00:00:00" table:style-name="ce2">
            <text:p>15/03/2001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li occhi della tigre</text:p>
          </table:table-cell>
          <table:table-cell office:value-type="date" office:date-value="2021-11-07T00:00:00" table:style-name="ce2">
            <text:p>07/11/2021</text:p>
          </table:table-cell>
          <table:table-cell office:value-type="date" office:date-value="1962-11-22T00:00:00" table:style-name="ce2">
            <text:p>22/11/1962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oli nell'aria</text:p>
          </table:table-cell>
          <table:table-cell office:value-type="date" office:date-value="2021-06-19T00:00:00" table:style-name="ce2">
            <text:p>19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Il risveglio della natura</text:p>
          </table:table-cell>
          <table:table-cell office:value-type="date" office:date-value="2021-12-23T00:00:00" table:style-name="ce2">
            <text:p>23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infonia della fauna</text:p>
          </table:table-cell>
          <table:table-cell office:value-type="date" office:date-value="2020-10-25T00:00:00" table:style-name="ce2">
            <text:p>25/10/2020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itmi della foresta</text:p>
          </table:table-cell>
          <table:table-cell office:value-type="date" office:date-value="2020-05-13T00:00:00" table:style-name="ce2">
            <text:p>13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pettacolo marino</text:p>
          </table:table-cell>
          <table:table-cell office:value-type="date" office:date-value="2021-07-22T00:00:00" table:style-name="ce2">
            <text:p>22/07/2021</text:p>
          </table:table-cell>
          <table:table-cell office:value-type="date" office:date-value="1942-09-24T00:00:00" table:style-name="ce2">
            <text:p>24/09/194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Ali nel vento</text:p>
          </table:table-cell>
          <table:table-cell office:value-type="date" office:date-value="2022-01-27T00:00:00" table:style-name="ce2">
            <text:p>27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Voci della terra</text:p>
          </table:table-cell>
          <table:table-cell office:value-type="date" office:date-value="2023-04-27T00:00:00" table:style-name="ce2">
            <text:p>27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L'ultimo branco</text:p>
          </table:table-cell>
          <table:table-cell office:value-type="date" office:date-value="2020-08-23T00:00:00" table:style-name="ce2">
            <text:p>23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L'equilibrio dell'ecosistema</text:p>
          </table:table-cell>
          <table:table-cell office:value-type="date" office:date-value="2021-09-02T00:00:00" table:style-name="ce2">
            <text:p>02/09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ugido della tigre</text:p>
          </table:table-cell>
          <table:table-cell office:value-type="date" office:date-value="2020-06-16T00:00:00" table:style-name="ce2">
            <text:p>16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anze della natura</text:p>
          </table:table-cell>
          <table:table-cell office:value-type="date" office:date-value="2022-07-22T00:00:00" table:style-name="ce2">
            <text:p>22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racce nella sabbia</text:p>
          </table:table-cell>
          <table:table-cell office:value-type="date" office:date-value="2022-07-01T00:00:00" table:style-name="ce2">
            <text:p>01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Il respiro della natura</text:p>
          </table:table-cell>
          <table:table-cell office:value-type="date" office:date-value="2020-06-10T00:00:00" table:style-name="ce2">
            <text:p>10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Ombre nella notte</text:p>
          </table:table-cell>
          <table:table-cell office:value-type="date" office:date-value="2021-05-17T00:00:00" table:style-name="ce2">
            <text:p>17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aesaggi selvaggi</text:p>
          </table:table-cell>
          <table:table-cell office:value-type="date" office:date-value="2022-05-22T00:00:00" table:style-name="ce2">
            <text:p>22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infonia della vita</text:p>
          </table:table-cell>
          <table:table-cell office:value-type="date" office:date-value="2021-10-25T00:00:00" table:style-name="ce2">
            <text:p>25/10/2021</text:p>
          </table:table-cell>
          <table:table-cell office:value-type="date" office:date-value="1978-02-04T00:00:00" table:style-name="ce2">
            <text:p>04/02/197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Tramonto sulla savana</text:p>
          </table:table-cell>
          <table:table-cell office:value-type="date" office:date-value="2022-07-15T00:00:00" table:style-name="ce2">
            <text:p>15/07/2022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egreti dell'oceano</text:p>
          </table:table-cell>
          <table:table-cell office:value-type="date" office:date-value="2021-07-14T00:00:00" table:style-name="ce2">
            <text:p>14/07/2021</text:p>
          </table:table-cell>
          <table:table-cell office:value-type="date" office:date-value="1934-04-18T00:00:00" table:style-name="ce2">
            <text:p>18/04/1934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Orme nella neve</text:p>
          </table:table-cell>
          <table:table-cell office:value-type="date" office:date-value="2023-11-12T00:00:00" table:style-name="ce2">
            <text:p>12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La magia dell'habitat</text:p>
          </table:table-cell>
          <table:table-cell office:value-type="date" office:date-value="2023-11-14T00:00:00" table:style-name="ce2">
            <text:p>14/11/2023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ceani incontaminati</text:p>
          </table:table-cell>
          <table:table-cell office:value-type="date" office:date-value="2024-01-15T00:00:00" table:style-name="ce2">
            <text:p>15/01/2024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Voci della foresta pluviale</text:p>
          </table:table-cell>
          <table:table-cell office:value-type="date" office:date-value="2024-04-20T00:00:00" table:style-name="ce2">
            <text:p>20/04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Ali nel crepuscolo</text:p>
          </table:table-cell>
          <table:table-cell office:value-type="date" office:date-value="2023-07-25T00:00:00" table:style-name="ce2">
            <text:p>25/07/2023</text:p>
          </table:table-cell>
          <table:table-cell office:value-type="date" office:date-value="1974-06-17T00:00:00" table:style-name="ce2">
            <text:p>17/06/1974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ospiri della natura</text:p>
          </table:table-cell>
          <table:table-cell office:value-type="date" office:date-value="2021-09-28T00:00:00" table:style-name="ce2">
            <text:p>28/09/2021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Al di là del confine</text:p>
          </table:table-cell>
          <table:table-cell office:value-type="date" office:date-value="2023-09-16T00:00:00" table:style-name="ce2">
            <text:p>16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iochi nel fiume</text:p>
          </table:table-cell>
          <table:table-cell office:value-type="date" office:date-value="2022-11-19T00:00:00" table:style-name="ce2">
            <text:p>19/11/2022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Profumo della natura</text:p>
          </table:table-cell>
          <table:table-cell office:value-type="date" office:date-value="2021-03-26T00:00:00" table:style-name="ce2">
            <text:p>26/03/2021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L'arte dell'adattamento</text:p>
          </table:table-cell>
          <table:table-cell office:value-type="date" office:date-value="2023-06-16T00:00:00" table:style-name="ce2">
            <text:p>16/06/2023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Voli notturni</text:p>
          </table:table-cell>
          <table:table-cell office:value-type="date" office:date-value="2023-07-27T00:00:00" table:style-name="ce2">
            <text:p>27/07/2023</text:p>
          </table:table-cell>
          <table:table-cell office:value-type="date" office:date-value="2001-05-17T00:00:00" table:style-name="ce2">
            <text:p>17/05/2001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li abitanti della foresta</text:p>
          </table:table-cell>
          <table:table-cell office:value-type="date" office:date-value="2021-11-24T00:00:00" table:style-name="ce2">
            <text:p>24/11/2021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isteri dell'oceano</text:p>
          </table:table-cell>
          <table:table-cell office:value-type="date" office:date-value="2021-12-11T00:00:00" table:style-name="ce2">
            <text:p>11/12/2021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ssi nel deserto</text:p>
          </table:table-cell>
          <table:table-cell office:value-type="date" office:date-value="2021-07-12T00:00:00" table:style-name="ce2">
            <text:p>12/07/2021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fide della sopravvivenza</text:p>
          </table:table-cell>
          <table:table-cell office:value-type="date" office:date-value="2022-03-06T00:00:00" table:style-name="ce2">
            <text:p>06/03/2022</text:p>
          </table:table-cell>
          <table:table-cell office:value-type="date" office:date-value="2003-05-11T00:00:00" table:style-name="ce2">
            <text:p>11/05/2003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Il richiamo del selvaggio</text:p>
          </table:table-cell>
          <table:table-cell office:value-type="date" office:date-value="2021-04-04T00:00:00" table:style-name="ce2">
            <text:p>04/04/2021</text:p>
          </table:table-cell>
          <table:table-cell office:value-type="date" office:date-value="1952-03-06T00:00:00" table:style-name="ce2">
            <text:p>06/03/195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l destino dei predatori</text:p>
          </table:table-cell>
          <table:table-cell office:value-type="date" office:date-value="2023-04-15T00:00:00" table:style-name="ce2">
            <text:p>15/04/2023</text:p>
          </table:table-cell>
          <table:table-cell office:value-type="date" office:date-value="1991-03-12T00:00:00" table:style-name="ce2">
            <text:p>12/03/1991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Habitat in pericolo</text:p>
          </table:table-cell>
          <table:table-cell office:value-type="date" office:date-value="2023-01-15T00:00:00" table:style-name="ce2">
            <text:p>15/01/2023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isveglio dell'istinto</text:p>
          </table:table-cell>
          <table:table-cell office:value-type="date" office:date-value="2023-04-16T00:00:00" table:style-name="ce2">
            <text:p>16/04/2023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guardi dalla savana</text:p>
          </table:table-cell>
          <table:table-cell office:value-type="date" office:date-value="2023-07-01T00:00:00" table:style-name="ce2">
            <text:p>01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ita nel sottobosco</text:p>
          </table:table-cell>
          <table:table-cell office:value-type="date" office:date-value="2022-06-23T00:00:00" table:style-name="ce2">
            <text:p>23/06/2022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anze sotto la luna</text:p>
          </table:table-cell>
          <table:table-cell office:value-type="date" office:date-value="2023-08-18T00:00:00" table:style-name="ce2">
            <text:p>18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ofondità</text:p>
          </table:table-cell>
          <table:table-cell office:value-type="date" office:date-value="2020-05-11T00:00:00" table:style-name="ce2">
            <text:p>11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greti del regno animale</text:p>
          </table:table-cell>
          <table:table-cell office:value-type="date" office:date-value="2020-10-25T00:00:00" table:style-name="ce2">
            <text:p>25/10/2020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l di là del giardino</text:p>
          </table:table-cell>
          <table:table-cell office:value-type="date" office:date-value="2021-10-21T00:00:00" table:style-name="ce2">
            <text:p>21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iflessi dell'acqua</text:p>
          </table:table-cell>
          <table:table-cell office:value-type="date" office:date-value="2021-12-21T00:00:00" table:style-name="ce2">
            <text:p>21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Canti degli uccelli</text:p>
          </table:table-cell>
          <table:table-cell office:value-type="date" office:date-value="2022-06-19T00:00:00" table:style-name="ce2">
            <text:p>19/06/2022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mbre nella foresta</text:p>
          </table:table-cell>
          <table:table-cell office:value-type="date" office:date-value="2022-08-15T00:00:00" table:style-name="ce2">
            <text:p>15/08/2022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Tramonti sulla tundra</text:p>
          </table:table-cell>
          <table:table-cell office:value-type="date" office:date-value="2020-10-31T00:00:00" table:style-name="ce2">
            <text:p>31/10/2020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avigando gli oceani</text:p>
          </table:table-cell>
          <table:table-cell office:value-type="date" office:date-value="2020-07-22T00:00:00" table:style-name="ce2">
            <text:p>22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li nel chiaro di luna</text:p>
          </table:table-cell>
          <table:table-cell office:value-type="date" office:date-value="2024-03-18T00:00:00" table:style-name="ce2">
            <text:p>18/03/2024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infonie della natura</text:p>
          </table:table-cell>
          <table:table-cell office:value-type="date" office:date-value="2021-10-28T00:00:00" table:style-name="ce2">
            <text:p>28/10/2021</text:p>
          </table:table-cell>
          <table:table-cell office:value-type="date" office:date-value="1934-03-21T00:00:00" table:style-name="ce2">
            <text:p>21/03/1934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resenze nel buio</text:p>
          </table:table-cell>
          <table:table-cell office:value-type="date" office:date-value="2021-09-22T00:00:00" table:style-name="ce2">
            <text:p>22/09/2021</text:p>
          </table:table-cell>
          <table:table-cell office:value-type="date" office:date-value="1961-04-27T00:00:00" table:style-name="ce2">
            <text:p>27/04/196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Il ciclo della vita</text:p>
          </table:table-cell>
          <table:table-cell office:value-type="date" office:date-value="2022-02-24T00:00:00" table:style-name="ce2">
            <text:p>24/02/2022</text:p>
          </table:table-cell>
          <table:table-cell office:value-type="date" office:date-value="1959-09-15T00:00:00" table:style-name="ce2">
            <text:p>15/09/1959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oni dell'habitat</text:p>
          </table:table-cell>
          <table:table-cell office:value-type="date" office:date-value="2023-05-05T00:00:00" table:style-name="ce2">
            <text:p>05/05/2023</text:p>
          </table:table-cell>
          <table:table-cell office:value-type="date" office:date-value="1968-02-06T00:00:00" table:style-name="ce2">
            <text:p>06/02/196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egreti del mondo sottomarino</text:p>
          </table:table-cell>
          <table:table-cell office:value-type="date" office:date-value="2024-01-31T00:00:00" table:style-name="ce2">
            <text:p>31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elle trame del bosco</text:p>
          </table:table-cell>
          <table:table-cell office:value-type="date" office:date-value="2022-02-09T00:00:00" table:style-name="ce2">
            <text:p>09/02/2022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'eterna lotta per la sopravvivenza</text:p>
          </table:table-cell>
          <table:table-cell office:value-type="date" office:date-value="2023-08-19T00:00:00" table:style-name="ce2">
            <text:p>19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ncantesimo marino</text:p>
          </table:table-cell>
          <table:table-cell office:value-type="date" office:date-value="2023-10-03T00:00:00" table:style-name="ce2">
            <text:p>03/10/2023</text:p>
          </table:table-cell>
          <table:table-cell office:value-type="date" office:date-value="1977-11-01T00:00:00" table:style-name="ce2">
            <text:p>01/11/197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Riflessi del sole</text:p>
          </table:table-cell>
          <table:table-cell office:value-type="date" office:date-value="2024-01-15T00:00:00" table:style-name="ce2">
            <text:p>15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anti della notte</text:p>
          </table:table-cell>
          <table:table-cell office:value-type="date" office:date-value="2022-09-25T00:00:00" table:style-name="ce2">
            <text:p>25/09/2022</text:p>
          </table:table-cell>
          <table:table-cell office:value-type="date" office:date-value="1982-03-10T00:00:00" table:style-name="ce2">
            <text:p>10/03/1982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Ombre nella giungla</text:p>
          </table:table-cell>
          <table:table-cell office:value-type="date" office:date-value="2022-06-20T00:00:00" table:style-name="ce2">
            <text:p>20/06/2022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l regno dei predatori</text:p>
          </table:table-cell>
          <table:table-cell office:value-type="date" office:date-value="2021-03-21T00:00:00" table:style-name="ce2">
            <text:p>21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L'equilibrio fragile</text:p>
          </table:table-cell>
          <table:table-cell office:value-type="date" office:date-value="2020-10-09T00:00:00" table:style-name="ce2">
            <text:p>09/10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Oceano</text:p>
          </table:table-cell>
          <table:table-cell office:value-type="date" office:date-value="2022-09-02T00:00:00" table:style-name="ce2">
            <text:p>02/09/2022</text:p>
          </table:table-cell>
          <table:table-cell office:value-type="date" office:date-value="1934-12-05T00:00:00" table:style-name="ce2">
            <text:p>05/12/1934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entieri del deserto</text:p>
          </table:table-cell>
          <table:table-cell office:value-type="date" office:date-value="2021-07-27T00:00:00" table:style-name="ce2">
            <text:p>27/07/2021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Tesori del mondo naturale</text:p>
          </table:table-cell>
          <table:table-cell office:value-type="date" office:date-value="2022-09-03T00:00:00" table:style-name="ce2">
            <text:p>03/09/2022</text:p>
          </table:table-cell>
          <table:table-cell office:value-type="date" office:date-value="1958-11-22T00:00:00" table:style-name="ce2">
            <text:p>22/11/1958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li nella tempesta</text:p>
          </table:table-cell>
          <table:table-cell office:value-type="date" office:date-value="2022-11-02T00:00:00" table:style-name="ce2">
            <text:p>02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isteri dell'oscurità</text:p>
          </table:table-cell>
          <table:table-cell office:value-type="date" office:date-value="2023-08-05T00:00:00" table:style-name="ce2">
            <text:p>05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Nelle trame del mondo naturale</text:p>
          </table:table-cell>
          <table:table-cell office:value-type="date" office:date-value="2022-04-11T00:00:00" table:style-name="ce2">
            <text:p>11/04/2022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oni del deserto</text:p>
          </table:table-cell>
          <table:table-cell office:value-type="date" office:date-value="2023-12-31T00:00:00" table:style-name="ce2">
            <text:p>31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anti delle onde</text:p>
          </table:table-cell>
          <table:table-cell office:value-type="date" office:date-value="2022-11-09T00:00:00" table:style-name="ce2">
            <text:p>09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La vita nascosta</text:p>
          </table:table-cell>
          <table:table-cell office:value-type="date" office:date-value="2020-12-27T00:00:00" table:style-name="ce2">
            <text:p>27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Ombre nel crepuscolo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egreti della foresta pluviale</text:p>
          </table:table-cell>
          <table:table-cell office:value-type="date" office:date-value="2024-03-27T00:00:00" table:style-name="ce2">
            <text:p>27/03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Il richiamo degli animali</text:p>
          </table:table-cell>
          <table:table-cell office:value-type="date" office:date-value="2022-09-18T00:00:00" table:style-name="ce2">
            <text:p>18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oci della notte</text:p>
          </table:table-cell>
          <table:table-cell office:value-type="date" office:date-value="2020-11-03T00:00:00" table:style-name="ce2">
            <text:p>03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isveglio nella tundra</text:p>
          </table:table-cell>
          <table:table-cell office:value-type="date" office:date-value="2020-07-11T00:00:00" table:style-name="ce2">
            <text:p>11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el cuore del regno animale</text:p>
          </table:table-cell>
          <table:table-cell office:value-type="date" office:date-value="2022-09-16T00:00:00" table:style-name="ce2">
            <text:p>16/09/2022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bracci della natura</text:p>
          </table:table-cell>
          <table:table-cell office:value-type="date" office:date-value="2020-06-28T00:00:00" table:style-name="ce2">
            <text:p>28/06/2020</text:p>
          </table:table-cell>
          <table:table-cell office:value-type="string" table:style-name="ce3">
            <text:p>20/07/1972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guardi dall'abisso</text:p>
          </table:table-cell>
          <table:table-cell office:value-type="date" office:date-value="2024-03-31T00:00:00" table:style-name="ce2">
            <text:p>31/03/2024</text:p>
          </table:table-cell>
          <table:table-cell office:value-type="date" office:date-value="2017-07-31T00:00:00" table:style-name="ce2">
            <text:p>31/07/201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Danze nella foresta</text:p>
          </table:table-cell>
          <table:table-cell office:value-type="date" office:date-value="2022-02-19T00:00:00" table:style-name="ce2">
            <text:p>19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rofumo della libertà</text:p>
          </table:table-cell>
          <table:table-cell office:value-type="date" office:date-value="2022-03-21T00:00:00" table:style-name="ce2">
            <text:p>21/03/2022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Voci nel vento</text:p>
          </table:table-cell>
          <table:table-cell office:value-type="date" office:date-value="2023-05-14T00:00:00" table:style-name="ce2">
            <text:p>14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Ombre nella nebbia</text:p>
          </table:table-cell>
          <table:table-cell office:value-type="date" office:date-value="2022-07-05T00:00:00" table:style-name="ce2">
            <text:p>05/07/2022</text:p>
          </table:table-cell>
          <table:table-cell office:value-type="date" office:date-value="1947-03-20T00:00:00" table:style-name="ce2">
            <text:p>20/03/194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isveglio tra i ghiacci</text:p>
          </table:table-cell>
          <table:table-cell office:value-type="date" office:date-value="2022-04-05T00:00:00" table:style-name="ce2">
            <text:p>05/04/2022</text:p>
          </table:table-cell>
          <table:table-cell office:value-type="date" office:date-value="2002-10-24T00:00:00" table:style-name="ce2">
            <text:p>24/10/2002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Tra le ali del destino</text:p>
          </table:table-cell>
          <table:table-cell office:value-type="date" office:date-value="2021-02-01T00:00:00" table:style-name="ce2">
            <text:p>01/02/2021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hoes of Tomorrow</text:p>
          </table:table-cell>
          <table:table-cell office:value-type="date" office:date-value="2024-03-31T00:00:00" table:style-name="ce2">
            <text:p>31/03/2024</text:p>
          </table:table-cell>
          <table:table-cell office:value-type="date" office:date-value="1974-03-03T00:00:00" table:style-name="ce2">
            <text:p>03/03/1974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ybernetic Dreams</text:p>
          </table:table-cell>
          <table:table-cell office:value-type="date" office:date-value="2023-01-07T00:00:00" table:style-name="ce2">
            <text:p>07/0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Beyond the Horizon</text:p>
          </table:table-cell>
          <table:table-cell office:value-type="date" office:date-value="2024-03-21T00:00:00" table:style-name="ce2">
            <text:p>21/03/2024</text:p>
          </table:table-cell>
          <table:table-cell office:value-type="date" office:date-value="2017-06-05T00:00:00" table:style-name="ce2">
            <text:p>05/06/2017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Neon Horizons</text:p>
          </table:table-cell>
          <table:table-cell office:value-type="date" office:date-value="2021-03-22T00:00:00" table:style-name="ce2">
            <text:p>22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Galactic Odyssey</text:p>
          </table:table-cell>
          <table:table-cell office:value-type="date" office:date-value="2020-05-13T00:00:00" table:style-name="ce2">
            <text:p>13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Digital Realms</text:p>
          </table:table-cell>
          <table:table-cell office:value-type="date" office:date-value="2021-05-20T00:00:00" table:style-name="ce2">
            <text:p>20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Techno Utopia</text:p>
          </table:table-cell>
          <table:table-cell office:value-type="date" office:date-value="2023-05-08T00:00:00" table:style-name="ce2">
            <text:p>08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uture Flux</text:p>
          </table:table-cell>
          <table:table-cell office:value-type="date" office:date-value="2023-04-30T00:00:00" table:style-name="ce2">
            <text:p>30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uantum Visions</text:p>
          </table:table-cell>
          <table:table-cell office:value-type="date" office:date-value="2024-03-21T00:00:00" table:style-name="ce2">
            <text:p>21/03/2024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osmic Evolution</text:p>
          </table:table-cell>
          <table:table-cell office:value-type="date" office:date-value="2023-08-22T00:00:00" table:style-name="ce2">
            <text:p>22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ellar Symphonies</text:p>
          </table:table-cell>
          <table:table-cell office:value-type="date" office:date-value="2024-04-03T00:00:00" table:style-name="ce2">
            <text:p>03/04/2024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rtual Frontiers</text:p>
          </table:table-cell>
          <table:table-cell office:value-type="date" office:date-value="2020-07-02T00:00:00" table:style-name="ce2">
            <text:p>02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stral Nexus</text:p>
          </table:table-cell>
          <table:table-cell office:value-type="date" office:date-value="2021-05-19T00:00:00" table:style-name="ce2">
            <text:p>19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chine Minds</text:p>
          </table:table-cell>
          <table:table-cell office:value-type="date" office:date-value="2023-04-19T00:00:00" table:style-name="ce2">
            <text:p>19/04/2023</text:p>
          </table:table-cell>
          <table:table-cell office:value-type="date" office:date-value="2014-10-14T00:00:00" table:style-name="ce2">
            <text:p>14/10/2014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nterstellar Echoes</text:p>
          </table:table-cell>
          <table:table-cell office:value-type="date" office:date-value="2023-07-30T00:00:00" table:style-name="ce2">
            <text:p>30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elestial Wanderers</text:p>
          </table:table-cell>
          <table:table-cell office:value-type="date" office:date-value="2022-12-06T00:00:00" table:style-name="ce2">
            <text:p>06/1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inary Dreams</text:p>
          </table:table-cell>
          <table:table-cell office:value-type="date" office:date-value="2021-10-26T00:00:00" table:style-name="ce2">
            <text:p>26/10/2021</text:p>
          </table:table-cell>
          <table:table-cell office:value-type="date" office:date-value="1970-08-16T00:00:00" table:style-name="ce2">
            <text:p>16/08/1970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obotic Rhapsody</text:p>
          </table:table-cell>
          <table:table-cell office:value-type="date" office:date-value="2021-12-28T00:00:00" table:style-name="ce2">
            <text:p>28/12/2021</text:p>
          </table:table-cell>
          <table:table-cell office:value-type="date" office:date-value="2004-09-03T00:00:00" table:style-name="ce2">
            <text:p>03/09/2004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ynthetic Serenity</text:p>
          </table:table-cell>
          <table:table-cell office:value-type="date" office:date-value="2021-05-31T00:00:00" table:style-name="ce2">
            <text:p>31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Tomorrow's Legacy</text:p>
          </table:table-cell>
          <table:table-cell office:value-type="date" office:date-value="2023-02-14T00:00:00" table:style-name="ce2">
            <text:p>14/02/2023</text:p>
          </table:table-cell>
          <table:table-cell office:value-type="date" office:date-value="1962-06-21T00:00:00" table:style-name="ce2">
            <text:p>21/06/196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Cybernetic Harmony</text:p>
          </table:table-cell>
          <table:table-cell office:value-type="date" office:date-value="2023-07-19T00:00:00" table:style-name="ce2">
            <text:p>19/07/2023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Beyond Boundaries</text:p>
          </table:table-cell>
          <table:table-cell office:value-type="date" office:date-value="2023-01-04T00:00:00" table:style-name="ce2">
            <text:p>04/01/2023</text:p>
          </table:table-cell>
          <table:table-cell office:value-type="date" office:date-value="1991-10-12T00:00:00" table:style-name="ce2">
            <text:p>12/10/1991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Virtual Realities</text:p>
          </table:table-cell>
          <table:table-cell office:value-type="date" office:date-value="2022-12-04T00:00:00" table:style-name="ce2">
            <text:p>04/12/2022</text:p>
          </table:table-cell>
          <table:table-cell office:value-type="date" office:date-value="2006-08-10T00:00:00" table:style-name="ce2">
            <text:p>10/08/2006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Futuristic Fusion</text:p>
          </table:table-cell>
          <table:table-cell office:value-type="date" office:date-value="2024-04-25T00:00:00" table:style-name="ce2">
            <text:p>25/04/2024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Technological Tapestry</text:p>
          </table:table-cell>
          <table:table-cell office:value-type="date" office:date-value="2024-02-27T00:00:00" table:style-name="ce2">
            <text:p>27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Transcendent Tales</text:p>
          </table:table-cell>
          <table:table-cell office:value-type="date" office:date-value="2023-04-17T00:00:00" table:style-name="ce2">
            <text:p>17/04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rtificial Horizons</text:p>
          </table:table-cell>
          <table:table-cell office:value-type="date" office:date-value="2024-04-25T00:00:00" table:style-name="ce2">
            <text:p>25/04/2024</text:p>
          </table:table-cell>
          <table:table-cell office:value-type="date" office:date-value="1982-02-07T00:00:00" table:style-name="ce2">
            <text:p>07/02/1982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pace Age Sonata</text:p>
          </table:table-cell>
          <table:table-cell office:value-type="date" office:date-value="2022-01-07T00:00:00" table:style-name="ce2">
            <text:p>07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Neon Futurescapes</text:p>
          </table:table-cell>
          <table:table-cell office:value-type="date" office:date-value="2023-03-14T00:00:00" table:style-name="ce2">
            <text:p>14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igital Dystopia</text:p>
          </table:table-cell>
          <table:table-cell office:value-type="date" office:date-value="2022-09-18T00:00:00" table:style-name="ce2">
            <text:p>18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choes from the Void</text:p>
          </table:table-cell>
          <table:table-cell office:value-type="date" office:date-value="2023-04-13T00:00:00" table:style-name="ce2">
            <text:p>13/04/2023</text:p>
          </table:table-cell>
          <table:table-cell office:value-type="date" office:date-value="1998-11-26T00:00:00" table:style-name="ce2">
            <text:p>26/11/1998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Galactic Genesis</text:p>
          </table:table-cell>
          <table:table-cell office:value-type="date" office:date-value="2021-12-30T00:00:00" table:style-name="ce2">
            <text:p>30/12/2021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echno Tribes</text:p>
          </table:table-cell>
          <table:table-cell office:value-type="date" office:date-value="2023-07-11T00:00:00" table:style-name="ce2">
            <text:p>11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uture Chronicles</text:p>
          </table:table-cell>
          <table:table-cell office:value-type="date" office:date-value="2023-02-25T00:00:00" table:style-name="ce2">
            <text:p>25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Quantum Quest</text:p>
          </table:table-cell>
          <table:table-cell office:value-type="date" office:date-value="2023-09-13T00:00:00" table:style-name="ce2">
            <text:p>13/09/2023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tellar Serenade</text:p>
          </table:table-cell>
          <table:table-cell office:value-type="date" office:date-value="2022-04-14T00:00:00" table:style-name="ce2">
            <text:p>14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Cybernetic Symphony</text:p>
          </table:table-cell>
          <table:table-cell office:value-type="date" office:date-value="2022-06-24T00:00:00" table:style-name="ce2">
            <text:p>24/06/2022</text:p>
          </table:table-cell>
          <table:table-cell office:value-type="date" office:date-value="1949-04-08T00:00:00" table:style-name="ce2">
            <text:p>08/04/1949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omorrow's Odyssey</text:p>
          </table:table-cell>
          <table:table-cell office:value-type="date" office:date-value="2024-02-02T00:00:00" table:style-name="ce2">
            <text:p>02/02/2024</text:p>
          </table:table-cell>
          <table:table-cell office:value-type="date" office:date-value="1945-06-05T00:00:00" table:style-name="ce2">
            <text:p>05/06/1945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eyond Binary</text:p>
          </table:table-cell>
          <table:table-cell office:value-type="date" office:date-value="2020-11-03T00:00:00" table:style-name="ce2">
            <text:p>03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rtual Odyssey</text:p>
          </table:table-cell>
          <table:table-cell office:value-type="date" office:date-value="2023-05-30T00:00:00" table:style-name="ce2">
            <text:p>30/05/2023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Futuristic Fables</text:p>
          </table:table-cell>
          <table:table-cell office:value-type="date" office:date-value="2024-01-24T00:00:00" table:style-name="ce2">
            <text:p>24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echno Tango</text:p>
          </table:table-cell>
          <table:table-cell office:value-type="date" office:date-value="2021-04-19T00:00:00" table:style-name="ce2">
            <text:p>19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Astral Ascension</text:p>
          </table:table-cell>
          <table:table-cell office:value-type="date" office:date-value="2020-06-18T00:00:00" table:style-name="ce2">
            <text:p>18/06/2020</text:p>
          </table:table-cell>
          <table:table-cell office:value-type="date" office:date-value="1991-05-19T00:00:00" table:style-name="ce2">
            <text:p>19/05/1991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achine Melodies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Interstellar Illusions</text:p>
          </table:table-cell>
          <table:table-cell office:value-type="date" office:date-value="2021-05-02T00:00:00" table:style-name="ce2">
            <text:p>02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elestial Chronicles</text:p>
          </table:table-cell>
          <table:table-cell office:value-type="date" office:date-value="2023-03-19T00:00:00" table:style-name="ce2">
            <text:p>19/03/2023</text:p>
          </table:table-cell>
          <table:table-cell office:value-type="date" office:date-value="2020-05-13T00:00:00" table:style-name="ce2">
            <text:p>13/05/2020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Binary Horizons</text:p>
          </table:table-cell>
          <table:table-cell office:value-type="date" office:date-value="2020-07-08T00:00:00" table:style-name="ce2">
            <text:p>08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obotic Reverie</text:p>
          </table:table-cell>
          <table:table-cell office:value-type="date" office:date-value="2022-05-04T00:00:00" table:style-name="ce2">
            <text:p>04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ynthetic Stars</text:p>
          </table:table-cell>
          <table:table-cell office:value-type="date" office:date-value="2022-08-04T00:00:00" table:style-name="ce2">
            <text:p>04/08/2022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Tomorrow's Tapestry</text:p>
          </table:table-cell>
          <table:table-cell office:value-type="date" office:date-value="2022-09-25T00:00:00" table:style-name="ce2">
            <text:p>25/09/2022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ybernetic Constellations</text:p>
          </table:table-cell>
          <table:table-cell office:value-type="date" office:date-value="2021-03-28T00:00:00" table:style-name="ce2">
            <text:p>28/03/2021</text:p>
          </table:table-cell>
          <table:table-cell office:value-type="date" office:date-value="1957-11-16T00:00:00" table:style-name="ce2">
            <text:p>16/11/195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Beyond the Matrix</text:p>
          </table:table-cell>
          <table:table-cell office:value-type="date" office:date-value="2021-10-13T00:00:00" table:style-name="ce2">
            <text:p>13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Virtual Voyages</text:p>
          </table:table-cell>
          <table:table-cell office:value-type="date" office:date-value="2022-01-03T00:00:00" table:style-name="ce2">
            <text:p>03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uturistic Fantasies</text:p>
          </table:table-cell>
          <table:table-cell office:value-type="date" office:date-value="2020-12-28T00:00:00" table:style-name="ce2">
            <text:p>28/12/2020</text:p>
          </table:table-cell>
          <table:table-cell office:value-type="date" office:date-value="1986-11-29T00:00:00" table:style-name="ce2">
            <text:p>29/11/198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Technological Tempest</text:p>
          </table:table-cell>
          <table:table-cell office:value-type="date" office:date-value="2021-05-22T00:00:00" table:style-name="ce2">
            <text:p>22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ranscendent Tribes</text:p>
          </table:table-cell>
          <table:table-cell office:value-type="date" office:date-value="2021-01-11T00:00:00" table:style-name="ce2">
            <text:p>11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Artificial Adventures</text:p>
          </table:table-cell>
          <table:table-cell office:value-type="date" office:date-value="2022-05-12T00:00:00" table:style-name="ce2">
            <text:p>12/05/2022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pace</text:p>
          </table:table-cell>
          <table:table-cell office:value-type="date" office:date-value="2020-11-19T00:00:00" table:style-name="ce2">
            <text:p>19/11/2020</text:p>
          </table:table-cell>
          <table:table-cell office:value-type="date" office:date-value="1986-11-17T00:00:00" table:style-name="ce2">
            <text:p>17/11/1986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Neon Noir</text:p>
          </table:table-cell>
          <table:table-cell office:value-type="date" office:date-value="2023-07-03T00:00:00" table:style-name="ce2">
            <text:p>03/07/2023</text:p>
          </table:table-cell>
          <table:table-cell office:value-type="date" office:date-value="1993-06-18T00:00:00" table:style-name="ce2">
            <text:p>18/06/199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Digital Delirium</text:p>
          </table:table-cell>
          <table:table-cell office:value-type="date" office:date-value="2021-06-14T00:00:00" table:style-name="ce2">
            <text:p>14/06/2021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Echo</text:p>
          </table:table-cell>
          <table:table-cell office:value-type="date" office:date-value="2021-09-05T00:00:00" table:style-name="ce2">
            <text:p>05/09/2021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alactic Gambit</text:p>
          </table:table-cell>
          <table:table-cell office:value-type="date" office:date-value="2020-05-05T00:00:00" table:style-name="ce2">
            <text:p>05/05/2020</text:p>
          </table:table-cell>
          <table:table-cell office:value-type="string" table:style-name="ce3">
            <text:p>26/08/195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Techno Tales</text:p>
          </table:table-cell>
          <table:table-cell office:value-type="date" office:date-value="2023-03-12T00:00:00" table:style-name="ce2">
            <text:p>12/03/2023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uture Frequencies</text:p>
          </table:table-cell>
          <table:table-cell office:value-type="date" office:date-value="2023-08-15T00:00:00" table:style-name="ce2">
            <text:p>15/08/2023</text:p>
          </table:table-cell>
          <table:table-cell office:value-type="date" office:date-value="1931-08-10T00:00:00" table:style-name="ce2">
            <text:p>10/08/1931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Quantum Quasar</text:p>
          </table:table-cell>
          <table:table-cell office:value-type="date" office:date-value="2021-07-31T00:00:00" table:style-name="ce2">
            <text:p>31/07/2021</text:p>
          </table:table-cell>
          <table:table-cell office:value-type="date" office:date-value="1994-12-03T00:00:00" table:style-name="ce2">
            <text:p>03/12/1994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tellar Symphony</text:p>
          </table:table-cell>
          <table:table-cell office:value-type="date" office:date-value="2024-04-09T00:00:00" table:style-name="ce2">
            <text:p>09/04/2024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ybernetic Canvas</text:p>
          </table:table-cell>
          <table:table-cell office:value-type="date" office:date-value="2023-06-02T00:00:00" table:style-name="ce2">
            <text:p>02/06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omorrow's Universe</text:p>
          </table:table-cell>
          <table:table-cell office:value-type="date" office:date-value="2022-02-11T00:00:00" table:style-name="ce2">
            <text:p>11/02/2022</text:p>
          </table:table-cell>
          <table:table-cell office:value-type="date" office:date-value="1993-02-21T00:00:00" table:style-name="ce2">
            <text:p>21/02/1993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irtual Velocity</text:p>
          </table:table-cell>
          <table:table-cell office:value-type="date" office:date-value="2021-07-14T00:00:00" table:style-name="ce2">
            <text:p>14/07/2021</text:p>
          </table:table-cell>
          <table:table-cell office:value-type="date" office:date-value="1986-07-07T00:00:00" table:style-name="ce2">
            <text:p>07/07/1986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Futuristic Flux</text:p>
          </table:table-cell>
          <table:table-cell office:value-type="date" office:date-value="2022-09-30T00:00:00" table:style-name="ce2">
            <text:p>30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Technological Tango</text:p>
          </table:table-cell>
          <table:table-cell office:value-type="date" office:date-value="2021-03-23T00:00:00" table:style-name="ce2">
            <text:p>23/03/2021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ranscendent Travels</text:p>
          </table:table-cell>
          <table:table-cell office:value-type="date" office:date-value="2021-02-12T00:00:00" table:style-name="ce2">
            <text:p>12/02/2021</text:p>
          </table:table-cell>
          <table:table-cell office:value-type="date" office:date-value="1947-01-01T00:00:00" table:style-name="ce2">
            <text:p>01/01/194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rtificial Auras</text:p>
          </table:table-cell>
          <table:table-cell office:value-type="date" office:date-value="2021-10-02T00:00:00" table:style-name="ce2">
            <text:p>02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ace Age Symphony</text:p>
          </table:table-cell>
          <table:table-cell office:value-type="date" office:date-value="2021-02-13T00:00:00" table:style-name="ce2">
            <text:p>13/02/2021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eon Nebulae</text:p>
          </table:table-cell>
          <table:table-cell office:value-type="date" office:date-value="2022-03-17T00:00:00" table:style-name="ce2">
            <text:p>17/03/2022</text:p>
          </table:table-cell>
          <table:table-cell office:value-type="date" office:date-value="2013-10-19T00:00:00" table:style-name="ce2">
            <text:p>19/10/2013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Digital Dreamscape</text:p>
          </table:table-cell>
          <table:table-cell office:value-type="date" office:date-value="2021-06-15T00:00:00" table:style-name="ce2">
            <text:p>15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choes of the Cosmos</text:p>
          </table:table-cell>
          <table:table-cell office:value-type="date" office:date-value="2022-09-17T00:00:00" table:style-name="ce2">
            <text:p>17/09/2022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Galactic Groove</text:p>
          </table:table-cell>
          <table:table-cell office:value-type="date" office:date-value="2024-03-01T00:00:00" table:style-name="ce2">
            <text:p>01/03/2024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echno Thrive</text:p>
          </table:table-cell>
          <table:table-cell office:value-type="date" office:date-value="2022-03-20T00:00:00" table:style-name="ce2">
            <text:p>20/03/2022</text:p>
          </table:table-cell>
          <table:table-cell office:value-type="date" office:date-value="1970-08-20T00:00:00" table:style-name="ce2">
            <text:p>20/08/197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uture Fusion</text:p>
          </table:table-cell>
          <table:table-cell office:value-type="date" office:date-value="2020-12-06T00:00:00" table:style-name="ce2">
            <text:p>06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Quantum</text:p>
          </table:table-cell>
          <table:table-cell office:value-type="date" office:date-value="2023-12-24T00:00:00" table:style-name="ce2">
            <text:p>24/12/2023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tellar Serenity</text:p>
          </table:table-cell>
          <table:table-cell office:value-type="date" office:date-value="2021-01-19T00:00:00" table:style-name="ce2">
            <text:p>19/01/2021</text:p>
          </table:table-cell>
          <table:table-cell office:value-type="date" office:date-value="2007-08-22T00:00:00" table:style-name="ce2">
            <text:p>22/08/2007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ybernetic Solace</text:p>
          </table:table-cell>
          <table:table-cell office:value-type="date" office:date-value="2021-12-30T00:00:00" table:style-name="ce2">
            <text:p>30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omorrow</text:p>
          </table:table-cell>
          <table:table-cell office:value-type="date" office:date-value="2022-09-28T00:00:00" table:style-name="ce2">
            <text:p>28/09/2022</text:p>
          </table:table-cell>
          <table:table-cell office:value-type="date" office:date-value="1971-06-14T00:00:00" table:style-name="ce2">
            <text:p>14/06/1971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Beyond Tomorrow</text:p>
          </table:table-cell>
          <table:table-cell office:value-type="date" office:date-value="2023-11-28T00:00:00" table:style-name="ce2">
            <text:p>28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Virtual Vista</text:p>
          </table:table-cell>
          <table:table-cell office:value-type="date" office:date-value="2020-05-12T00:00:00" table:style-name="ce2">
            <text:p>12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Futuristic Frontiers</text:p>
          </table:table-cell>
          <table:table-cell office:value-type="date" office:date-value="2021-03-14T00:00:00" table:style-name="ce2">
            <text:p>14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Technological Triumph</text:p>
          </table:table-cell>
          <table:table-cell office:value-type="date" office:date-value="2023-05-21T00:00:00" table:style-name="ce2">
            <text:p>21/05/2023</text:p>
          </table:table-cell>
          <table:table-cell office:value-type="date" office:date-value="1955-07-31T00:00:00" table:style-name="ce2">
            <text:p>31/07/1955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nscendent Tomorrow</text:p>
          </table:table-cell>
          <table:table-cell office:value-type="date" office:date-value="2022-01-12T00:00:00" table:style-name="ce2">
            <text:p>12/01/2022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rtificial Adventure</text:p>
          </table:table-cell>
          <table:table-cell office:value-type="date" office:date-value="2021-03-12T00:00:00" table:style-name="ce2">
            <text:p>12/03/2021</text:p>
          </table:table-cell>
          <table:table-cell office:value-type="string" table:style-name="ce3">
            <text:p>26/05/197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pace Age Saga</text:p>
          </table:table-cell>
          <table:table-cell office:value-type="date" office:date-value="2020-10-06T00:00:00" table:style-name="ce2">
            <text:p>06/10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eon Nightfall</text:p>
          </table:table-cell>
          <table:table-cell office:value-type="date" office:date-value="2021-07-14T00:00:00" table:style-name="ce2">
            <text:p>14/07/2021</text:p>
          </table:table-cell>
          <table:table-cell office:value-type="date" office:date-value="1931-02-06T00:00:00" table:style-name="ce2">
            <text:p>06/02/1931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igital Discovery</text:p>
          </table:table-cell>
          <table:table-cell office:value-type="date" office:date-value="2021-02-14T00:00:00" table:style-name="ce2">
            <text:p>14/0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Echoes from the Future</text:p>
          </table:table-cell>
          <table:table-cell office:value-type="date" office:date-value="2022-09-29T00:00:00" table:style-name="ce2">
            <text:p>29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Galactic Gateway</text:p>
          </table:table-cell>
          <table:table-cell office:value-type="date" office:date-value="2021-03-16T00:00:00" table:style-name="ce2">
            <text:p>16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chno Trends</text:p>
          </table:table-cell>
          <table:table-cell office:value-type="date" office:date-value="2021-05-14T00:00:00" table:style-name="ce2">
            <text:p>14/05/2021</text:p>
          </table:table-cell>
          <table:table-cell office:value-type="date" office:date-value="2008-11-12T00:00:00" table:style-name="ce2">
            <text:p>12/11/2008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uture</text:p>
          </table:table-cell>
          <table:table-cell office:value-type="date" office:date-value="2022-04-14T00:00:00" table:style-name="ce2">
            <text:p>14/04/2022</text:p>
          </table:table-cell>
          <table:table-cell office:value-type="date" office:date-value="1988-11-13T00:00:00" table:style-name="ce2">
            <text:p>13/11/1988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Quantum Quandary</text:p>
          </table:table-cell>
          <table:table-cell office:value-type="date" office:date-value="2022-05-04T00:00:00" table:style-name="ce2">
            <text:p>04/05/2022</text:p>
          </table:table-cell>
          <table:table-cell office:value-type="date" office:date-value="1936-03-30T00:00:00" table:style-name="ce2">
            <text:p>30/03/1936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tellar Stasis</text:p>
          </table:table-cell>
          <table:table-cell office:value-type="date" office:date-value="2023-08-22T00:00:00" table:style-name="ce2">
            <text:p>22/08/2023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ybernetic Sanctuary</text:p>
          </table:table-cell>
          <table:table-cell office:value-type="date" office:date-value="2023-12-10T00:00:00" table:style-name="ce2">
            <text:p>10/12/2023</text:p>
          </table:table-cell>
          <table:table-cell office:value-type="date" office:date-value="2002-06-12T00:00:00" table:style-name="ce2">
            <text:p>12/06/200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Tomorrow's Triumph</text:p>
          </table:table-cell>
          <table:table-cell office:value-type="date" office:date-value="2022-06-05T00:00:00" table:style-name="ce2">
            <text:p>05/06/2022</text:p>
          </table:table-cell>
          <table:table-cell office:value-type="date" office:date-value="1984-07-16T00:00:00" table:style-name="ce2">
            <text:p>16/07/1984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acro Splendore</text:p>
          </table:table-cell>
          <table:table-cell office:value-type="date" office:date-value="2020-12-08T00:00:00" table:style-name="ce2">
            <text:p>08/12/2020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Luce Divina</text:p>
          </table:table-cell>
          <table:table-cell office:value-type="date" office:date-value="2023-01-21T00:00:00" table:style-name="ce2">
            <text:p>21/01/2023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rascendenza Celeste</text:p>
          </table:table-cell>
          <table:table-cell office:value-type="date" office:date-value="2020-07-05T00:00:00" table:style-name="ce2">
            <text:p>05/07/2020</text:p>
          </table:table-cell>
          <table:table-cell office:value-type="date" office:date-value="1987-09-20T00:00:00" table:style-name="ce2">
            <text:p>20/09/198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ietà Eterna</text:p>
          </table:table-cell>
          <table:table-cell office:value-type="date" office:date-value="2022-09-20T00:00:00" table:style-name="ce2">
            <text:p>20/09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istero Sacro</text:p>
          </table:table-cell>
          <table:table-cell office:value-type="date" office:date-value="2021-08-01T00:00:00" table:style-name="ce2">
            <text:p>01/08/2021</text:p>
          </table:table-cell>
          <table:table-cell office:value-type="date" office:date-value="1969-07-06T00:00:00" table:style-name="ce2">
            <text:p>06/07/1969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Preghiera Silente</text:p>
          </table:table-cell>
          <table:table-cell office:value-type="date" office:date-value="2024-04-23T00:00:00" table:style-name="ce2">
            <text:p>23/04/2024</text:p>
          </table:table-cell>
          <table:table-cell office:value-type="date" office:date-value="2022-07-27T00:00:00" table:style-name="ce2">
            <text:p>27/07/2022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Gloria Celeste</text:p>
          </table:table-cell>
          <table:table-cell office:value-type="date" office:date-value="2022-01-29T00:00:00" table:style-name="ce2">
            <text:p>29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cona Sacra</text:p>
          </table:table-cell>
          <table:table-cell office:value-type="date" office:date-value="2024-04-12T00:00:00" table:style-name="ce2">
            <text:p>12/04/2024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pirito Celeste</text:p>
          </table:table-cell>
          <table:table-cell office:value-type="date" office:date-value="2023-11-25T00:00:00" table:style-name="ce2">
            <text:p>25/11/2023</text:p>
          </table:table-cell>
          <table:table-cell office:value-type="date" office:date-value="1979-09-17T00:00:00" table:style-name="ce2">
            <text:p>17/09/1979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aradiso Terreno</text:p>
          </table:table-cell>
          <table:table-cell office:value-type="date" office:date-value="2022-09-08T00:00:00" table:style-name="ce2">
            <text:p>08/09/2022</text:p>
          </table:table-cell>
          <table:table-cell office:value-type="date" office:date-value="2000-07-29T00:00:00" table:style-name="ce2">
            <text:p>29/07/2000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rmonia Divina</text:p>
          </table:table-cell>
          <table:table-cell office:value-type="date" office:date-value="2023-01-22T00:00:00" table:style-name="ce2">
            <text:p>22/01/2023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ede Radiosa</text:p>
          </table:table-cell>
          <table:table-cell office:value-type="date" office:date-value="2024-02-07T00:00:00" table:style-name="ce2">
            <text:p>07/02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offio Sacro</text:p>
          </table:table-cell>
          <table:table-cell office:value-type="date" office:date-value="2023-08-20T00:00:00" table:style-name="ce2">
            <text:p>20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rofonda Devozione</text:p>
          </table:table-cell>
          <table:table-cell office:value-type="date" office:date-value="2022-11-08T00:00:00" table:style-name="ce2">
            <text:p>08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iflessi Celesti</text:p>
          </table:table-cell>
          <table:table-cell office:value-type="date" office:date-value="2023-05-24T00:00:00" table:style-name="ce2">
            <text:p>24/05/2023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Luce</text:p>
          </table:table-cell>
          <table:table-cell office:value-type="date" office:date-value="2020-07-26T00:00:00" table:style-name="ce2">
            <text:p>26/07/2020</text:p>
          </table:table-cell>
          <table:table-cell office:value-type="date" office:date-value="2015-09-07T00:00:00" table:style-name="ce2">
            <text:p>07/09/2015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Benedizione Suprema</text:p>
          </table:table-cell>
          <table:table-cell office:value-type="date" office:date-value="2020-11-28T00:00:00" table:style-name="ce2">
            <text:p>28/11/2020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Incanto Sacro</text:p>
          </table:table-cell>
          <table:table-cell office:value-type="date" office:date-value="2022-07-09T00:00:00" table:style-name="ce2">
            <text:p>09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acra Comunione</text:p>
          </table:table-cell>
          <table:table-cell office:value-type="date" office:date-value="2023-03-02T00:00:00" table:style-name="ce2">
            <text:p>02/03/2023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giada Spirituale</text:p>
          </table:table-cell>
          <table:table-cell office:value-type="date" office:date-value="2021-08-28T00:00:00" table:style-name="ce2">
            <text:p>28/08/2021</text:p>
          </table:table-cell>
          <table:table-cell office:value-type="date" office:date-value="1961-08-08T00:00:00" table:style-name="ce2">
            <text:p>08/08/1961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Celestiale</text:p>
          </table:table-cell>
          <table:table-cell office:value-type="date" office:date-value="2021-03-12T00:00:00" table:style-name="ce2">
            <text:p>12/03/2021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Canto di Lode</text:p>
          </table:table-cell>
          <table:table-cell office:value-type="date" office:date-value="2023-07-06T00:00:00" table:style-name="ce2">
            <text:p>06/07/2023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plendore Divino</text:p>
          </table:table-cell>
          <table:table-cell office:value-type="date" office:date-value="2024-01-31T00:00:00" table:style-name="ce2">
            <text:p>31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Rivelazione Celeste</text:p>
          </table:table-cell>
          <table:table-cell office:value-type="date" office:date-value="2022-10-19T00:00:00" table:style-name="ce2">
            <text:p>19/10/2022</text:p>
          </table:table-cell>
          <table:table-cell office:value-type="date" office:date-value="1974-01-23T00:00:00" table:style-name="ce2">
            <text:p>23/01/1974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acra Illuminazione</text:p>
          </table:table-cell>
          <table:table-cell office:value-type="date" office:date-value="2023-02-13T00:00:00" table:style-name="ce2">
            <text:p>13/02/2023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nima Pura</text:p>
          </table:table-cell>
          <table:table-cell office:value-type="date" office:date-value="2021-05-23T00:00:00" table:style-name="ce2">
            <text:p>23/05/2021</text:p>
          </table:table-cell>
          <table:table-cell office:value-type="string" table:style-name="ce3">
            <text:p>20/07/1958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reghiera Celeste</text:p>
          </table:table-cell>
          <table:table-cell office:value-type="date" office:date-value="2020-07-11T00:00:00" table:style-name="ce2">
            <text:p>11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offio dell'Assoluto</text:p>
          </table:table-cell>
          <table:table-cell office:value-type="date" office:date-value="2021-12-12T00:00:00" table:style-name="ce2">
            <text:p>12/12/2021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rmonia dei Cieli</text:p>
          </table:table-cell>
          <table:table-cell office:value-type="date" office:date-value="2023-01-16T00:00:00" table:style-name="ce2">
            <text:p>16/0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pirito Eterno</text:p>
          </table:table-cell>
          <table:table-cell office:value-type="date" office:date-value="2020-09-21T00:00:00" table:style-name="ce2">
            <text:p>21/09/2020</text:p>
          </table:table-cell>
          <table:table-cell office:value-type="date" office:date-value="2016-07-07T00:00:00" table:style-name="ce2">
            <text:p>07/07/2016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Visione Sacra</text:p>
          </table:table-cell>
          <table:table-cell office:value-type="date" office:date-value="2021-06-23T00:00:00" table:style-name="ce2">
            <text:p>23/06/2021</text:p>
          </table:table-cell>
          <table:table-cell office:value-type="date" office:date-value="1933-07-06T00:00:00" table:style-name="ce2">
            <text:p>06/07/1933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Beatitudine Infinita</text:p>
          </table:table-cell>
          <table:table-cell office:value-type="date" office:date-value="2022-09-09T00:00:00" table:style-name="ce2">
            <text:p>09/09/2022</text:p>
          </table:table-cell>
          <table:table-cell office:value-type="date" office:date-value="2019-09-03T00:00:00" table:style-name="ce2">
            <text:p>03/09/201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aggi di Luce</text:p>
          </table:table-cell>
          <table:table-cell office:value-type="date" office:date-value="2022-12-14T00:00:00" table:style-name="ce2">
            <text:p>14/12/2022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acro Fuoco</text:p>
          </table:table-cell>
          <table:table-cell office:value-type="date" office:date-value="2024-04-16T00:00:00" table:style-name="ce2">
            <text:p>16/04/2024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Croce Radiosa</text:p>
          </table:table-cell>
          <table:table-cell office:value-type="date" office:date-value="2023-02-18T00:00:00" table:style-name="ce2">
            <text:p>18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isticismo Celeste</text:p>
          </table:table-cell>
          <table:table-cell office:value-type="date" office:date-value="2021-10-29T00:00:00" table:style-name="ce2">
            <text:p>29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elebrazione Sacra</text:p>
          </table:table-cell>
          <table:table-cell office:value-type="date" office:date-value="2022-04-24T00:00:00" table:style-name="ce2">
            <text:p>24/04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Profonda Riflessione</text:p>
          </table:table-cell>
          <table:table-cell office:value-type="date" office:date-value="2022-03-29T00:00:00" table:style-name="ce2">
            <text:p>29/03/2022</text:p>
          </table:table-cell>
          <table:table-cell office:value-type="date" office:date-value="2020-05-25T00:00:00" table:style-name="ce2">
            <text:p>25/05/2020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aradiso in Terra</text:p>
          </table:table-cell>
          <table:table-cell office:value-type="date" office:date-value="2023-09-09T00:00:00" table:style-name="ce2">
            <text:p>09/09/2023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Incanto Celeste</text:p>
          </table:table-cell>
          <table:table-cell office:value-type="date" office:date-value="2022-03-29T00:00:00" table:style-name="ce2">
            <text:p>29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Cuore Divino</text:p>
          </table:table-cell>
          <table:table-cell office:value-type="date" office:date-value="2023-05-12T00:00:00" table:style-name="ce2">
            <text:p>12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acra Esperienza</text:p>
          </table:table-cell>
          <table:table-cell office:value-type="date" office:date-value="2024-01-23T00:00:00" table:style-name="ce2">
            <text:p>23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acra Gloria</text:p>
          </table:table-cell>
          <table:table-cell office:value-type="date" office:date-value="2022-09-19T00:00:00" table:style-name="ce2">
            <text:p>19/09/2022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Lode Eterna</text:p>
          </table:table-cell>
          <table:table-cell office:value-type="date" office:date-value="2022-12-26T00:00:00" table:style-name="ce2">
            <text:p>26/12/2022</text:p>
          </table:table-cell>
          <table:table-cell office:value-type="date" office:date-value="1949-03-02T00:00:00" table:style-name="ce2">
            <text:p>02/03/1949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Rugiada Celeste</text:p>
          </table:table-cell>
          <table:table-cell office:value-type="date" office:date-value="2022-09-07T00:00:00" table:style-name="ce2">
            <text:p>07/09/2022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pirito di Pace</text:p>
          </table:table-cell>
          <table:table-cell office:value-type="date" office:date-value="2022-10-28T00:00:00" table:style-name="ce2">
            <text:p>28/10/2022</text:p>
          </table:table-cell>
          <table:table-cell office:value-type="date" office:date-value="1937-04-18T00:00:00" table:style-name="ce2">
            <text:p>18/04/193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sione Divina</text:p>
          </table:table-cell>
          <table:table-cell office:value-type="date" office:date-value="2021-12-21T00:00:00" table:style-name="ce2">
            <text:p>21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acra Essenza</text:p>
          </table:table-cell>
          <table:table-cell office:value-type="date" office:date-value="2020-08-06T00:00:00" table:style-name="ce2">
            <text:p>06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Illuminazione Interiore</text:p>
          </table:table-cell>
          <table:table-cell office:value-type="date" office:date-value="2024-03-08T00:00:00" table:style-name="ce2">
            <text:p>08/03/2024</text:p>
          </table:table-cell>
          <table:table-cell office:value-type="date" office:date-value="1945-03-16T00:00:00" table:style-name="ce2">
            <text:p>16/03/1945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plendore Celeste</text:p>
          </table:table-cell>
          <table:table-cell office:value-type="date" office:date-value="2023-01-04T00:00:00" table:style-name="ce2">
            <text:p>04/01/2023</text:p>
          </table:table-cell>
          <table:table-cell office:value-type="date" office:date-value="1935-08-16T00:00:00" table:style-name="ce2">
            <text:p>16/08/1935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razia Suprema</text:p>
          </table:table-cell>
          <table:table-cell office:value-type="date" office:date-value="2021-05-21T00:00:00" table:style-name="ce2">
            <text:p>21/05/2021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isveglio Spirituale</text:p>
          </table:table-cell>
          <table:table-cell office:value-type="date" office:date-value="2023-02-09T00:00:00" table:style-name="ce2">
            <text:p>09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acra Bellezza</text:p>
          </table:table-cell>
          <table:table-cell office:value-type="date" office:date-value="2020-11-13T00:00:00" table:style-name="ce2">
            <text:p>13/11/2020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Benedizione Celeste</text:p>
          </table:table-cell>
          <table:table-cell office:value-type="date" office:date-value="2023-12-23T00:00:00" table:style-name="ce2">
            <text:p>23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ielo</text:p>
          </table:table-cell>
          <table:table-cell office:value-type="date" office:date-value="2022-11-19T00:00:00" table:style-name="ce2">
            <text:p>19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Profonda Armonia</text:p>
          </table:table-cell>
          <table:table-cell office:value-type="date" office:date-value="2020-05-08T00:00:00" table:style-name="ce2">
            <text:p>08/05/2020</text:p>
          </table:table-cell>
          <table:table-cell office:value-type="date" office:date-value="1955-01-07T00:00:00" table:style-name="ce2">
            <text:p>07/01/1955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uore di Luce</text:p>
          </table:table-cell>
          <table:table-cell office:value-type="date" office:date-value="2020-11-12T00:00:00" table:style-name="ce2">
            <text:p>12/11/2020</text:p>
          </table:table-cell>
          <table:table-cell office:value-type="date" office:date-value="1993-02-10T00:00:00" table:style-name="ce2">
            <text:p>10/02/1993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rascendenza Spirituale</text:p>
          </table:table-cell>
          <table:table-cell office:value-type="date" office:date-value="2021-11-11T00:00:00" table:style-name="ce2">
            <text:p>11/11/2021</text:p>
          </table:table-cell>
          <table:table-cell office:value-type="string" table:style-name="ce3">
            <text:p>24/12/1985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Gioia dell'Anima</text:p>
          </table:table-cell>
          <table:table-cell office:value-type="date" office:date-value="2022-05-25T00:00:00" table:style-name="ce2">
            <text:p>25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offio di Vita</text:p>
          </table:table-cell>
          <table:table-cell office:value-type="date" office:date-value="2022-07-13T00:00:00" table:style-name="ce2">
            <text:p>13/07/2022</text:p>
          </table:table-cell>
          <table:table-cell office:value-type="date" office:date-value="2015-05-16T00:00:00" table:style-name="ce2">
            <text:p>16/05/2015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acra Trascendenza</text:p>
          </table:table-cell>
          <table:table-cell office:value-type="date" office:date-value="2024-01-04T00:00:00" table:style-name="ce2">
            <text:p>04/01/2024</text:p>
          </table:table-cell>
          <table:table-cell office:value-type="date" office:date-value="1969-01-11T00:00:00" table:style-name="ce2">
            <text:p>11/01/1969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ugiada dell'Anima</text:p>
          </table:table-cell>
          <table:table-cell office:value-type="date" office:date-value="2022-09-27T00:00:00" table:style-name="ce2">
            <text:p>27/09/2022</text:p>
          </table:table-cell>
          <table:table-cell office:value-type="date" office:date-value="1950-08-16T00:00:00" table:style-name="ce2">
            <text:p>16/08/1950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pirito Celestiale</text:p>
          </table:table-cell>
          <table:table-cell office:value-type="date" office:date-value="2023-01-15T00:00:00" table:style-name="ce2">
            <text:p>15/01/2023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Visione Eterna</text:p>
          </table:table-cell>
          <table:table-cell office:value-type="date" office:date-value="2023-12-03T00:00:00" table:style-name="ce2">
            <text:p>03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acra Pace</text:p>
          </table:table-cell>
          <table:table-cell office:value-type="date" office:date-value="2020-11-12T00:00:00" table:style-name="ce2">
            <text:p>12/11/2020</text:p>
          </table:table-cell>
          <table:table-cell office:value-type="date" office:date-value="2000-11-17T00:00:00" table:style-name="ce2">
            <text:p>17/11/2000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isveglio Divino</text:p>
          </table:table-cell>
          <table:table-cell office:value-type="date" office:date-value="2021-08-19T00:00:00" table:style-name="ce2">
            <text:p>19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Grazia Celestiale</text:p>
          </table:table-cell>
          <table:table-cell office:value-type="date" office:date-value="2022-12-30T00:00:00" table:style-name="ce2">
            <text:p>30/1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acra Presenza</text:p>
          </table:table-cell>
          <table:table-cell office:value-type="date" office:date-value="2021-07-25T00:00:00" table:style-name="ce2">
            <text:p>25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radiso Ritrovato</text:p>
          </table:table-cell>
          <table:table-cell office:value-type="date" office:date-value="2024-03-29T00:00:00" table:style-name="ce2">
            <text:p>29/03/2024</text:p>
          </table:table-cell>
          <table:table-cell office:value-type="date" office:date-value="1959-06-18T00:00:00" table:style-name="ce2">
            <text:p>18/06/1959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uore Eterno</text:p>
          </table:table-cell>
          <table:table-cell office:value-type="date" office:date-value="2021-02-21T00:00:00" table:style-name="ce2">
            <text:p>21/02/2021</text:p>
          </table:table-cell>
          <table:table-cell office:value-type="date" office:date-value="1982-12-22T00:00:00" table:style-name="ce2">
            <text:p>22/12/1982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rascendenza dell'Essere</text:p>
          </table:table-cell>
          <table:table-cell office:value-type="date" office:date-value="2023-01-16T00:00:00" table:style-name="ce2">
            <text:p>16/0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Gioia Eterna</text:p>
          </table:table-cell>
          <table:table-cell office:value-type="date" office:date-value="2021-02-07T00:00:00" table:style-name="ce2">
            <text:p>07/02/2021</text:p>
          </table:table-cell>
          <table:table-cell office:value-type="string" table:style-name="ce3">
            <text:p>27/09/1979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offio di Eternità</text:p>
          </table:table-cell>
          <table:table-cell office:value-type="date" office:date-value="2021-10-27T00:00:00" table:style-name="ce2">
            <text:p>27/10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cra Profondità</text:p>
          </table:table-cell>
          <table:table-cell office:value-type="date" office:date-value="2023-09-19T00:00:00" table:style-name="ce2">
            <text:p>19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ugiada di Luce</text:p>
          </table:table-cell>
          <table:table-cell office:value-type="date" office:date-value="2021-06-14T00:00:00" table:style-name="ce2">
            <text:p>14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irito del Cielo</text:p>
          </table:table-cell>
          <table:table-cell office:value-type="date" office:date-value="2020-07-25T00:00:00" table:style-name="ce2">
            <text:p>25/07/2020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Visione Infinita</text:p>
          </table:table-cell>
          <table:table-cell office:value-type="date" office:date-value="2022-02-24T00:00:00" table:style-name="ce2">
            <text:p>24/02/2022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acra Serenità</text:p>
          </table:table-cell>
          <table:table-cell office:value-type="date" office:date-value="2021-11-02T00:00:00" table:style-name="ce2">
            <text:p>02/11/2021</text:p>
          </table:table-cell>
          <table:table-cell office:value-type="date" office:date-value="2015-03-25T00:00:00" table:style-name="ce2">
            <text:p>25/03/2015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Risveglio Celeste</text:p>
          </table:table-cell>
          <table:table-cell office:value-type="date" office:date-value="2024-04-27T00:00:00" table:style-name="ce2">
            <text:p>27/04/2024</text:p>
          </table:table-cell>
          <table:table-cell office:value-type="date" office:date-value="1995-01-28T00:00:00" table:style-name="ce2">
            <text:p>28/01/1995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Grazia Divina</text:p>
          </table:table-cell>
          <table:table-cell office:value-type="date" office:date-value="2021-06-12T00:00:00" table:style-name="ce2">
            <text:p>12/06/2021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acra Semplicità</text:p>
          </table:table-cell>
          <table:table-cell office:value-type="date" office:date-value="2020-11-24T00:00:00" table:style-name="ce2">
            <text:p>24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adiso Interiore</text:p>
          </table:table-cell>
          <table:table-cell office:value-type="date" office:date-value="2021-06-17T00:00:00" table:style-name="ce2">
            <text:p>17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Cuore Radioso</text:p>
          </table:table-cell>
          <table:table-cell office:value-type="date" office:date-value="2023-09-03T00:00:00" table:style-name="ce2">
            <text:p>03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rascendenza Celestiale</text:p>
          </table:table-cell>
          <table:table-cell office:value-type="date" office:date-value="2020-09-01T00:00:00" table:style-name="ce2">
            <text:p>01/09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ioia Interiore</text:p>
          </table:table-cell>
          <table:table-cell office:value-type="date" office:date-value="2023-09-02T00:00:00" table:style-name="ce2">
            <text:p>02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offio di Trascendenza</text:p>
          </table:table-cell>
          <table:table-cell office:value-type="date" office:date-value="2022-03-11T00:00:00" table:style-name="ce2">
            <text:p>11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cra Intensità</text:p>
          </table:table-cell>
          <table:table-cell office:value-type="date" office:date-value="2022-12-07T00:00:00" table:style-name="ce2">
            <text:p>07/1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Rugiada Celestiale</text:p>
          </table:table-cell>
          <table:table-cell office:value-type="date" office:date-value="2023-07-05T00:00:00" table:style-name="ce2">
            <text:p>05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pirito dell'Assoluto</text:p>
          </table:table-cell>
          <table:table-cell office:value-type="date" office:date-value="2021-11-07T00:00:00" table:style-name="ce2">
            <text:p>07/11/2021</text:p>
          </table:table-cell>
          <table:table-cell office:value-type="date" office:date-value="1996-12-22T00:00:00" table:style-name="ce2">
            <text:p>22/12/1996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Visione Magnifica</text:p>
          </table:table-cell>
          <table:table-cell office:value-type="date" office:date-value="2021-06-19T00:00:00" table:style-name="ce2">
            <text:p>19/06/2021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a Bellezza</text:p>
          </table:table-cell>
          <table:table-cell office:value-type="date" office:date-value="2023-05-22T00:00:00" table:style-name="ce2">
            <text:p>22/05/2023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Benedizione Celestiale</text:p>
          </table:table-cell>
          <table:table-cell office:value-type="date" office:date-value="2021-01-10T00:00:00" table:style-name="ce2">
            <text:p>10/01/2021</text:p>
          </table:table-cell>
          <table:table-cell office:value-type="string" table:style-name="ce3">
            <text:p>22/07/1975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ncanto Eterno</text:p>
          </table:table-cell>
          <table:table-cell office:value-type="date" office:date-value="2023-11-28T00:00:00" table:style-name="ce2">
            <text:p>28/11/2023</text:p>
          </table:table-cell>
          <table:table-cell office:value-type="string" table:style-name="ce3">
            <text:p>24/02/1968</text:p>
          </table:table-cell>
          <table:table-cell office:value-type="string" table:style-name="ce1">
            <text:p>Quadro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rofonda Fede</text:p>
          </table:table-cell>
          <table:table-cell office:value-type="date" office:date-value="2020-12-25T00:00:00" table:style-name="ce2">
            <text:p>25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radiso Spirituale</text:p>
          </table:table-cell>
          <table:table-cell office:value-type="date" office:date-value="2022-05-21T00:00:00" table:style-name="ce2">
            <text:p>21/05/2022</text:p>
          </table:table-cell>
          <table:table-cell office:value-type="date" office:date-value="2001-08-18T00:00:00" table:style-name="ce2">
            <text:p>18/08/2001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Cuore di Pace</text:p>
          </table:table-cell>
          <table:table-cell office:value-type="date" office:date-value="2022-02-26T00:00:00" table:style-name="ce2">
            <text:p>26/0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Trascendenza Infinita</text:p>
          </table:table-cell>
          <table:table-cell office:value-type="date" office:date-value="2024-03-16T00:00:00" table:style-name="ce2">
            <text:p>16/03/2024</text:p>
          </table:table-cell>
          <table:table-cell office:value-type="date" office:date-value="1999-01-01T00:00:00" table:style-name="ce2">
            <text:p>01/01/1999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Gioia del Cielo</text:p>
          </table:table-cell>
          <table:table-cell office:value-type="date" office:date-value="2020-07-23T00:00:00" table:style-name="ce2">
            <text:p>23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offio di Grazia</text:p>
          </table:table-cell>
          <table:table-cell office:value-type="date" office:date-value="2020-12-24T00:00:00" table:style-name="ce2">
            <text:p>24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acra Luminosità</text:p>
          </table:table-cell>
          <table:table-cell office:value-type="date" office:date-value="2022-11-30T00:00:00" table:style-name="ce2">
            <text:p>30/11/2022</text:p>
          </table:table-cell>
          <table:table-cell office:value-type="string" table:style-name="ce3">
            <text:p>31/05/1987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Rugiada dell'Essenza</text:p>
          </table:table-cell>
          <table:table-cell office:value-type="date" office:date-value="2022-01-25T00:00:00" table:style-name="ce2">
            <text:p>25/01/2022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pirito del Pianeta</text:p>
          </table:table-cell>
          <table:table-cell office:value-type="date" office:date-value="2022-11-02T00:00:00" table:style-name="ce2">
            <text:p>02/11/2022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Visione Celestiale</text:p>
          </table:table-cell>
          <table:table-cell office:value-type="date" office:date-value="2021-05-05T00:00:00" table:style-name="ce2">
            <text:p>05/05/2021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erenità dell'Anima</text:p>
          </table:table-cell>
          <table:table-cell office:value-type="date" office:date-value="2021-02-26T00:00:00" table:style-name="ce2">
            <text:p>26/0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Il Divino</text:p>
          </table:table-cell>
          <table:table-cell office:value-type="date" office:date-value="2020-05-09T00:00:00" table:style-name="ce2">
            <text:p>09/05/2020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Grazia</text:p>
          </table:table-cell>
          <table:table-cell office:value-type="date" office:date-value="2021-06-10T00:00:00" table:style-name="ce2">
            <text:p>10/06/2021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acra Pienezza</text:p>
          </table:table-cell>
          <table:table-cell office:value-type="date" office:date-value="2022-08-04T00:00:00" table:style-name="ce2">
            <text:p>04/08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Paradiso Radioso</text:p>
          </table:table-cell>
          <table:table-cell office:value-type="date" office:date-value="2021-06-07T00:00:00" table:style-name="ce2">
            <text:p>07/06/2021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uore</text:p>
          </table:table-cell>
          <table:table-cell office:value-type="date" office:date-value="2020-06-08T00:00:00" table:style-name="ce2">
            <text:p>08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Trascendenza Interiore</text:p>
          </table:table-cell>
          <table:table-cell office:value-type="date" office:date-value="2023-02-09T00:00:00" table:style-name="ce2">
            <text:p>09/02/2023</text:p>
          </table:table-cell>
          <table:table-cell office:value-type="date" office:date-value="1937-09-16T00:00:00" table:style-name="ce2">
            <text:p>16/09/193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Gioia Spirituale</text:p>
          </table:table-cell>
          <table:table-cell office:value-type="date" office:date-value="2022-03-26T00:00:00" table:style-name="ce2">
            <text:p>26/03/2022</text:p>
          </table:table-cell>
          <table:table-cell office:value-type="date" office:date-value="2008-08-03T00:00:00" table:style-name="ce2">
            <text:p>03/08/2008</text:p>
          </table:table-cell>
          <table:table-cell office:value-type="string" table:style-name="ce1">
            <text:p>Quadro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offio Celestiale</text:p>
          </table:table-cell>
          <table:table-cell office:value-type="date" office:date-value="2023-05-02T00:00:00" table:style-name="ce2">
            <text:p>02/05/2023</text:p>
          </table:table-cell>
          <table:table-cell office:value-type="date" office:date-value="1988-11-25T00:00:00" table:style-name="ce2">
            <text:p>25/11/1988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acra Armonia</text:p>
          </table:table-cell>
          <table:table-cell office:value-type="date" office:date-value="2021-01-17T00:00:00" table:style-name="ce2">
            <text:p>17/01/2021</text:p>
          </table:table-cell>
          <table:table-cell office:value-type="date" office:date-value="1989-02-10T00:00:00" table:style-name="ce2">
            <text:p>10/02/1989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ugiada di Pace</text:p>
          </table:table-cell>
          <table:table-cell office:value-type="date" office:date-value="2022-03-30T00:00:00" table:style-name="ce2">
            <text:p>30/03/2022</text:p>
          </table:table-cell>
          <table:table-cell office:value-type="date" office:date-value="1945-02-03T00:00:00" table:style-name="ce2">
            <text:p>03/02/1945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pirito di Lode</text:p>
          </table:table-cell>
          <table:table-cell office:value-type="date" office:date-value="2023-07-31T00:00:00" table:style-name="ce2">
            <text:p>31/07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Visione</text:p>
          </table:table-cell>
          <table:table-cell office:value-type="date" office:date-value="2023-11-24T00:00:00" table:style-name="ce2">
            <text:p>24/11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a Presenza</text:p>
          </table:table-cell>
          <table:table-cell office:value-type="date" office:date-value="2023-10-10T00:00:00" table:style-name="ce2">
            <text:p>10/10/2023</text:p>
          </table:table-cell>
          <table:table-cell office:value-type="date" office:date-value="1945-03-05T00:00:00" table:style-name="ce2">
            <text:p>05/03/1945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isveglio</text:p>
          </table:table-cell>
          <table:table-cell office:value-type="date" office:date-value="2023-11-14T00:00:00" table:style-name="ce2">
            <text:p>14/11/2023</text:p>
          </table:table-cell>
          <table:table-cell office:value-type="date" office:date-value="1976-08-18T00:00:00" table:style-name="ce2">
            <text:p>18/08/1976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Grazia dell'Anima</text:p>
          </table:table-cell>
          <table:table-cell office:value-type="date" office:date-value="2022-06-10T00:00:00" table:style-name="ce2">
            <text:p>10/06/2022</text:p>
          </table:table-cell>
          <table:table-cell office:value-type="date" office:date-value="1969-06-07T00:00:00" table:style-name="ce2">
            <text:p>07/06/1969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oma Aeterna</text:p>
          </table:table-cell>
          <table:table-cell office:value-type="date" office:date-value="2024-01-25T00:00:00" table:style-name="ce2">
            <text:p>25/01/2024</text:p>
          </table:table-cell>
          <table:table-cell office:value-type="date" office:date-value="1942-03-08T00:00:00" table:style-name="ce2">
            <text:p>08/03/1942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empus Antiquum</text:p>
          </table:table-cell>
          <table:table-cell office:value-type="date" office:date-value="2024-03-06T00:00:00" table:style-name="ce2">
            <text:p>06/03/2024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Vita Romana</text:p>
          </table:table-cell>
          <table:table-cell office:value-type="date" office:date-value="2022-07-06T00:00:00" table:style-name="ce2">
            <text:p>06/07/2022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Ars Antiqua</text:p>
          </table:table-cell>
          <table:table-cell office:value-type="date" office:date-value="2022-10-19T00:00:00" table:style-name="ce2">
            <text:p>19/10/2022</text:p>
          </table:table-cell>
          <table:table-cell office:value-type="date" office:date-value="1997-05-20T00:00:00" table:style-name="ce2">
            <text:p>20/05/199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mperium Romanum</text:p>
          </table:table-cell>
          <table:table-cell office:value-type="date" office:date-value="2020-12-30T00:00:00" table:style-name="ce2">
            <text:p>30/12/2020</text:p>
          </table:table-cell>
          <table:table-cell office:value-type="date" office:date-value="2024-03-21T00:00:00" table:style-name="ce2">
            <text:p>21/03/2024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ivitas Antiqua</text:p>
          </table:table-cell>
          <table:table-cell office:value-type="date" office:date-value="2020-08-07T00:00:00" table:style-name="ce2">
            <text:p>07/08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ntiquitas Graeca</text:p>
          </table:table-cell>
          <table:table-cell office:value-type="date" office:date-value="2023-05-04T00:00:00" table:style-name="ce2">
            <text:p>04/05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Gloria Antiqua</text:p>
          </table:table-cell>
          <table:table-cell office:value-type="date" office:date-value="2023-10-28T00:00:00" table:style-name="ce2">
            <text:p>28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ellum Civile</text:p>
          </table:table-cell>
          <table:table-cell office:value-type="date" office:date-value="2020-11-10T00:00:00" table:style-name="ce2">
            <text:p>10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arthago Delenda Est</text:p>
          </table:table-cell>
          <table:table-cell office:value-type="date" office:date-value="2022-09-17T00:00:00" table:style-name="ce2">
            <text:p>17/09/2022</text:p>
          </table:table-cell>
          <table:table-cell office:value-type="date" office:date-value="2001-08-01T00:00:00" table:style-name="ce2">
            <text:p>01/08/2001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ax Romana</text:p>
          </table:table-cell>
          <table:table-cell office:value-type="date" office:date-value="2023-03-16T00:00:00" table:style-name="ce2">
            <text:p>16/03/2023</text:p>
          </table:table-cell>
          <table:table-cell office:value-type="date" office:date-value="1982-12-09T00:00:00" table:style-name="ce2">
            <text:p>09/12/1982</text:p>
          </table:table-cell>
          <table:table-cell office:value-type="string" table:style-name="ce1">
            <text:p>Scultura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orum Cultus</text:p>
          </table:table-cell>
          <table:table-cell office:value-type="date" office:date-value="2020-11-12T00:00:00" table:style-name="ce2">
            <text:p>12/11/2020</text:p>
          </table:table-cell>
          <table:table-cell office:value-type="date" office:date-value="1959-01-22T00:00:00" table:style-name="ce2">
            <text:p>22/01/1959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Vita Urbis</text:p>
          </table:table-cell>
          <table:table-cell office:value-type="date" office:date-value="2021-10-23T00:00:00" table:style-name="ce2">
            <text:p>23/10/2021</text:p>
          </table:table-cell>
          <table:table-cell office:value-type="string" table:style-name="ce3">
            <text:p>23/01/1970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Res Gestae</text:p>
          </table:table-cell>
          <table:table-cell office:value-type="date" office:date-value="2021-07-11T00:00:00" table:style-name="ce2">
            <text:p>11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Leges Antiquae</text:p>
          </table:table-cell>
          <table:table-cell office:value-type="date" office:date-value="2022-05-31T00:00:00" table:style-name="ce2">
            <text:p>31/05/2022</text:p>
          </table:table-cell>
          <table:table-cell office:value-type="date" office:date-value="2005-05-11T00:00:00" table:style-name="ce2">
            <text:p>11/05/2005</text:p>
          </table:table-cell>
          <table:table-cell office:value-type="string" table:style-name="ce1">
            <text:p>Scultura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Tempora Antiqua</text:p>
          </table:table-cell>
          <table:table-cell office:value-type="date" office:date-value="2022-05-11T00:00:00" table:style-name="ce2">
            <text:p>11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istoria Romana</text:p>
          </table:table-cell>
          <table:table-cell office:value-type="date" office:date-value="2023-10-07T00:00:00" table:style-name="ce2">
            <text:p>07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eges et Tyranni</text:p>
          </table:table-cell>
          <table:table-cell office:value-type="date" office:date-value="2023-03-27T00:00:00" table:style-name="ce2">
            <text:p>27/03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irtus Romana</text:p>
          </table:table-cell>
          <table:table-cell office:value-type="date" office:date-value="2023-03-11T00:00:00" table:style-name="ce2">
            <text:p>11/03/2023</text:p>
          </table:table-cell>
          <table:table-cell office:value-type="date" office:date-value="1968-02-07T00:00:00" table:style-name="ce2">
            <text:p>07/02/1968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e Re Militari</text:p>
          </table:table-cell>
          <table:table-cell office:value-type="date" office:date-value="2023-08-25T00:00:00" table:style-name="ce2">
            <text:p>25/08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rs Architecturae</text:p>
          </table:table-cell>
          <table:table-cell office:value-type="date" office:date-value="2023-05-05T00:00:00" table:style-name="ce2">
            <text:p>05/05/2023</text:p>
          </table:table-cell>
          <table:table-cell office:value-type="date" office:date-value="1932-02-07T00:00:00" table:style-name="ce2">
            <text:p>07/02/1932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Victoriae Caesaris</text:p>
          </table:table-cell>
          <table:table-cell office:value-type="date" office:date-value="2021-05-22T00:00:00" table:style-name="ce2">
            <text:p>22/05/2021</text:p>
          </table:table-cell>
          <table:table-cell office:value-type="date" office:date-value="1988-01-11T00:00:00" table:style-name="ce2">
            <text:p>11/01/1988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ores Antiqui</text:p>
          </table:table-cell>
          <table:table-cell office:value-type="date" office:date-value="2021-02-27T00:00:00" table:style-name="ce2">
            <text:p>27/02/2021</text:p>
          </table:table-cell>
          <table:table-cell office:value-type="date" office:date-value="1983-06-12T00:00:00" table:style-name="ce2">
            <text:p>12/06/1983</text:p>
          </table:table-cell>
          <table:table-cell office:value-type="string" table:style-name="ce1">
            <text:p>Scultura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Imperator Invictus</text:p>
          </table:table-cell>
          <table:table-cell office:value-type="date" office:date-value="2022-05-05T00:00:00" table:style-name="ce2">
            <text:p>05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rdo Senatorius</text:p>
          </table:table-cell>
          <table:table-cell office:value-type="date" office:date-value="2021-12-21T00:00:00" table:style-name="ce2">
            <text:p>21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Laudes Caesaris</text:p>
          </table:table-cell>
          <table:table-cell office:value-type="date" office:date-value="2020-07-16T00:00:00" table:style-name="ce2">
            <text:p>16/07/2020</text:p>
          </table:table-cell>
          <table:table-cell office:value-type="date" office:date-value="1981-04-03T00:00:00" table:style-name="ce2">
            <text:p>03/04/1981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Roma Caput Mundi</text:p>
          </table:table-cell>
          <table:table-cell office:value-type="date" office:date-value="2021-05-04T00:00:00" table:style-name="ce2">
            <text:p>04/05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ma Invicta</text:p>
          </table:table-cell>
          <table:table-cell office:value-type="date" office:date-value="2023-03-31T00:00:00" table:style-name="ce2">
            <text:p>31/03/2023</text:p>
          </table:table-cell>
          <table:table-cell office:value-type="date" office:date-value="1969-08-01T00:00:00" table:style-name="ce2">
            <text:p>01/08/1969</text:p>
          </table:table-cell>
          <table:table-cell office:value-type="string" table:style-name="ce1">
            <text:p>Quadro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De Arte Poetica</text:p>
          </table:table-cell>
          <table:table-cell office:value-type="date" office:date-value="2021-07-29T00:00:00" table:style-name="ce2">
            <text:p>29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Vita Rustica</text:p>
          </table:table-cell>
          <table:table-cell office:value-type="date" office:date-value="2020-12-26T00:00:00" table:style-name="ce2">
            <text:p>26/12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Roma Triumphans</text:p>
          </table:table-cell>
          <table:table-cell office:value-type="date" office:date-value="2021-03-01T00:00:00" table:style-name="ce2">
            <text:p>01/03/2021</text:p>
          </table:table-cell>
          <table:table-cell office:value-type="date" office:date-value="1961-07-30T00:00:00" table:style-name="ce2">
            <text:p>30/07/1961</text:p>
          </table:table-cell>
          <table:table-cell office:value-type="string" table:style-name="ce1">
            <text:p>Quadro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loria Imperii</text:p>
          </table:table-cell>
          <table:table-cell office:value-type="date" office:date-value="2021-08-23T00:00:00" table:style-name="ce2">
            <text:p>23/08/2021</text:p>
          </table:table-cell>
          <table:table-cell office:value-type="date" office:date-value="2007-11-24T00:00:00" table:style-name="ce2">
            <text:p>24/11/2007</text:p>
          </table:table-cell>
          <table:table-cell office:value-type="string" table:style-name="ce1">
            <text:p>Scultura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vitas Magna</text:p>
          </table:table-cell>
          <table:table-cell office:value-type="date" office:date-value="2020-05-29T00:00:00" table:style-name="ce2">
            <text:p>29/05/2020</text:p>
          </table:table-cell>
          <table:table-cell office:value-type="date" office:date-value="1948-04-08T00:00:00" table:style-name="ce2">
            <text:p>08/04/1948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e Civitate Dei</text:p>
          </table:table-cell>
          <table:table-cell office:value-type="date" office:date-value="2022-07-18T00:00:00" table:style-name="ce2">
            <text:p>18/07/2022</text:p>
          </table:table-cell>
          <table:table-cell office:value-type="date" office:date-value="1957-03-27T00:00:00" table:style-name="ce2">
            <text:p>27/03/1957</text:p>
          </table:table-cell>
          <table:table-cell office:value-type="string" table:style-name="ce1">
            <text:p>Scultura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De Bello Gallico</text:p>
          </table:table-cell>
          <table:table-cell office:value-type="date" office:date-value="2022-02-18T00:00:00" table:style-name="ce2">
            <text:p>18/02/2022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Historia Graeca</text:p>
          </table:table-cell>
          <table:table-cell office:value-type="date" office:date-value="2023-02-28T00:00:00" table:style-name="ce2">
            <text:p>28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mperium Persarum</text:p>
          </table:table-cell>
          <table:table-cell office:value-type="date" office:date-value="2022-03-03T00:00:00" table:style-name="ce2">
            <text:p>03/03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ax et Concordia</text:p>
          </table:table-cell>
          <table:table-cell office:value-type="date" office:date-value="2020-10-29T00:00:00" table:style-name="ce2">
            <text:p>29/10/2020</text:p>
          </table:table-cell>
          <table:table-cell office:value-type="date" office:date-value="1956-03-19T00:00:00" table:style-name="ce2">
            <text:p>19/03/1956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ellum Trojanum</text:p>
          </table:table-cell>
          <table:table-cell office:value-type="date" office:date-value="2023-09-08T00:00:00" table:style-name="ce2">
            <text:p>08/09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plendor Antiquitatis</text:p>
          </table:table-cell>
          <table:table-cell office:value-type="date" office:date-value="2024-03-29T00:00:00" table:style-name="ce2">
            <text:p>29/03/2024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ma Sacra</text:p>
          </table:table-cell>
          <table:table-cell office:value-type="date" office:date-value="2021-07-16T00:00:00" table:style-name="ce2">
            <text:p>16/07/2021</text:p>
          </table:table-cell>
          <table:table-cell office:value-type="date" office:date-value="1969-07-04T00:00:00" table:style-name="ce2">
            <text:p>04/07/1969</text:p>
          </table:table-cell>
          <table:table-cell office:value-type="string" table:style-name="ce1">
            <text:p>Quadro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ellum Punicum</text:p>
          </table:table-cell>
          <table:table-cell office:value-type="date" office:date-value="2022-05-21T00:00:00" table:style-name="ce2">
            <text:p>21/05/2022</text:p>
          </table:table-cell>
          <table:table-cell office:value-type="date" office:date-value="1983-08-11T00:00:00" table:style-name="ce2">
            <text:p>11/08/1983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De Arte Oratoria</text:p>
          </table:table-cell>
          <table:table-cell office:value-type="date" office:date-value="2020-11-02T00:00:00" table:style-name="ce2">
            <text:p>02/11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Fides et Honor</text:p>
          </table:table-cell>
          <table:table-cell office:value-type="date" office:date-value="2020-05-12T00:00:00" table:style-name="ce2">
            <text:p>12/05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Legiones Romanae</text:p>
          </table:table-cell>
          <table:table-cell office:value-type="date" office:date-value="2023-07-31T00:00:00" table:style-name="ce2">
            <text:p>31/07/2023</text:p>
          </table:table-cell>
          <table:table-cell office:value-type="string" table:style-name="ce3">
            <text:p>14/12/1952</text:p>
          </table:table-cell>
          <table:table-cell office:value-type="string" table:style-name="ce1">
            <text:p>Scultur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Virtutes Imperatorum</text:p>
          </table:table-cell>
          <table:table-cell office:value-type="date" office:date-value="2021-02-08T00:00:00" table:style-name="ce2">
            <text:p>08/02/2021</text:p>
          </table:table-cell>
          <table:table-cell office:value-type="date" office:date-value="1929-01-07T00:00:00" table:style-name="ce2">
            <text:p>07/01/1929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Lux et Veritas</text:p>
          </table:table-cell>
          <table:table-cell office:value-type="date" office:date-value="2021-08-08T00:00:00" table:style-name="ce2">
            <text:p>08/08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 Republica Romana</text:p>
          </table:table-cell>
          <table:table-cell office:value-type="date" office:date-value="2023-12-11T00:00:00" table:style-name="ce2">
            <text:p>11/12/2023</text:p>
          </table:table-cell>
          <table:table-cell office:value-type="date" office:date-value="1978-08-11T00:00:00" table:style-name="ce2">
            <text:p>11/08/197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ioia della Casa</text:p>
          </table:table-cell>
          <table:table-cell office:value-type="date" office:date-value="2020-06-09T00:00:00" table:style-name="ce2">
            <text:p>09/06/2020</text:p>
          </table:table-cell>
          <table:table-cell office:value-type="string" table:style-name="ce3">
            <text:p>26/06/1985</text:p>
          </table:table-cell>
          <table:table-cell office:value-type="string" table:style-name="ce1">
            <text:p>Quadro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Ricordi Familiari</text:p>
          </table:table-cell>
          <table:table-cell office:value-type="date" office:date-value="2022-03-15T00:00:00" table:style-name="ce2">
            <text:p>15/03/2022</text:p>
          </table:table-cell>
          <table:table-cell office:value-type="string" table:style-name="ce3">
            <text:p>15/07/1970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Innocenza Infanzia</text:p>
          </table:table-cell>
          <table:table-cell office:value-type="date" office:date-value="2021-09-11T00:00:00" table:style-name="ce2">
            <text:p>11/09/2021</text:p>
          </table:table-cell>
          <table:table-cell office:value-type="string" table:style-name="ce3">
            <text:p>20/10/1978</text:p>
          </table:table-cell>
          <table:table-cell office:value-type="string" table:style-name="ce1">
            <text:p>Quadro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more di Famiglia</text:p>
          </table:table-cell>
          <table:table-cell office:value-type="date" office:date-value="2022-12-24T00:00:00" table:style-name="ce2">
            <text:p>24/12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isate di Bambini</text:p>
          </table:table-cell>
          <table:table-cell office:value-type="date" office:date-value="2020-07-06T00:00:00" table:style-name="ce2">
            <text:p>06/07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asa Serena</text:p>
          </table:table-cell>
          <table:table-cell office:value-type="date" office:date-value="2022-07-10T00:00:00" table:style-name="ce2">
            <text:p>10/07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1" table:style-name="ce1">
            <text:p>21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bbracci Familiari</text:p>
          </table:table-cell>
          <table:table-cell office:value-type="date" office:date-value="2021-07-20T00:00:00" table:style-name="ce2">
            <text:p>20/07/2021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Giochi d'Infanzia</text:p>
          </table:table-cell>
          <table:table-cell office:value-type="date" office:date-value="2021-05-03T00:00:00" table:style-name="ce2">
            <text:p>03/05/2021</text:p>
          </table:table-cell>
          <table:table-cell office:value-type="string" table:style-name="ce3">
            <text:p>21/07/1979</text:p>
          </table:table-cell>
          <table:table-cell office:value-type="string" table:style-name="ce1">
            <text:p>Scultura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ffetto Familiare</text:p>
          </table:table-cell>
          <table:table-cell office:value-type="date" office:date-value="2023-07-25T00:00:00" table:style-name="ce2">
            <text:p>25/07/2023</text:p>
          </table:table-cell>
          <table:table-cell office:value-type="date" office:date-value="1983-05-03T00:00:00" table:style-name="ce2">
            <text:p>03/05/1983</text:p>
          </table:table-cell>
          <table:table-cell office:value-type="string" table:style-name="ce1">
            <text:p>Scultur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ognando Insieme</text:p>
          </table:table-cell>
          <table:table-cell office:value-type="date" office:date-value="2021-06-02T00:00:00" table:style-name="ce2">
            <text:p>02/06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amiglia Unita</text:p>
          </table:table-cell>
          <table:table-cell office:value-type="date" office:date-value="2020-06-29T00:00:00" table:style-name="ce2">
            <text:p>29/06/2020</text:p>
          </table:table-cell>
          <table:table-cell office:value-type="string" table:style-name="ce3">
            <text:p>15/10/1970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Gioia di Crescere</text:p>
          </table:table-cell>
          <table:table-cell office:value-type="date" office:date-value="2023-04-12T00:00:00" table:style-name="ce2">
            <text:p>12/04/2023</text:p>
          </table:table-cell>
          <table:table-cell office:value-type="date" office:date-value="1907-02-05T00:00:00" table:style-name="ce2">
            <text:p>05/02/1907</text:p>
          </table:table-cell>
          <table:table-cell office:value-type="string" table:style-name="ce1">
            <text:p>Scultura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Dolci Ricordi</text:p>
          </table:table-cell>
          <table:table-cell office:value-type="date" office:date-value="2022-07-03T00:00:00" table:style-name="ce2">
            <text:p>03/07/2022</text:p>
          </table:table-cell>
          <table:table-cell office:value-type="date" office:date-value="1992-08-23T00:00:00" table:style-name="ce2">
            <text:p>23/08/1992</text:p>
          </table:table-cell>
          <table:table-cell office:value-type="string" table:style-name="ce1">
            <text:p>Quadro</text:p>
          </table:table-cell>
          <table:table-cell office:value-type="float" office:value="29" table:style-name="ce1">
            <text:p>29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Casa</text:p>
          </table:table-cell>
          <table:table-cell office:value-type="date" office:date-value="2020-11-28T00:00:00" table:style-name="ce2">
            <text:p>28/11/2020</text:p>
          </table:table-cell>
          <table:table-cell office:value-type="date" office:date-value="1974-11-18T00:00:00" table:style-name="ce2">
            <text:p>18/11/1974</text:p>
          </table:table-cell>
          <table:table-cell office:value-type="string" table:style-name="ce1">
            <text:p>Quadro</text:p>
          </table:table-cell>
          <table:table-cell office:value-type="float" office:value="18" table:style-name="ce1">
            <text:p>18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Tempo di Bambini</text:p>
          </table:table-cell>
          <table:table-cell office:value-type="date" office:date-value="2023-12-27T00:00:00" table:style-name="ce2">
            <text:p>27/1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Intimità Familiare</text:p>
          </table:table-cell>
          <table:table-cell office:value-type="date" office:date-value="2024-04-21T00:00:00" table:style-name="ce2">
            <text:p>21/04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elicità di Casa</text:p>
          </table:table-cell>
          <table:table-cell office:value-type="date" office:date-value="2021-04-11T00:00:00" table:style-name="ce2">
            <text:p>11/04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Giochi di Famiglia</text:p>
          </table:table-cell>
          <table:table-cell office:value-type="date" office:date-value="2023-07-14T00:00:00" table:style-name="ce2">
            <text:p>14/07/2023</text:p>
          </table:table-cell>
          <table:table-cell office:value-type="date" office:date-value="1922-02-11T00:00:00" table:style-name="ce2">
            <text:p>11/02/1922</text:p>
          </table:table-cell>
          <table:table-cell office:value-type="string" table:style-name="ce1">
            <text:p>Scultura</text:p>
          </table:table-cell>
          <table:table-cell office:value-type="float" office:value="30" table:style-name="ce1">
            <text:p>30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icordi da Bambini</text:p>
          </table:table-cell>
          <table:table-cell office:value-type="date" office:date-value="2021-01-24T00:00:00" table:style-name="ce2">
            <text:p>24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rmonia Familiare</text:p>
          </table:table-cell>
          <table:table-cell office:value-type="date" office:date-value="2020-10-21T00:00:00" table:style-name="ce2">
            <text:p>21/10/2020</text:p>
          </table:table-cell>
          <table:table-cell office:value-type="date" office:date-value="1938-06-13T00:00:00" table:style-name="ce2">
            <text:p>13/06/1938</text:p>
          </table:table-cell>
          <table:table-cell office:value-type="string" table:style-name="ce1">
            <text:p>Scultura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ioia di Casa</text:p>
          </table:table-cell>
          <table:table-cell office:value-type="date" office:date-value="2020-05-28T00:00:00" table:style-name="ce2">
            <text:p>28/05/2020</text:p>
          </table:table-cell>
          <table:table-cell office:value-type="date" office:date-value="2016-08-01T00:00:00" table:style-name="ce2">
            <text:p>01/08/2016</text:p>
          </table:table-cell>
          <table:table-cell office:value-type="string" table:style-name="ce1">
            <text:p>Quadro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Bambini</text:p>
          </table:table-cell>
          <table:table-cell office:value-type="date" office:date-value="2024-01-30T00:00:00" table:style-name="ce2">
            <text:p>30/01/2024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Famiglia Felice</text:p>
          </table:table-cell>
          <table:table-cell office:value-type="date" office:date-value="2021-11-19T00:00:00" table:style-name="ce2">
            <text:p>19/1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omenti d'Infanzia</text:p>
          </table:table-cell>
          <table:table-cell office:value-type="date" office:date-value="2023-02-18T00:00:00" table:style-name="ce2">
            <text:p>18/02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sa del Cuore</text:p>
          </table:table-cell>
          <table:table-cell office:value-type="date" office:date-value="2023-01-13T00:00:00" table:style-name="ce2">
            <text:p>13/01/2023</text:p>
          </table:table-cell>
          <table:table-cell office:value-type="string" table:style-name="ce3">
            <text:p>31/05/198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egami Familiari</text:p>
          </table:table-cell>
          <table:table-cell office:value-type="date" office:date-value="2021-03-21T00:00:00" table:style-name="ce2">
            <text:p>21/03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llegria Familiare</text:p>
          </table:table-cell>
          <table:table-cell office:value-type="date" office:date-value="2023-10-17T00:00:00" table:style-name="ce2">
            <text:p>17/10/2023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Bambini Felici</text:p>
          </table:table-cell>
          <table:table-cell office:value-type="date" office:date-value="2023-11-06T00:00:00" table:style-name="ce2">
            <text:p>06/11/2023</text:p>
          </table:table-cell>
          <table:table-cell office:value-type="string" table:style-name="ce3">
            <text:p>22/04/1971</text:p>
          </table:table-cell>
          <table:table-cell office:value-type="string" table:style-name="ce1">
            <text:p>Quadro</text:p>
          </table:table-cell>
          <table:table-cell office:value-type="float" office:value="19" table:style-name="ce1">
            <text:p>19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ffetto Infantile</text:p>
          </table:table-cell>
          <table:table-cell office:value-type="date" office:date-value="2020-07-23T00:00:00" table:style-name="ce2">
            <text:p>23/07/2020</text:p>
          </table:table-cell>
          <table:table-cell office:value-type="date" office:date-value="2021-03-31T00:00:00" table:style-name="ce2">
            <text:p>31/03/2021</text:p>
          </table:table-cell>
          <table:table-cell office:value-type="string" table:style-name="ce1">
            <text:p>Quadro</text:p>
          </table:table-cell>
          <table:table-cell office:value-type="float" office:value="27" table:style-name="ce1">
            <text:p>27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asa Amata</text:p>
          </table:table-cell>
          <table:table-cell office:value-type="date" office:date-value="2024-04-04T00:00:00" table:style-name="ce2">
            <text:p>04/04/2024</text:p>
          </table:table-cell>
          <table:table-cell office:value-type="date" office:date-value="2006-03-31T00:00:00" table:style-name="ce2">
            <text:p>31/03/2006</text:p>
          </table:table-cell>
          <table:table-cell office:value-type="string" table:style-name="ce1">
            <text:p>Scultura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Giochi Familiari</text:p>
          </table:table-cell>
          <table:table-cell office:value-type="date" office:date-value="2020-06-04T00:00:00" table:style-name="ce2">
            <text:p>04/06/2020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mbini Gioiosi</text:p>
          </table:table-cell>
          <table:table-cell office:value-type="date" office:date-value="2021-12-29T00:00:00" table:style-name="ce2">
            <text:p>29/12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2" table:style-name="ce1">
            <text:p>22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Famiglia Uniti</text:p>
          </table:table-cell>
          <table:table-cell office:value-type="date" office:date-value="2023-11-09T00:00:00" table:style-name="ce2">
            <text:p>09/11/2023</text:p>
          </table:table-cell>
          <table:table-cell office:value-type="date" office:date-value="1948-07-06T00:00:00" table:style-name="ce2">
            <text:p>06/07/1948</text:p>
          </table:table-cell>
          <table:table-cell office:value-type="string" table:style-name="ce1">
            <text:p>Quadro</text:p>
          </table:table-cell>
          <table:table-cell office:value-type="float" office:value="24" table:style-name="ce1">
            <text:p>24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Casa Accogliente</text:p>
          </table:table-cell>
          <table:table-cell office:value-type="date" office:date-value="2023-07-13T00:00:00" table:style-name="ce2">
            <text:p>13/07/2023</text:p>
          </table:table-cell>
          <table:table-cell office:value-type="date" office:date-value="2015-08-25T00:00:00" table:style-name="ce2">
            <text:p>25/08/2015</text:p>
          </table:table-cell>
          <table:table-cell office:value-type="string" table:style-name="ce1">
            <text:p>Quadro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nfanzia Felice</text:p>
          </table:table-cell>
          <table:table-cell office:value-type="date" office:date-value="2022-05-17T00:00:00" table:style-name="ce2">
            <text:p>17/05/2022</text:p>
          </table:table-cell>
          <table:table-cell office:value-type="date" office:date-value="2012-06-14T00:00:00" table:style-name="ce2">
            <text:p>14/06/2012</text:p>
          </table:table-cell>
          <table:table-cell office:value-type="string" table:style-name="ce1">
            <text:p>Quadro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more</text:p>
          </table:table-cell>
          <table:table-cell office:value-type="date" office:date-value="2021-07-13T00:00:00" table:style-name="ce2">
            <text:p>13/07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26" table:style-name="ce1">
            <text:p>26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icordi Felici</text:p>
          </table:table-cell>
          <table:table-cell office:value-type="date" office:date-value="2021-11-27T00:00:00" table:style-name="ce2">
            <text:p>27/11/2021</text:p>
          </table:table-cell>
          <table:table-cell office:value-type="date" office:date-value="1951-09-27T00:00:00" table:style-name="ce2">
            <text:p>27/09/1951</text:p>
          </table:table-cell>
          <table:table-cell office:value-type="string" table:style-name="ce1">
            <text:p>Quadro</text:p>
          </table:table-cell>
          <table:table-cell office:value-type="float" office:value="28" table:style-name="ce1">
            <text:p>28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Bambini che Ridono</text:p>
          </table:table-cell>
          <table:table-cell office:value-type="date" office:date-value="2020-06-03T00:00:00" table:style-name="ce2">
            <text:p>03/06/2020</text:p>
          </table:table-cell>
          <table:table-cell office:value-type="date" office:date-value="2012-07-11T00:00:00" table:style-name="ce2">
            <text:p>11/07/2012</text:p>
          </table:table-cell>
          <table:table-cell office:value-type="string" table:style-name="ce1">
            <text:p>Scultura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Famiglia</text:p>
          </table:table-cell>
          <table:table-cell office:value-type="date" office:date-value="2021-09-09T00:00:00" table:style-name="ce2">
            <text:p>09/09/2021</text:p>
          </table:table-cell>
          <table:table-cell office:value-type="date" office:date-value="1968-03-05T00:00:00" table:style-name="ce2">
            <text:p>05/03/1968</text:p>
          </table:table-cell>
          <table:table-cell office:value-type="string" table:style-name="ce1">
            <text:p>Quadro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asa del Sorriso</text:p>
          </table:table-cell>
          <table:table-cell office:value-type="date" office:date-value="2022-05-08T00:00:00" table:style-name="ce2">
            <text:p>08/05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omenti di Famiglia</text:p>
          </table:table-cell>
          <table:table-cell office:value-type="date" office:date-value="2023-03-03T00:00:00" table:style-name="ce2">
            <text:p>03/03/2023</text:p>
          </table:table-cell>
          <table:table-cell office:value-type="date" office:date-value="1968-11-06T00:00:00" table:style-name="ce2">
            <text:p>06/11/1968</text:p>
          </table:table-cell>
          <table:table-cell office:value-type="string" table:style-name="ce1">
            <text:p>Quadro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Giocattoli d'Infanzia</text:p>
          </table:table-cell>
          <table:table-cell office:value-type="date" office:date-value="2021-01-13T00:00:00" table:style-name="ce2">
            <text:p>13/01/2021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Famiglia Amorevole</text:p>
          </table:table-cell>
          <table:table-cell office:value-type="date" office:date-value="2023-09-26T00:00:00" table:style-name="ce2">
            <text:p>26/09/2023</text:p>
          </table:table-cell>
          <table:table-cell office:value-type="date" office:date-value="1955-03-07T00:00:00" table:style-name="ce2">
            <text:p>07/03/1955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iochi di Bambini</text:p>
          </table:table-cell>
          <table:table-cell office:value-type="date" office:date-value="2022-01-08T00:00:00" table:style-name="ce2">
            <text:p>08/0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Scultura</text:p>
          </table:table-cell>
          <table:table-cell office:value-type="float" office:value="17" table:style-name="ce1">
            <text:p>1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Dolci Abbracci</text:p>
          </table:table-cell>
          <table:table-cell office:value-type="date" office:date-value="2023-01-16T00:00:00" table:style-name="ce2">
            <text:p>16/01/2023</text:p>
          </table:table-cell>
          <table:table-cell office:value-type="string" table:style-name="ce3">
            <text:p>29/01/1977</text:p>
          </table:table-cell>
          <table:table-cell office:value-type="string" table:style-name="ce1">
            <text:p>Scultur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Infanzia Trascorsa</text:p>
          </table:table-cell>
          <table:table-cell office:value-type="date" office:date-value="2023-01-06T00:00:00" table:style-name="ce2">
            <text:p>06/01/2023</text:p>
          </table:table-cell>
          <table:table-cell office:value-type="string" table:style-name="ce3">
            <text:p>28/04/1980</text:p>
          </table:table-cell>
          <table:table-cell office:value-type="string" table:style-name="ce1">
            <text:p>Quadro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more Familiare</text:p>
          </table:table-cell>
          <table:table-cell office:value-type="date" office:date-value="2022-11-23T00:00:00" table:style-name="ce2">
            <text:p>23/11/2022</text:p>
          </table:table-cell>
          <table:table-cell office:value-type="date" office:date-value="1967-03-01T00:00:00" table:style-name="ce2">
            <text:p>01/03/1967</text:p>
          </table:table-cell>
          <table:table-cell office:value-type="string" table:style-name="ce1">
            <text:p>Quadro</text:p>
          </table:table-cell>
          <table:table-cell office:value-type="float" office:value="23" table:style-name="ce1">
            <text:p>23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igio</text:p>
          </table:table-cell>
          <table:table-cell office:value-type="date" office:date-value="2024-04-02T00:00:00" table:style-name="ce2">
            <text:p>02/04/2024</text:p>
          </table:table-cell>
          <table:table-cell office:value-type="date" office:date-value="1969-05-30T00:00:00" table:style-name="ce2">
            <text:p>30/05/1969</text:p>
          </table:table-cell>
          <table:table-cell office:value-type="string" table:style-name="ce1">
            <text:p>Quadro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ro</text:p>
          </table:table-cell>
          <table:table-cell office:value-type="date" office:date-value="2022-01-03T00:00:00" table:style-name="ce2">
            <text:p>03/01/2022</text:p>
          </table:table-cell>
          <table:table-cell office:value-type="date" office:date-value="1970-01-01T00:00:00" table:style-name="ce2">
            <text:p>01/01/1970</text:p>
          </table:table-cell>
          <table:table-cell office:value-type="string" table:style-name="ce1">
            <text:p>Quadro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number-rows-repeated="1047586" table:style-name="ro1">
          <table:table-cell table:number-columns-repeated="16384"/>
        </table:table-row>
      </table:table>
      <table:table table:name="SAL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ero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superficie</text:p>
          </table:table-cell>
          <table:table-cell office:value-type="string" table:style-name="ce1">
            <text:p>temaSala</text:p>
          </table:table-cell>
          <table:table-cell office:value-type="string" table:style-name="ce1">
            <text:p>numeroOper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la degli Antichi Maestri</text:p>
          </table:table-cell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lleria delle Sculture Contemporanee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nza delle Meraviglie Naturali</text:p>
          </table:table-cell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ala delle Civilizzazioni Antiche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lleria dei Maestri Rinascimentali</text:p>
          </table:table-cell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tanza dell'Arte Moderna</text:p>
          </table:table-cell>
          <table:table-cell office:value-type="float" office:value="430" table:style-name="ce1">
            <text:p>43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ala delle Tecnologie del Futuro</text:p>
          </table:table-cell>
          <table:table-cell office:value-type="float" office:value="350" table:style-name="ce1">
            <text:p>350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lleria delle Bellezze Paesaggistiche</text:p>
          </table:table-cell>
          <table:table-cell office:value-type="float" office:value="250" table:style-name="ce1">
            <text:p>25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anza della Fotografia Storica</text:p>
          </table:table-cell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la degli Artefatti</text:p>
          </table:table-cell>
          <table:table-cell office:value-type="float" office:value="670" table:style-name="ce1">
            <text:p>67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lleria delle Innovazioni Scientifiche</text:p>
          </table:table-cell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tanza delle Opere d'Arte Asiatiche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la dei Dipinti Astratti</text:p>
          </table:table-cell>
          <table:table-cell office:value-type="float" office:value="400" table:style-name="ce1">
            <text:p>400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Galleria delle Sculture Greche</text:p>
          </table:table-cell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tanza delle Miniature Medioevali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ala delle Scoperte Archeologiche</text:p>
          </table:table-cell>
          <table:table-cell office:value-type="float" office:value="500" table:style-name="ce1">
            <text:p>50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Galleria dei Movimenti Artistici Controversi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tanza dei Ritratti Regali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ala delle Esplorazioni Geografiche</text:p>
          </table:table-cell>
          <table:table-cell office:value-type="float" office:value="270" table:style-name="ce1">
            <text:p>27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alleria degli Oggetti Magici</text:p>
          </table:table-cell>
          <table:table-cell office:value-type="float" office:value="300" table:style-name="ce1">
            <text:p>30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tanza delle Tendenze Moda e Design</text:p>
          </table:table-cell>
          <table:table-cell office:value-type="float" office:value="220" table:style-name="ce1">
            <text:p>22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ala dei Dipinti Paesaggistici</text:p>
          </table:table-cell>
          <table:table-cell office:value-type="float" office:value="200" table:style-name="ce1">
            <text:p>200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Galleria delle Installazioni Interattive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tanza delle Sculture Barocche</text:p>
          </table:table-cell>
          <table:table-cell office:value-type="float" office:value="260" table:style-name="ce1">
            <text:p>260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ala delle Invenzioni del Rinascimento</text:p>
          </table:table-cell>
          <table:table-cell office:value-type="float" office:value="430" table:style-name="ce1">
            <text:p>430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Galleria delle Arti Tribali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tanza delle Opere Surrealiste</text:p>
          </table:table-cell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ala dei Miti e delle Leggende</text:p>
          </table:table-cell>
          <table:table-cell office:value-type="float" office:value="370" table:style-name="ce1">
            <text:p>37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alleria dei Paesaggi Marini</text:p>
          </table:table-cell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tanza delle Opere d'Arte Contemporanee</text:p>
          </table:table-cell>
          <table:table-cell office:value-type="float" office:value="330" table:style-name="ce1">
            <text:p>33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number-rows-repeated="1048545" table:style-name="ro1">
          <table:table-cell table:number-columns-repeated="16384"/>
        </table:table-row>
      </table:table>
      <table:table table:name="TEM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descrizione</text:p>
          </table:table-cell>
          <table:table-cell office:value-type="string" table:style-name="ce1">
            <text:p>numeroSal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splorazione del Mondo An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spressione dell'Umanità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atura e Ambiente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nascita e Innovazion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iaggio nel Temp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antasia e Immagina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dentità e Diversità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Esplorazione Scientif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radizione e Innovazion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ogno e Real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phpMyAdmin 5.2.0</meta:initial-creator>
    <dc:creator>Asus</dc:creator>
    <meta:creation-date>2024-05-27T22:42:47Z</meta:creation-date>
    <dc:date>2024-05-27T22:58:54Z</dc:date>
  </office:meta>
</office:document-meta>
</file>